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FFFF00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2">
      <style:table-cell-properties fo:background-color="#FFFF00"/>
    </style:style>
    <style:style style:name="ce12" style:family="table-cell" style:parent-style-name="Default" style:data-style-name="N2">
      <style:table-cell-properties fo:border="thin solid #000000" fo:background-color="#FFFF00"/>
    </style:style>
    <style:style style:name="ce13" style:family="table-cell" style:parent-style-name="Default" style:data-style-name="N2"/>
    <style:style style:name="ce14" style:family="table-cell" style:parent-style-name="Default" style:data-style-name="N36">
      <style:table-cell-properties fo:background-color="#FFFF00"/>
    </style:style>
    <style:style style:name="ce15" style:family="table-cell" style:parent-style-name="Default" style:data-style-name="N2">
      <style:table-cell-properties fo:border-top="thin solid #000000" fo:border-bottom="none" fo:border-left="thin solid #000000" fo:border-right="thin solid #000000" fo:background-color="#FFFF00"/>
    </style:style>
    <style:style style:name="ce16" style:family="table-cell" style:parent-style-name="Default" style:data-style-name="N0">
      <style:table-cell-properties fo:background-color="#FFD966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6">
      <style:table-cell-properties fo:background-color="#FFD966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NOMIAL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1" table:style-name="ce1"/>
          <table:table-cell office:value-type="string" table:style-name="ce2">
            <text:p>n</text:p>
          </table:table-cell>
          <table:table-cell office:value-type="string" table:style-name="ce2">
            <text:p>p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ant clientes</text:p>
          </table:table-cell>
          <table:table-cell office:value-type="string" table:style-name="ce1">
            <text:p>frecuencia</text:p>
          </table:table-cell>
          <table:table-cell table:number-columns-repeated="4" table:style-name="ce1"/>
          <table:table-cell office:value-type="string" table:style-name="ce1">
            <text:p>BINOMIAL</text:p>
          </table:table-cell>
          <table:table-cell office:value-type="float" office:value="128" table:formula="of:=[.C6]" table:style-name="ce3">
            <text:p>128</text:p>
          </table:table-cell>
          <table:table-cell office:value-type="float" office:value="3.90625E-2" table:formula="of:=[.H16]/[.M2]" table:style-name="ce4">
            <text:p>0,039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f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CHI</text:p>
          </table:table-cell>
          <table:table-cell table:number-columns-repeated="2" table:style-name="ce1"/>
          <table:table-cell office:value-type="string" table:style-name="ce1">
            <text:p>GENERADOR BINOMIAL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float" office:value="128" table:formula="of:=[.M2]" table:style-name="ce16">
            <text:p>128</text:p>
          </table:table-cell>
          <table:table-cell office:value-type="string" table:style-name="ce1">
            <text:p>VER QUE VALORES MISMO SON</text:p>
          </table:table-cell>
          <table:table-cell table:number-columns-repeated="16357"/>
        </table:table-row>
        <table:table-row table:style-name="ro1">
          <table:table-cell/>
          <table:table-cell table:number-columns-repeated="3" table:style-name="ce1"/>
          <table:table-cell office:value-type="string" table:style-name="ce5">
            <text:p>CLIENT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fo</text:p>
          </table:table-cell>
          <table:table-cell office:value-type="string" table:style-name="ce6">
            <text:p>f*X</text:p>
          </table:table-cell>
          <table:table-cell office:value-type="string" table:style-name="ce6">
            <text:p>x^2</text:p>
          </table:table-cell>
          <table:table-cell office:value-type="string" table:style-name="ce6">
            <text:p>f*x^2</text:p>
          </table:table-cell>
          <table:table-cell table:style-name="ce1"/>
          <table:table-cell office:value-type="string" table:style-name="ce6">
            <text:p>p(x)</text:p>
          </table:table-cell>
          <table:table-cell office:value-type="string" table:style-name="ce6">
            <text:p>FE</text:p>
          </table:table-cell>
          <table:table-cell office:value-type="string" table:style-name="ce6">
            <text:p>CHI</text:p>
          </table:table-cell>
          <table:table-cell table:style-name="ce1"/>
          <table:table-cell office:value-type="string" table:style-name="ce1">
            <text:p>0,1,2</text:p>
          </table:table-cell>
          <table:table-cell office:value-type="float" office:value="20" table:formula="of:=SUM([.G4:.G6])" table:style-name="ce1">
            <text:p>20</text:p>
          </table:table-cell>
          <table:table-cell office:value-type="float" office:value="15.36" table:formula="of:=SUM([.M4:.M6])" table:style-name="ce1">
            <text:p>15,36</text:p>
          </table:table-cell>
          <table:table-cell office:value-type="float" office:value="1.4016666666666671" table:formula="of:=([.R3]-[.Q3])^2/[.R3]" table:style-name="ce1">
            <text:p>1,401666667</text:p>
          </table:table-cell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office:value-type="float" office:value="3.90625E-2" table:formula="of:=[.N2]" table:style-name="ce20">
            <text:p>0,039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0" table:formula="of:=MIN([.E4:.E131])" table:style-name="ce1">
            <text:p>0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FREQUENCY([.E4:.E131];[.F4:.F13])" table:number-matrix-columns-spanned="1" table:number-matrix-rows-spanned="10" table:style-name="ce6">
            <text:p>2</text:p>
          </table:table-cell>
          <table:table-cell office:value-type="float" office:value="0" table:formula="of:=[.F4]*[.G4]" table:style-name="ce6">
            <text:p>0</text:p>
          </table:table-cell>
          <table:table-cell office:value-type="float" office:value="0" table:formula="of:=[.F4]^2" table:style-name="ce6">
            <text:p>0</text:p>
          </table:table-cell>
          <table:table-cell office:value-type="float" office:value="0" table:formula="of:=[.G4]*[.I4]" table:style-name="ce6">
            <text:p>0</text:p>
          </table:table-cell>
          <table:table-cell table:style-name="ce1"/>
          <table:table-cell office:value-type="float" office:value="6.0000000000000001E-3" table:style-name="ce6">
            <text:p>0,006</text:p>
          </table:table-cell>
          <table:table-cell office:value-type="float" office:value="0.76800000000000002" table:formula="of:=[.$M$2]*[.L4]" table:style-name="ce6">
            <text:p>0,768</text:p>
          </table:table-cell>
          <table:table-cell office:value-type="float" office:value="1.9763333333333333" table:formula="of:=([.M4]-[.G4])^2/[.M4]" table:style-name="ce8">
            <text:p>1,9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formula="of:=[.G7]" table:style-name="ce1">
            <text:p>12</text:p>
          </table:table-cell>
          <table:table-cell office:value-type="float" office:value="17.920000000000002" table:formula="of:=[.M7]" table:style-name="ce1">
            <text:p>17,92</text:p>
          </table:table-cell>
          <table:table-cell office:value-type="float" office:value="1.9557142857142866" table:formula="of:=([.R4]-[.Q4])^2/[.R4]" table:style-name="ce1">
            <text:p>1,955714286</text:p>
          </table:table-cell>
          <table:table-cell table:number-columns-repeated="2" table:style-name="ce1"/>
          <table:table-cell office:value-type="float" office:value="0.31724891655986598" table:formula="of:=RAND()" table:style-name="ce1">
            <text:p>0,317248917</text:p>
          </table:table-cell>
          <table:table-cell office:value-type="float" office:value="0.34970861819216059" table:formula="of:=RAND()" table:style-name="ce1">
            <text:p>0,349708618</text:p>
          </table:table-cell>
          <table:table-cell office:value-type="float" office:value="1.2275328664754162" table:formula="of:=SQRT(-2*LN([.V4]))*SIN(RADIANS(360*[.W4]))" table:style-name="ce1">
            <text:p>1,227532866</text:p>
          </table:table-cell>
          <table:table-cell office:value-type="float" office:value="7" table:formula="of:=ROUND(SQRT([.$Z$2]*[.$Z$3]*(1-[.$Z$3]))*[.X4]+[.$Z$2]*[.$Z$3]-0.5;0)" table:style-name="ce1">
            <text:p>7</text:p>
          </table:table-cell>
          <table:table-cell office:value-type="float" office:value="7" table:formula="of:=IF([.Y4]&lt;0;0;[.Y4])" table:style-name="ce1">
            <text:p>7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9" table:formula="of:=MAX([.E4:.E131])" table:style-name="ce1">
            <text:p>9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[.F5]*[.G5]" table:style-name="ce6">
            <text:p>8</text:p>
          </table:table-cell>
          <table:table-cell office:value-type="float" office:value="1" table:formula="of:=[.F5]^2" table:style-name="ce6">
            <text:p>1</text:p>
          </table:table-cell>
          <table:table-cell office:value-type="float" office:value="8" table:formula="of:=[.G5]*[.I5]" table:style-name="ce6">
            <text:p>8</text:p>
          </table:table-cell>
          <table:table-cell table:style-name="ce1"/>
          <table:table-cell office:value-type="float" office:value="3.2000000000000001E-2" table:style-name="ce6">
            <text:p>0,032</text:p>
          </table:table-cell>
          <table:table-cell office:value-type="float" office:value="4.0960000000000001" table:formula="of:=[.$M$2]*[.L5]" table:style-name="ce6">
            <text:p>4,096</text:p>
            <draw:frame draw:z-index="5" draw:id="id4" draw:style-name="a4" draw:name="Gráfico 5" svg:x="0.21875in" svg:y="0.1354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float" office:value="3.7209999999999996" table:formula="of:=([.M5]-[.G5])^2/[.M5]" table:style-name="ce8">
            <text:p>3,7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formula="of:=[.G8]" table:style-name="ce1">
            <text:p>18</text:p>
          </table:table-cell>
          <table:table-cell office:value-type="float" office:value="22.783999999999999" table:formula="of:=[.M8]" table:style-name="ce1">
            <text:p>22,784</text:p>
          </table:table-cell>
          <table:table-cell office:value-type="float" office:value="1.0045056179775276" table:formula="of:=([.R5]-[.Q5])^2/[.R5]" table:style-name="ce1">
            <text:p>1,004505618</text:p>
          </table:table-cell>
          <table:table-cell table:number-columns-repeated="2" table:style-name="ce1"/>
          <table:table-cell office:value-type="float" office:value="0.22209481119806473" table:formula="of:=RAND()" table:style-name="ce1">
            <text:p>0,222094811</text:p>
          </table:table-cell>
          <table:table-cell office:value-type="float" office:value="0.51567957144905041" table:formula="of:=RAND()" table:style-name="ce1">
            <text:p>0,515679571</text:p>
          </table:table-cell>
          <table:table-cell office:value-type="float" office:value="-0.17062559521452367" table:formula="of:=SQRT(-2*LN([.V5]))*SIN(RADIANS(360*[.W5]))" table:style-name="ce1">
            <text:p>-0,170625595</text:p>
          </table:table-cell>
          <table:table-cell office:value-type="float" office:value="4" table:formula="of:=ROUND(SQRT([.$Z$2]*[.$Z$3]*(1-[.$Z$3]))*[.X5]+[.$Z$2]*[.$Z$3]-0.5;0)" table:style-name="ce1">
            <text:p>4</text:p>
          </table:table-cell>
          <table:table-cell office:value-type="float" office:value="4" table:formula="of:=IF([.Y5]&lt;0;0;[.Y5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float" office:value="128" table:formula="of:=COUNT([.E4:.E131])" table:style-name="ce1">
            <text:p>128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20" table:formula="of:=[.F6]*[.G6]" table:style-name="ce6">
            <text:p>20</text:p>
          </table:table-cell>
          <table:table-cell office:value-type="float" office:value="4" table:formula="of:=[.F6]^2" table:style-name="ce6">
            <text:p>4</text:p>
          </table:table-cell>
          <table:table-cell office:value-type="float" office:value="40" table:formula="of:=[.G6]*[.I6]" table:style-name="ce6">
            <text:p>40</text:p>
          </table:table-cell>
          <table:table-cell table:style-name="ce1"/>
          <table:table-cell office:value-type="float" office:value="8.2000000000000003E-2" table:style-name="ce6">
            <text:p>0,082</text:p>
          </table:table-cell>
          <table:table-cell office:value-type="float" office:value="10.496" table:formula="of:=[.$M$2]*[.L6]" table:style-name="ce6">
            <text:p>10,496</text:p>
          </table:table-cell>
          <table:table-cell office:value-type="float" office:value="2.3439024390243941E-2" table:formula="of:=([.M6]-[.G6])^2/[.M6]" table:style-name="ce8">
            <text:p>0,0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2" table:formula="of:=[.G9]" table:style-name="ce1">
            <text:p>22</text:p>
          </table:table-cell>
          <table:table-cell office:value-type="float" office:value="22.911999999999999" table:formula="of:=[.M9]" table:style-name="ce1">
            <text:p>22,912</text:p>
          </table:table-cell>
          <table:table-cell office:value-type="float" office:value="3.6301675977653554E-2" table:formula="of:=([.R6]-[.Q6])^2/[.R6]" table:style-name="ce1">
            <text:p>0,036301676</text:p>
          </table:table-cell>
          <table:table-cell table:number-columns-repeated="2" table:style-name="ce1"/>
          <table:table-cell office:value-type="float" office:value="0.99569141289944507" table:formula="of:=RAND()" table:style-name="ce1">
            <text:p>0,995691413</text:p>
          </table:table-cell>
          <table:table-cell office:value-type="float" office:value="0.96767513192174059" table:formula="of:=RAND()" table:style-name="ce1">
            <text:p>0,967675132</text:p>
          </table:table-cell>
          <table:table-cell office:value-type="float" office:value="-1.874466795655863E-2" table:formula="of:=SQRT(-2*LN([.V6]))*SIN(RADIANS(360*[.W6]))" table:style-name="ce1">
            <text:p>-0,018744668</text:p>
          </table:table-cell>
          <table:table-cell office:value-type="float" office:value="4" table:formula="of:=ROUND(SQRT([.$Z$2]*[.$Z$3]*(1-[.$Z$3]))*[.X6]+[.$Z$2]*[.$Z$3]-0.5;0)" table:style-name="ce1">
            <text:p>4</text:p>
          </table:table-cell>
          <table:table-cell office:value-type="float" office:value="4" table:formula="of:=IF([.Y6]&lt;0;0;[.Y6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7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36" table:formula="of:=[.F7]*[.G7]" table:style-name="ce6">
            <text:p>36</text:p>
          </table:table-cell>
          <table:table-cell office:value-type="float" office:value="9" table:formula="of:=[.F7]^2" table:style-name="ce6">
            <text:p>9</text:p>
          </table:table-cell>
          <table:table-cell office:value-type="float" office:value="108" table:formula="of:=[.G7]*[.I7]" table:style-name="ce6">
            <text:p>108</text:p>
          </table:table-cell>
          <table:table-cell table:style-name="ce1"/>
          <table:table-cell office:value-type="float" office:value="0.14000000000000001" table:style-name="ce6">
            <text:p>0,14</text:p>
          </table:table-cell>
          <table:table-cell office:value-type="float" office:value="17.920000000000002" table:formula="of:=[.$M$2]*[.L7]" table:style-name="ce6">
            <text:p>17,92</text:p>
          </table:table-cell>
          <table:table-cell office:value-type="float" office:value="1.9557142857142866" table:formula="of:=([.M7]-[.G7])^2/[.M7]" table:style-name="ce8">
            <text:p>1,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2" table:formula="of:=[.G10]" table:style-name="ce1">
            <text:p>22</text:p>
          </table:table-cell>
          <table:table-cell office:value-type="float" office:value="19.071999999999999" table:formula="of:=[.M10]" table:style-name="ce1">
            <text:p>19,072</text:p>
          </table:table-cell>
          <table:table-cell office:value-type="float" office:value="0.4495167785234902" table:formula="of:=([.R7]-[.Q7])^2/[.R7]" table:style-name="ce1">
            <text:p>0,449516779</text:p>
          </table:table-cell>
          <table:table-cell table:number-columns-repeated="2" table:style-name="ce1"/>
          <table:table-cell office:value-type="float" office:value="0.35331926926838664" table:formula="of:=RAND()" table:style-name="ce1">
            <text:p>0,353319269</text:p>
          </table:table-cell>
          <table:table-cell office:value-type="float" office:value="0.59488266311524818" table:formula="of:=RAND()" table:style-name="ce1">
            <text:p>0,594882663</text:p>
          </table:table-cell>
          <table:table-cell office:value-type="float" office:value="-0.80991770547786202" table:formula="of:=SQRT(-2*LN([.V7]))*SIN(RADIANS(360*[.W7]))" table:style-name="ce1">
            <text:p>-0,809917705</text:p>
          </table:table-cell>
          <table:table-cell office:value-type="float" office:value="3" table:formula="of:=ROUND(SQRT([.$Z$2]*[.$Z$3]*(1-[.$Z$3]))*[.X7]+[.$Z$2]*[.$Z$3]-0.5;0)" table:style-name="ce1">
            <text:p>3</text:p>
          </table:table-cell>
          <table:table-cell office:value-type="float" office:value="3" table:formula="of:=IF([.Y7]&lt;0;0;[.Y7])" table:style-name="ce1">
            <text:p>3</text:p>
          </table:table-cell>
          <table:table-cell table:number-columns-repeated="16358" table:style-name="ce1"/>
        </table:table-row>
        <table:table-row table:style-name="ro1">
          <table:table-cell table:style-name="ce1">
            <draw:frame draw:z-index="1" draw:id="id0" draw:style-name="a0" draw:name="Gráfico 1" svg:x="0.28125in" svg:y="0.15625in" svg:width="2.59375in" svg:height="2.0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float" office:value="6" table:style-name="ce7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72" table:formula="of:=[.F8]*[.G8]" table:style-name="ce6">
            <text:p>72</text:p>
          </table:table-cell>
          <table:table-cell office:value-type="float" office:value="16" table:formula="of:=[.F8]^2" table:style-name="ce6">
            <text:p>16</text:p>
          </table:table-cell>
          <table:table-cell office:value-type="float" office:value="288" table:formula="of:=[.G8]*[.I8]" table:style-name="ce6">
            <text:p>288</text:p>
          </table:table-cell>
          <table:table-cell table:style-name="ce1"/>
          <table:table-cell office:value-type="float" office:value="0.17799999999999999" table:style-name="ce6">
            <text:p>0,178</text:p>
          </table:table-cell>
          <table:table-cell office:value-type="float" office:value="22.783999999999999" table:formula="of:=[.$M$2]*[.L8]" table:style-name="ce6">
            <text:p>22,784</text:p>
          </table:table-cell>
          <table:table-cell office:value-type="float" office:value="1.0045056179775276" table:formula="of:=([.M8]-[.G8])^2/[.M8]" table:style-name="ce8">
            <text:p>1,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formula="of:=[.G11]" table:style-name="ce1">
            <text:p>16</text:p>
          </table:table-cell>
          <table:table-cell office:value-type="float" office:value="13.568" table:formula="of:=[.M11]" table:style-name="ce1">
            <text:p>13,568</text:p>
          </table:table-cell>
          <table:table-cell office:value-type="float" office:value="0.43592452830188694" table:formula="of:=([.R8]-[.Q8])^2/[.R8]" table:style-name="ce1">
            <text:p>0,435924528</text:p>
          </table:table-cell>
          <table:table-cell table:number-columns-repeated="2" table:style-name="ce1"/>
          <table:table-cell office:value-type="float" office:value="0.77255754849659541" table:formula="of:=RAND()" table:style-name="ce1">
            <text:p>0,772557548</text:p>
          </table:table-cell>
          <table:table-cell office:value-type="float" office:value="0.90405532387602483" table:formula="of:=RAND()" table:style-name="ce1">
            <text:p>0,904055324</text:p>
          </table:table-cell>
          <table:table-cell office:value-type="float" office:value="-0.40731993594878696" table:formula="of:=SQRT(-2*LN([.V8]))*SIN(RADIANS(360*[.W8]))" table:style-name="ce1">
            <text:p>-0,407319936</text:p>
          </table:table-cell>
          <table:table-cell office:value-type="float" office:value="4" table:formula="of:=ROUND(SQRT([.$Z$2]*[.$Z$3]*(1-[.$Z$3]))*[.X8]+[.$Z$2]*[.$Z$3]-0.5;0)" table:style-name="ce1">
            <text:p>4</text:p>
          </table:table-cell>
          <table:table-cell office:value-type="float" office:value="4" table:formula="of:=IF([.Y8]&lt;0;0;[.Y8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22" table:style-name="ce6">
            <text:p>22</text:p>
          </table:table-cell>
          <table:table-cell office:value-type="float" office:value="110" table:formula="of:=[.F9]*[.G9]" table:style-name="ce6">
            <text:p>110</text:p>
          </table:table-cell>
          <table:table-cell office:value-type="float" office:value="25" table:formula="of:=[.F9]^2" table:style-name="ce6">
            <text:p>25</text:p>
          </table:table-cell>
          <table:table-cell office:value-type="float" office:value="550" table:formula="of:=[.G9]*[.I9]" table:style-name="ce6">
            <text:p>550</text:p>
          </table:table-cell>
          <table:table-cell table:style-name="ce1"/>
          <table:table-cell office:value-type="float" office:value="0.17899999999999999" table:style-name="ce6">
            <text:p>0,179</text:p>
          </table:table-cell>
          <table:table-cell office:value-type="float" office:value="22.911999999999999" table:formula="of:=[.$M$2]*[.L9]" table:style-name="ce6">
            <text:p>22,912</text:p>
          </table:table-cell>
          <table:table-cell office:value-type="float" office:value="3.6301675977653554E-2" table:formula="of:=([.M9]-[.G9])^2/[.M9]" table:style-name="ce8">
            <text:p>0,04</text:p>
          </table:table-cell>
          <table:table-cell table:style-name="ce1"/>
          <table:table-cell office:value-type="float" office:value="8.9" table:style-name="ce1">
            <text:p>8,9</text:p>
          </table:table-cell>
          <table:table-cell office:value-type="float" office:value="18" table:formula="of:=SUM([.G12:.G13])" table:style-name="ce1">
            <text:p>18</text:p>
          </table:table-cell>
          <table:table-cell office:value-type="float" office:value="12.8" table:formula="of:=SUM([.M12:.M13])" table:style-name="ce1">
            <text:p>12,8</text:p>
          </table:table-cell>
          <table:table-cell office:value-type="float" office:value="2.1124999999999994" table:formula="of:=([.R9]-[.Q9])^2/[.R9]" table:style-name="ce1">
            <text:p>2,1125</text:p>
          </table:table-cell>
          <table:table-cell table:number-columns-repeated="2" table:style-name="ce1"/>
          <table:table-cell office:value-type="float" office:value="1.1949265251758323E-2" table:formula="of:=RAND()" table:style-name="ce1">
            <text:p>0,011949265</text:p>
          </table:table-cell>
          <table:table-cell office:value-type="float" office:value="0.41339489939782714" table:formula="of:=RAND()" table:style-name="ce1">
            <text:p>0,413394899</text:p>
          </table:table-cell>
          <table:table-cell office:value-type="float" office:value="1.5404543618546844" table:formula="of:=SQRT(-2*LN([.V9]))*SIN(RADIANS(360*[.W9]))" table:style-name="ce1">
            <text:p>1,540454362</text:p>
          </table:table-cell>
          <table:table-cell office:value-type="float" office:value="8" table:formula="of:=ROUND(SQRT([.$Z$2]*[.$Z$3]*(1-[.$Z$3]))*[.X9]+[.$Z$2]*[.$Z$3]-0.5;0)" table:style-name="ce1">
            <text:p>8</text:p>
          </table:table-cell>
          <table:table-cell office:value-type="float" office:value="8" table:formula="of:=IF([.Y9]&lt;0;0;[.Y9])" table:style-name="ce1">
            <text:p>8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7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22" table:style-name="ce6">
            <text:p>22</text:p>
          </table:table-cell>
          <table:table-cell office:value-type="float" office:value="132" table:formula="of:=[.F10]*[.G10]" table:style-name="ce6">
            <text:p>132</text:p>
          </table:table-cell>
          <table:table-cell office:value-type="float" office:value="36" table:formula="of:=[.F10]^2" table:style-name="ce6">
            <text:p>36</text:p>
          </table:table-cell>
          <table:table-cell office:value-type="float" office:value="792" table:formula="of:=[.G10]*[.I10]" table:style-name="ce6">
            <text:p>792</text:p>
          </table:table-cell>
          <table:table-cell table:style-name="ce1"/>
          <table:table-cell office:value-type="float" office:value="0.14899999999999999" table:style-name="ce6">
            <text:p>0,149</text:p>
          </table:table-cell>
          <table:table-cell office:value-type="float" office:value="19.071999999999999" table:formula="of:=[.$M$2]*[.L10]" table:style-name="ce6">
            <text:p>19,072</text:p>
          </table:table-cell>
          <table:table-cell office:value-type="float" office:value="0.4495167785234902" table:formula="of:=([.M10]-[.G10])^2/[.M10]" table:style-name="ce8">
            <text:p>0,45</text:p>
          </table:table-cell>
          <table:table-cell table:number-columns-repeated="4" table:style-name="ce1"/>
          <table:table-cell office:value-type="float" office:value="7.3961295531615114" table:formula="of:=SUM([.S3:.S9])" table:style-name="ce9">
            <text:p>7,396129553</text:p>
          </table:table-cell>
          <table:table-cell table:number-columns-repeated="2" table:style-name="ce1"/>
          <table:table-cell office:value-type="float" office:value="0.37286836102169418" table:formula="of:=RAND()" table:style-name="ce1">
            <text:p>0,372868361</text:p>
          </table:table-cell>
          <table:table-cell office:value-type="float" office:value="0.38520930027524491" table:formula="of:=RAND()" table:style-name="ce1">
            <text:p>0,3852093</text:p>
          </table:table-cell>
          <table:table-cell office:value-type="float" office:value="0.92752953620490353" table:formula="of:=SQRT(-2*LN([.V10]))*SIN(RADIANS(360*[.W10]))" table:style-name="ce1">
            <text:p>0,927529536</text:p>
          </table:table-cell>
          <table:table-cell office:value-type="float" office:value="7" table:formula="of:=ROUND(SQRT([.$Z$2]*[.$Z$3]*(1-[.$Z$3]))*[.X10]+[.$Z$2]*[.$Z$3]-0.5;0)" table:style-name="ce1">
            <text:p>7</text:p>
          </table:table-cell>
          <table:table-cell office:value-type="float" office:value="7" table:formula="of:=IF([.Y10]&lt;0;0;[.Y10])" table:style-name="ce1">
            <text:p>7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5" table:style-name="ce7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12" table:formula="of:=[.F11]*[.G11]" table:style-name="ce6">
            <text:p>112</text:p>
          </table:table-cell>
          <table:table-cell office:value-type="float" office:value="49" table:formula="of:=[.F11]^2" table:style-name="ce6">
            <text:p>49</text:p>
          </table:table-cell>
          <table:table-cell office:value-type="float" office:value="784" table:formula="of:=[.G11]*[.I11]" table:style-name="ce6">
            <text:p>784</text:p>
          </table:table-cell>
          <table:table-cell table:style-name="ce1"/>
          <table:table-cell office:value-type="float" office:value="0.106" table:style-name="ce6">
            <text:p>0,106</text:p>
          </table:table-cell>
          <table:table-cell office:value-type="float" office:value="13.568" table:formula="of:=[.$M$2]*[.L11]" table:style-name="ce6">
            <text:p>13,568</text:p>
          </table:table-cell>
          <table:table-cell office:value-type="float" office:value="0.43592452830188694" table:formula="of:=([.M11]-[.G11])^2/[.M11]" table:style-name="ce8">
            <text:p>0,44</text:p>
          </table:table-cell>
          <table:table-cell table:number-columns-repeated="7" table:style-name="ce1"/>
          <table:table-cell office:value-type="float" office:value="0.13517265223155894" table:formula="of:=RAND()" table:style-name="ce1">
            <text:p>0,135172652</text:p>
          </table:table-cell>
          <table:table-cell office:value-type="float" office:value="0.36559537672921616" table:formula="of:=RAND()" table:style-name="ce1">
            <text:p>0,365595377</text:p>
          </table:table-cell>
          <table:table-cell office:value-type="float" office:value="1.4957133138086736" table:formula="of:=SQRT(-2*LN([.V11]))*SIN(RADIANS(360*[.W11]))" table:style-name="ce1">
            <text:p>1,495713314</text:p>
          </table:table-cell>
          <table:table-cell office:value-type="float" office:value="8" table:formula="of:=ROUND(SQRT([.$Z$2]*[.$Z$3]*(1-[.$Z$3]))*[.X11]+[.$Z$2]*[.$Z$3]-0.5;0)" table:style-name="ce1">
            <text:p>8</text:p>
          </table:table-cell>
          <table:table-cell office:value-type="float" office:value="8" table:formula="of:=IF([.Y11]&lt;0;0;[.Y11])" table:style-name="ce1">
            <text:p>8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96" table:formula="of:=[.F12]*[.G12]" table:style-name="ce6">
            <text:p>96</text:p>
          </table:table-cell>
          <table:table-cell office:value-type="float" office:value="64" table:formula="of:=[.F12]^2" table:style-name="ce6">
            <text:p>64</text:p>
          </table:table-cell>
          <table:table-cell office:value-type="float" office:value="768" table:formula="of:=[.G12]*[.I12]" table:style-name="ce6">
            <text:p>768</text:p>
          </table:table-cell>
          <table:table-cell table:style-name="ce1"/>
          <table:table-cell office:value-type="float" office:value="6.5000000000000002E-2" table:style-name="ce6">
            <text:p>0,065</text:p>
          </table:table-cell>
          <table:table-cell office:value-type="float" office:value="8.32" table:formula="of:=[.$M$2]*[.L12]" table:style-name="ce6">
            <text:p>8,32</text:p>
          </table:table-cell>
          <table:table-cell office:value-type="float" office:value="1.6276923076923073" table:formula="of:=([.M12]-[.G12])^2/[.M12]" table:style-name="ce8">
            <text:p>1,63</text:p>
          </table:table-cell>
          <table:table-cell table:number-columns-repeated="7" table:style-name="ce1"/>
          <table:table-cell office:value-type="float" office:value="0.94449152737631814" table:formula="of:=RAND()" table:style-name="ce1">
            <text:p>0,944491527</text:p>
          </table:table-cell>
          <table:table-cell office:value-type="float" office:value="0.68119774162961866" table:formula="of:=RAND()" table:style-name="ce1">
            <text:p>0,681197742</text:p>
          </table:table-cell>
          <table:table-cell office:value-type="float" office:value="-0.30686981198190777" table:formula="of:=SQRT(-2*LN([.V12]))*SIN(RADIANS(360*[.W12]))" table:style-name="ce1">
            <text:p>-0,306869812</text:p>
          </table:table-cell>
          <table:table-cell office:value-type="float" office:value="4" table:formula="of:=ROUND(SQRT([.$Z$2]*[.$Z$3]*(1-[.$Z$3]))*[.X12]+[.$Z$2]*[.$Z$3]-0.5;0)" table:style-name="ce1">
            <text:p>4</text:p>
          </table:table-cell>
          <table:table-cell office:value-type="float" office:value="4" table:formula="of:=IF([.Y12]&lt;0;0;[.Y12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table:style-name="ce1">
            <draw:frame draw:z-index="3" draw:id="id2" draw:style-name="a2" draw:name="Gráfico 3" svg:x="0.66667in" svg:y="0.1145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float" office:value="54" table:formula="of:=[.F13]*[.G13]" table:style-name="ce6">
            <text:p>54</text:p>
          </table:table-cell>
          <table:table-cell office:value-type="float" office:value="81" table:formula="of:=[.F13]^2" table:style-name="ce6">
            <text:p>81</text:p>
          </table:table-cell>
          <table:table-cell office:value-type="float" office:value="486" table:formula="of:=[.G13]*[.I13]" table:style-name="ce6">
            <text:p>486</text:p>
          </table:table-cell>
          <table:table-cell table:style-name="ce1"/>
          <table:table-cell office:value-type="float" office:value="3.5000000000000003E-2" table:style-name="ce6">
            <text:p>0,035</text:p>
          </table:table-cell>
          <table:table-cell office:value-type="float" office:value="4.4800000000000004" table:formula="of:=[.$M$2]*[.L13]" table:style-name="ce6">
            <text:p>4,48</text:p>
          </table:table-cell>
          <table:table-cell office:value-type="float" office:value="0.51571428571428535" table:formula="of:=([.M13]-[.G13])^2/[.M13]" table:style-name="ce8">
            <text:p>0,52</text:p>
          </table:table-cell>
          <table:table-cell table:number-columns-repeated="7" table:style-name="ce1"/>
          <table:table-cell office:value-type="float" office:value="0.64059499440975531" table:formula="of:=RAND()" table:style-name="ce1">
            <text:p>0,640594994</text:p>
          </table:table-cell>
          <table:table-cell office:value-type="float" office:value="0.4226291493365476" table:formula="of:=RAND()" table:style-name="ce1">
            <text:p>0,422629149</text:p>
          </table:table-cell>
          <table:table-cell office:value-type="float" office:value="0.44094459237480016" table:formula="of:=SQRT(-2*LN([.V13]))*SIN(RADIANS(360*[.W13]))" table:style-name="ce1">
            <text:p>0,440944592</text:p>
          </table:table-cell>
          <table:table-cell office:value-type="float" office:value="5" table:formula="of:=ROUND(SQRT([.$Z$2]*[.$Z$3]*(1-[.$Z$3]))*[.X13]+[.$Z$2]*[.$Z$3]-0.5;0)" table:style-name="ce1">
            <text:p>5</text:p>
          </table:table-cell>
          <table:table-cell office:value-type="float" office:value="5" table:formula="of:=IF([.Y13]&lt;0;0;[.Y13])" table:style-name="ce1">
            <text:p>5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128" table:formula="of:=SUM([.G4:.G13])" table:style-name="ce2">
            <text:p>128</text:p>
          </table:table-cell>
          <table:table-cell office:value-type="float" office:value="640" table:formula="of:=SUM([.H4:.H13])" table:style-name="ce1">
            <text:p>640</text:p>
          </table:table-cell>
          <table:table-cell table:style-name="ce1"/>
          <table:table-cell office:value-type="float" office:value="3824" table:formula="of:=SUM([.J4:.J13])" table:style-name="ce1">
            <text:p>3824</text:p>
          </table:table-cell>
          <table:table-cell table:number-columns-repeated="3" table:style-name="ce1"/>
          <table:table-cell office:value-type="float" office:value="11.746141837625014" table:formula="of:=SUM([.N4:.N13])" table:style-name="ce11">
            <text:p>11,75</text:p>
          </table:table-cell>
          <table:table-cell table:style-name="ce1">
            <draw:frame draw:z-index="2" draw:id="id1" draw:style-name="a1" draw:name="Gráfico 2" svg:x="0.02083in" svg:y="0.093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float" office:value="0.55735237630019785" table:formula="of:=RAND()" table:style-name="ce1">
            <text:p>0,557352376</text:p>
          </table:table-cell>
          <table:table-cell office:value-type="float" office:value="0.10633329210349252" table:formula="of:=RAND()" table:style-name="ce1">
            <text:p>0,106333292</text:p>
          </table:table-cell>
          <table:table-cell office:value-type="float" office:value="0.66984353186577583" table:formula="of:=SQRT(-2*LN([.V14]))*SIN(RADIANS(360*[.W14]))" table:style-name="ce1">
            <text:p>0,669843532</text:p>
          </table:table-cell>
          <table:table-cell office:value-type="float" office:value="6" table:formula="of:=ROUND(SQRT([.$Z$2]*[.$Z$3]*(1-[.$Z$3]))*[.X14]+[.$Z$2]*[.$Z$3]-0.5;0)" table:style-name="ce1">
            <text:p>6</text:p>
          </table:table-cell>
          <table:table-cell office:value-type="float" office:value="6" table:formula="of:=IF([.Y14]&lt;0;0;[.Y14])" table:style-name="ce1">
            <text:p>6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80161929348783556" table:formula="of:=RAND()" table:style-name="ce1">
            <text:p>0,801619293</text:p>
          </table:table-cell>
          <table:table-cell office:value-type="float" office:value="0.53470536544276215" table:formula="of:=RAND()" table:style-name="ce1">
            <text:p>0,534705365</text:p>
          </table:table-cell>
          <table:table-cell office:value-type="float" office:value="-0.14386650040947002" table:formula="of:=SQRT(-2*LN([.V15]))*SIN(RADIANS(360*[.W15]))" table:style-name="ce1">
            <text:p>-0,1438665</text:p>
          </table:table-cell>
          <table:table-cell office:value-type="float" office:value="4" table:formula="of:=ROUND(SQRT([.$Z$2]*[.$Z$3]*(1-[.$Z$3]))*[.X15]+[.$Z$2]*[.$Z$3]-0.5;0)" table:style-name="ce1">
            <text:p>4</text:p>
          </table:table-cell>
          <table:table-cell office:value-type="float" office:value="4" table:formula="of:=IF([.Y15]&lt;0;0;[.Y15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10">
            <text:p>7</text:p>
          </table:table-cell>
          <table:table-cell table:style-name="ce1"/>
          <table:table-cell office:value-type="string" table:style-name="ce2">
            <text:p>media</text:p>
            <draw:frame draw:z-index="4" draw:id="id3" draw:style-name="a3" draw:name="Gráfico 4" svg:x="0.51042in" svg:y="0.1041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5" table:formula="of:=[.H14]/[.C6]" table:style-name="ce2">
            <text:p>5</text:p>
          </table:table-cell>
          <table:table-cell table:number-columns-repeated="4" table:style-name="ce1"/>
          <table:table-cell office:value-type="string" table:style-name="ce1">
            <text:p>alfa</text:p>
          </table:table-cell>
          <table:table-cell office:value-type="float" office:value="0.05" table:style-name="ce1">
            <text:p>0,05</text:p>
          </table:table-cell>
          <table:table-cell table:number-columns-repeated="7" table:style-name="ce1"/>
          <table:table-cell office:value-type="float" office:value="0.89081608914052168" table:formula="of:=RAND()" table:style-name="ce1">
            <text:p>0,890816089</text:p>
          </table:table-cell>
          <table:table-cell office:value-type="float" office:value="0.51400510318778936" table:formula="of:=RAND()" table:style-name="ce1">
            <text:p>0,514005103</text:p>
          </table:table-cell>
          <table:table-cell office:value-type="float" office:value="-4.2260236770846754E-2" table:formula="of:=SQRT(-2*LN([.V16]))*SIN(RADIANS(360*[.W16]))" table:style-name="ce1">
            <text:p>-0,042260237</text:p>
          </table:table-cell>
          <table:table-cell office:value-type="float" office:value="4" table:formula="of:=ROUND(SQRT([.$Z$2]*[.$Z$3]*(1-[.$Z$3]))*[.X16]+[.$Z$2]*[.$Z$3]-0.5;0)" table:style-name="ce1">
            <text:p>4</text:p>
          </table:table-cell>
          <table:table-cell office:value-type="float" office:value="4" table:formula="of:=IF([.Y16]&lt;0;0;[.Y16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style-name="ce1"/>
          <table:table-cell office:value-type="string" table:style-name="ce2">
            <text:p>varianza</text:p>
          </table:table-cell>
          <table:table-cell office:value-type="float" office:value="4.9133858267716537" table:formula="of:=([.J14]-[.C6]*[.H16]^2)/([.C6]-1)" table:style-name="ce12">
            <text:p>4,91</text:p>
          </table:table-cell>
          <table:table-cell table:number-columns-repeated="4" table:style-name="ce1"/>
          <table:table-cell office:value-type="string" table:style-name="ce1">
            <text:p>gl</text:p>
          </table:table-cell>
          <table:table-cell office:value-type="float" office:value="7" table:style-name="ce1">
            <text:p>7</text:p>
          </table:table-cell>
          <table:table-cell table:number-columns-repeated="7" table:style-name="ce1"/>
          <table:table-cell office:value-type="float" office:value="0.42119471377622608" table:formula="of:=RAND()" table:style-name="ce1">
            <text:p>0,421194714</text:p>
          </table:table-cell>
          <table:table-cell office:value-type="float" office:value="0.88077791201370514" table:formula="of:=RAND()" table:style-name="ce1">
            <text:p>0,880777912</text:p>
          </table:table-cell>
          <table:table-cell office:value-type="float" office:value="-0.89550795206413636" table:formula="of:=SQRT(-2*LN([.V17]))*SIN(RADIANS(360*[.W17]))" table:style-name="ce1">
            <text:p>-0,895507952</text:p>
          </table:table-cell>
          <table:table-cell office:value-type="float" office:value="3" table:formula="of:=ROUND(SQRT([.$Z$2]*[.$Z$3]*(1-[.$Z$3]))*[.X17]+[.$Z$2]*[.$Z$3]-0.5;0)" table:style-name="ce1">
            <text:p>3</text:p>
          </table:table-cell>
          <table:table-cell office:value-type="float" office:value="3" table:formula="of:=IF([.Y17]&lt;0;0;[.Y17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style-name="ce1"/>
          <table:table-cell office:value-type="string" table:style-name="ce1">
            <text:p>desv est</text:p>
          </table:table-cell>
          <table:table-cell office:value-type="float" office:value="2.2166158500677682" table:formula="of:=SQRT([.H17])" table:style-name="ce13">
            <text:p>2,22</text:p>
          </table:table-cell>
          <table:table-cell table:number-columns-repeated="5" table:style-name="ce1"/>
          <table:table-cell office:value-type="float" office:value="14.067140449340167" table:formula="of:=LEGACY.CHIINV([.N16];[.N17])" table:style-name="ce14">
            <text:p>14,067</text:p>
          </table:table-cell>
          <table:table-cell table:number-columns-repeated="7" table:style-name="ce1"/>
          <table:table-cell office:value-type="float" office:value="0.35571496597476293" table:formula="of:=RAND()" table:style-name="ce1">
            <text:p>0,355714966</text:p>
          </table:table-cell>
          <table:table-cell office:value-type="float" office:value="5.1413071333193172E-2" table:formula="of:=RAND()" table:style-name="ce1">
            <text:p>0,051413071</text:p>
          </table:table-cell>
          <table:table-cell office:value-type="float" office:value="0.45642584000653691" table:formula="of:=SQRT(-2*LN([.V18]))*SIN(RADIANS(360*[.W18]))" table:style-name="ce1">
            <text:p>0,45642584</text:p>
          </table:table-cell>
          <table:table-cell office:value-type="float" office:value="6" table:formula="of:=ROUND(SQRT([.$Z$2]*[.$Z$3]*(1-[.$Z$3]))*[.X18]+[.$Z$2]*[.$Z$3]-0.5;0)" table:style-name="ce1">
            <text:p>6</text:p>
          </table:table-cell>
          <table:table-cell office:value-type="float" office:value="6" table:formula="of:=IF([.Y18]&lt;0;0;[.Y18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3.4762032318066738E-2" table:formula="of:=RAND()" table:style-name="ce1">
            <text:p>0,034762032</text:p>
          </table:table-cell>
          <table:table-cell office:value-type="float" office:value="0.11590370754203394" table:formula="of:=RAND()" table:style-name="ce1">
            <text:p>0,115903708</text:p>
          </table:table-cell>
          <table:table-cell office:value-type="float" office:value="1.7251320057128299" table:formula="of:=SQRT(-2*LN([.V19]))*SIN(RADIANS(360*[.W19]))" table:style-name="ce1">
            <text:p>1,725132006</text:p>
          </table:table-cell>
          <table:table-cell office:value-type="float" office:value="8" table:formula="of:=ROUND(SQRT([.$Z$2]*[.$Z$3]*(1-[.$Z$3]))*[.X19]+[.$Z$2]*[.$Z$3]-0.5;0)" table:style-name="ce1">
            <text:p>8</text:p>
          </table:table-cell>
          <table:table-cell office:value-type="float" office:value="8" table:formula="of:=IF([.Y19]&lt;0;0;[.Y19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3" table:style-name="ce1"/>
          <table:table-cell office:value-type="string" table:style-name="ce1">
            <text:p>ho</text:p>
          </table:table-cell>
          <table:table-cell office:value-type="string" table:style-name="ce1">
            <text:p>los datos siguen la dist binomial</text:p>
          </table:table-cell>
          <table:table-cell table:number-columns-repeated="11" table:style-name="ce1"/>
          <table:table-cell office:value-type="float" office:value="8.6770818490301771E-2" table:formula="of:=RAND()" table:style-name="ce1">
            <text:p>0,086770818</text:p>
          </table:table-cell>
          <table:table-cell office:value-type="float" office:value="0.19760542492520916" table:formula="of:=RAND()" table:style-name="ce1">
            <text:p>0,197605425</text:p>
          </table:table-cell>
          <table:table-cell office:value-type="float" office:value="2.0923647139630472" table:formula="of:=SQRT(-2*LN([.V20]))*SIN(RADIANS(360*[.W20]))" table:style-name="ce1">
            <text:p>2,092364714</text:p>
          </table:table-cell>
          <table:table-cell office:value-type="float" office:value="9" table:formula="of:=ROUND(SQRT([.$Z$2]*[.$Z$3]*(1-[.$Z$3]))*[.X20]+[.$Z$2]*[.$Z$3]-0.5;0)" table:style-name="ce1">
            <text:p>9</text:p>
          </table:table-cell>
          <table:table-cell office:value-type="float" office:value="9" table:formula="of:=IF([.Y20]&lt;0;0;[.Y20])" table:style-name="ce1">
            <text:p>9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97162398938299033" table:formula="of:=RAND()" table:style-name="ce1">
            <text:p>0,971623989</text:p>
          </table:table-cell>
          <table:table-cell office:value-type="float" office:value="0.34597730336951571" table:formula="of:=RAND()" table:style-name="ce1">
            <text:p>0,345977303</text:p>
          </table:table-cell>
          <table:table-cell office:value-type="float" office:value="0.19762053070269636" table:formula="of:=SQRT(-2*LN([.V21]))*SIN(RADIANS(360*[.W21]))" table:style-name="ce1">
            <text:p>0,197620531</text:p>
          </table:table-cell>
          <table:table-cell office:value-type="float" office:value="5" table:formula="of:=ROUND(SQRT([.$Z$2]*[.$Z$3]*(1-[.$Z$3]))*[.X21]+[.$Z$2]*[.$Z$3]-0.5;0)" table:style-name="ce1">
            <text:p>5</text:p>
          </table:table-cell>
          <table:table-cell office:value-type="float" office:value="5" table:formula="of:=IF([.Y21]&lt;0;0;[.Y21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95604416975036499" table:formula="of:=RAND()" table:style-name="ce1">
            <text:p>0,95604417</text:p>
          </table:table-cell>
          <table:table-cell office:value-type="float" office:value="0.79161521589690298" table:formula="of:=RAND()" table:style-name="ce1">
            <text:p>0,791615216</text:p>
          </table:table-cell>
          <table:table-cell office:value-type="float" office:value="-0.28964553855957886" table:formula="of:=SQRT(-2*LN([.V22]))*SIN(RADIANS(360*[.W22]))" table:style-name="ce1">
            <text:p>-0,289645539</text:p>
          </table:table-cell>
          <table:table-cell office:value-type="float" office:value="4" table:formula="of:=ROUND(SQRT([.$Z$2]*[.$Z$3]*(1-[.$Z$3]))*[.X22]+[.$Z$2]*[.$Z$3]-0.5;0)" table:style-name="ce1">
            <text:p>4</text:p>
          </table:table-cell>
          <table:table-cell office:value-type="float" office:value="4" table:formula="of:=IF([.Y22]&lt;0;0;[.Y22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22767579817786443" table:formula="of:=RAND()" table:style-name="ce1">
            <text:p>0,227675798</text:p>
          </table:table-cell>
          <table:table-cell office:value-type="float" office:value="0.93678305952523666" table:formula="of:=RAND()" table:style-name="ce1">
            <text:p>0,93678306</text:p>
          </table:table-cell>
          <table:table-cell office:value-type="float" office:value="-0.66550931089498144" table:formula="of:=SQRT(-2*LN([.V23]))*SIN(RADIANS(360*[.W23]))" table:style-name="ce1">
            <text:p>-0,665509311</text:p>
          </table:table-cell>
          <table:table-cell office:value-type="float" office:value="3" table:formula="of:=ROUND(SQRT([.$Z$2]*[.$Z$3]*(1-[.$Z$3]))*[.X23]+[.$Z$2]*[.$Z$3]-0.5;0)" table:style-name="ce1">
            <text:p>3</text:p>
          </table:table-cell>
          <table:table-cell office:value-type="float" office:value="3" table:formula="of:=IF([.Y23]&lt;0;0;[.Y23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" table:style-name="ce1"/>
          <table:table-cell office:value-type="float" office:value="0.40131559844630305" table:formula="of:=RAND()" table:style-name="ce1">
            <text:p>0,401315598</text:p>
          </table:table-cell>
          <table:table-cell office:value-type="float" office:value="0.90972141500621961" table:formula="of:=RAND()" table:style-name="ce1">
            <text:p>0,909721415</text:p>
          </table:table-cell>
          <table:table-cell office:value-type="float" office:value="-0.72605925305808994" table:formula="of:=SQRT(-2*LN([.V24]))*SIN(RADIANS(360*[.W24]))" table:style-name="ce1">
            <text:p>-0,726059253</text:p>
          </table:table-cell>
          <table:table-cell office:value-type="float" office:value="3" table:formula="of:=ROUND(SQRT([.$Z$2]*[.$Z$3]*(1-[.$Z$3]))*[.X24]+[.$Z$2]*[.$Z$3]-0.5;0)" table:style-name="ce1">
            <text:p>3</text:p>
          </table:table-cell>
          <table:table-cell office:value-type="float" office:value="3" table:formula="of:=IF([.Y24]&lt;0;0;[.Y24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86678448823490328" table:formula="of:=RAND()" table:style-name="ce1">
            <text:p>0,866784488</text:p>
          </table:table-cell>
          <table:table-cell office:value-type="float" office:value="0.55065986959783064" table:formula="of:=RAND()" table:style-name="ce1">
            <text:p>0,55065987</text:p>
          </table:table-cell>
          <table:table-cell office:value-type="float" office:value="-0.16734589460553251" table:formula="of:=SQRT(-2*LN([.V25]))*SIN(RADIANS(360*[.W25]))" table:style-name="ce1">
            <text:p>-0,167345895</text:p>
          </table:table-cell>
          <table:table-cell office:value-type="float" office:value="4" table:formula="of:=ROUND(SQRT([.$Z$2]*[.$Z$3]*(1-[.$Z$3]))*[.X25]+[.$Z$2]*[.$Z$3]-0.5;0)" table:style-name="ce1">
            <text:p>4</text:p>
          </table:table-cell>
          <table:table-cell office:value-type="float" office:value="4" table:formula="of:=IF([.Y25]&lt;0;0;[.Y25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81886344439147185" table:formula="of:=RAND()" table:style-name="ce1">
            <text:p>0,818863444</text:p>
          </table:table-cell>
          <table:table-cell office:value-type="float" office:value="0.80647029231311007" table:formula="of:=RAND()" table:style-name="ce1">
            <text:p>0,806470292</text:p>
          </table:table-cell>
          <table:table-cell office:value-type="float" office:value="-0.5928204175620384" table:formula="of:=SQRT(-2*LN([.V26]))*SIN(RADIANS(360*[.W26]))" table:style-name="ce1">
            <text:p>-0,592820418</text:p>
          </table:table-cell>
          <table:table-cell office:value-type="float" office:value="3" table:formula="of:=ROUND(SQRT([.$Z$2]*[.$Z$3]*(1-[.$Z$3]))*[.X26]+[.$Z$2]*[.$Z$3]-0.5;0)" table:style-name="ce1">
            <text:p>3</text:p>
          </table:table-cell>
          <table:table-cell office:value-type="float" office:value="3" table:formula="of:=IF([.Y26]&lt;0;0;[.Y26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15790375411812729" table:formula="of:=RAND()" table:style-name="ce1">
            <text:p>0,157903754</text:p>
          </table:table-cell>
          <table:table-cell office:value-type="float" office:value="0.46760922071910549" table:formula="of:=RAND()" table:style-name="ce1">
            <text:p>0,467609221</text:p>
          </table:table-cell>
          <table:table-cell office:value-type="float" office:value="0.38833168552693026" table:formula="of:=SQRT(-2*LN([.V27]))*SIN(RADIANS(360*[.W27]))" table:style-name="ce1">
            <text:p>0,388331686</text:p>
          </table:table-cell>
          <table:table-cell office:value-type="float" office:value="5" table:formula="of:=ROUND(SQRT([.$Z$2]*[.$Z$3]*(1-[.$Z$3]))*[.X27]+[.$Z$2]*[.$Z$3]-0.5;0)" table:style-name="ce1">
            <text:p>5</text:p>
          </table:table-cell>
          <table:table-cell office:value-type="float" office:value="5" table:formula="of:=IF([.Y27]&lt;0;0;[.Y27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22151925168640918" table:formula="of:=RAND()" table:style-name="ce1">
            <text:p>0,221519252</text:p>
          </table:table-cell>
          <table:table-cell office:value-type="float" office:value="0.84786676885465528" table:formula="of:=RAND()" table:style-name="ce1">
            <text:p>0,847866769</text:p>
          </table:table-cell>
          <table:table-cell office:value-type="float" office:value="-1.4181909406971458" table:formula="of:=SQRT(-2*LN([.V28]))*SIN(RADIANS(360*[.W28]))" table:style-name="ce1">
            <text:p>-1,418190941</text:p>
          </table:table-cell>
          <table:table-cell office:value-type="float" office:value="1" table:formula="of:=ROUND(SQRT([.$Z$2]*[.$Z$3]*(1-[.$Z$3]))*[.X28]+[.$Z$2]*[.$Z$3]-0.5;0)" table:style-name="ce1">
            <text:p>1</text:p>
          </table:table-cell>
          <table:table-cell office:value-type="float" office:value="1" table:formula="of:=IF([.Y28]&lt;0;0;[.Y28])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14558759069660798" table:formula="of:=RAND()" table:style-name="ce1">
            <text:p>0,145587591</text:p>
          </table:table-cell>
          <table:table-cell office:value-type="float" office:value="0.21983381029230809" table:formula="of:=RAND()" table:style-name="ce1">
            <text:p>0,21983381</text:p>
          </table:table-cell>
          <table:table-cell office:value-type="float" office:value="1.9279912545765645" table:formula="of:=SQRT(-2*LN([.V29]))*SIN(RADIANS(360*[.W29]))" table:style-name="ce1">
            <text:p>1,927991255</text:p>
          </table:table-cell>
          <table:table-cell office:value-type="float" office:value="9" table:formula="of:=ROUND(SQRT([.$Z$2]*[.$Z$3]*(1-[.$Z$3]))*[.X29]+[.$Z$2]*[.$Z$3]-0.5;0)" table:style-name="ce1">
            <text:p>9</text:p>
          </table:table-cell>
          <table:table-cell office:value-type="float" office:value="9" table:formula="of:=IF([.Y29]&lt;0;0;[.Y29])" table:style-name="ce1">
            <text:p>9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6.4072557405212227E-2" table:formula="of:=RAND()" table:style-name="ce1">
            <text:p>0,064072557</text:p>
          </table:table-cell>
          <table:table-cell office:value-type="float" office:value="0.31656680909405233" table:formula="of:=RAND()" table:style-name="ce1">
            <text:p>0,316566809</text:p>
          </table:table-cell>
          <table:table-cell office:value-type="float" office:value="2.1421709519208147" table:formula="of:=SQRT(-2*LN([.V30]))*SIN(RADIANS(360*[.W30]))" table:style-name="ce1">
            <text:p>2,142170952</text:p>
          </table:table-cell>
          <table:table-cell office:value-type="float" office:value="9" table:formula="of:=ROUND(SQRT([.$Z$2]*[.$Z$3]*(1-[.$Z$3]))*[.X30]+[.$Z$2]*[.$Z$3]-0.5;0)" table:style-name="ce1">
            <text:p>9</text:p>
          </table:table-cell>
          <table:table-cell office:value-type="float" office:value="9" table:formula="of:=IF([.Y30]&lt;0;0;[.Y30])" table:style-name="ce1">
            <text:p>9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11942901069931455" table:formula="of:=RAND()" table:style-name="ce1">
            <text:p>0,119429011</text:p>
          </table:table-cell>
          <table:table-cell office:value-type="float" office:value="0.68900897027534536" table:formula="of:=RAND()" table:style-name="ce1">
            <text:p>0,68900897</text:p>
          </table:table-cell>
          <table:table-cell office:value-type="float" office:value="-1.912035520791348" table:formula="of:=SQRT(-2*LN([.V31]))*SIN(RADIANS(360*[.W31]))" table:style-name="ce1">
            <text:p>-1,912035521</text:p>
          </table:table-cell>
          <table:table-cell office:value-type="float" office:value="0" table:formula="of:=ROUND(SQRT([.$Z$2]*[.$Z$3]*(1-[.$Z$3]))*[.X31]+[.$Z$2]*[.$Z$3]-0.5;0)" table:style-name="ce1">
            <text:p>0</text:p>
          </table:table-cell>
          <table:table-cell office:value-type="float" office:value="0" table:formula="of:=IF([.Y31]&lt;0;0;[.Y31])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" table:style-name="ce1"/>
          <table:table-cell office:value-type="float" office:value="0.91167786326853073" table:formula="of:=RAND()" table:style-name="ce1">
            <text:p>0,911677863</text:p>
          </table:table-cell>
          <table:table-cell office:value-type="float" office:value="0.92648535718457026" table:formula="of:=RAND()" table:style-name="ce1">
            <text:p>0,926485357</text:p>
          </table:table-cell>
          <table:table-cell office:value-type="float" office:value="-0.19165101966464315" table:formula="of:=SQRT(-2*LN([.V32]))*SIN(RADIANS(360*[.W32]))" table:style-name="ce1">
            <text:p>-0,19165102</text:p>
          </table:table-cell>
          <table:table-cell office:value-type="float" office:value="4" table:formula="of:=ROUND(SQRT([.$Z$2]*[.$Z$3]*(1-[.$Z$3]))*[.X32]+[.$Z$2]*[.$Z$3]-0.5;0)" table:style-name="ce1">
            <text:p>4</text:p>
          </table:table-cell>
          <table:table-cell office:value-type="float" office:value="4" table:formula="of:=IF([.Y32]&lt;0;0;[.Y32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76020980254846626" table:formula="of:=RAND()" table:style-name="ce1">
            <text:p>0,760209803</text:p>
          </table:table-cell>
          <table:table-cell office:value-type="float" office:value="0.95575300954357101" table:formula="of:=RAND()" table:style-name="ce1">
            <text:p>0,95575301</text:p>
          </table:table-cell>
          <table:table-cell office:value-type="float" office:value="-0.20322275409647042" table:formula="of:=SQRT(-2*LN([.V33]))*SIN(RADIANS(360*[.W33]))" table:style-name="ce1">
            <text:p>-0,203222754</text:p>
          </table:table-cell>
          <table:table-cell office:value-type="float" office:value="4" table:formula="of:=ROUND(SQRT([.$Z$2]*[.$Z$3]*(1-[.$Z$3]))*[.X33]+[.$Z$2]*[.$Z$3]-0.5;0)" table:style-name="ce1">
            <text:p>4</text:p>
          </table:table-cell>
          <table:table-cell office:value-type="float" office:value="4" table:formula="of:=IF([.Y33]&lt;0;0;[.Y33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41912519567530637" table:formula="of:=RAND()" table:style-name="ce1">
            <text:p>0,419125196</text:p>
          </table:table-cell>
          <table:table-cell office:value-type="float" office:value="0.20386665698067341" table:formula="of:=RAND()" table:style-name="ce1">
            <text:p>0,203866657</text:p>
          </table:table-cell>
          <table:table-cell office:value-type="float" office:value="1.2637605618395449" table:formula="of:=SQRT(-2*LN([.V34]))*SIN(RADIANS(360*[.W34]))" table:style-name="ce1">
            <text:p>1,263760562</text:p>
          </table:table-cell>
          <table:table-cell office:value-type="float" office:value="7" table:formula="of:=ROUND(SQRT([.$Z$2]*[.$Z$3]*(1-[.$Z$3]))*[.X34]+[.$Z$2]*[.$Z$3]-0.5;0)" table:style-name="ce1">
            <text:p>7</text:p>
          </table:table-cell>
          <table:table-cell office:value-type="float" office:value="7" table:formula="of:=IF([.Y34]&lt;0;0;[.Y34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33285670128877021" table:formula="of:=RAND()" table:style-name="ce1">
            <text:p>0,332856701</text:p>
          </table:table-cell>
          <table:table-cell office:value-type="float" office:value="0.39065692504659211" table:formula="of:=RAND()" table:style-name="ce1">
            <text:p>0,390656925</text:p>
          </table:table-cell>
          <table:table-cell office:value-type="float" office:value="0.94074577009866234" table:formula="of:=SQRT(-2*LN([.V35]))*SIN(RADIANS(360*[.W35]))" table:style-name="ce1">
            <text:p>0,94074577</text:p>
          </table:table-cell>
          <table:table-cell office:value-type="float" office:value="7" table:formula="of:=ROUND(SQRT([.$Z$2]*[.$Z$3]*(1-[.$Z$3]))*[.X35]+[.$Z$2]*[.$Z$3]-0.5;0)" table:style-name="ce1">
            <text:p>7</text:p>
          </table:table-cell>
          <table:table-cell office:value-type="float" office:value="7" table:formula="of:=IF([.Y35]&lt;0;0;[.Y35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" table:style-name="ce1"/>
          <table:table-cell office:value-type="float" office:value="0.60639984643363687" table:formula="of:=RAND()" table:style-name="ce1">
            <text:p>0,606399846</text:p>
          </table:table-cell>
          <table:table-cell office:value-type="float" office:value="0.30292810778359769" table:formula="of:=RAND()" table:style-name="ce1">
            <text:p>0,302928108</text:p>
          </table:table-cell>
          <table:table-cell office:value-type="float" office:value="0.94541449600485439" table:formula="of:=SQRT(-2*LN([.V36]))*SIN(RADIANS(360*[.W36]))" table:style-name="ce1">
            <text:p>0,945414496</text:p>
          </table:table-cell>
          <table:table-cell office:value-type="float" office:value="7" table:formula="of:=ROUND(SQRT([.$Z$2]*[.$Z$3]*(1-[.$Z$3]))*[.X36]+[.$Z$2]*[.$Z$3]-0.5;0)" table:style-name="ce1">
            <text:p>7</text:p>
          </table:table-cell>
          <table:table-cell office:value-type="float" office:value="7" table:formula="of:=IF([.Y36]&lt;0;0;[.Y36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75433802455370658" table:formula="of:=RAND()" table:style-name="ce1">
            <text:p>0,754338025</text:p>
          </table:table-cell>
          <table:table-cell office:value-type="float" office:value="0.42605862516703286" table:formula="of:=RAND()" table:style-name="ce1">
            <text:p>0,426058625</text:p>
          </table:table-cell>
          <table:table-cell office:value-type="float" office:value="0.33643731524216053" table:formula="of:=SQRT(-2*LN([.V37]))*SIN(RADIANS(360*[.W37]))" table:style-name="ce1">
            <text:p>0,336437315</text:p>
          </table:table-cell>
          <table:table-cell office:value-type="float" office:value="5" table:formula="of:=ROUND(SQRT([.$Z$2]*[.$Z$3]*(1-[.$Z$3]))*[.X37]+[.$Z$2]*[.$Z$3]-0.5;0)" table:style-name="ce1">
            <text:p>5</text:p>
          </table:table-cell>
          <table:table-cell office:value-type="float" office:value="5" table:formula="of:=IF([.Y37]&lt;0;0;[.Y37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2.4959451204497052E-3" table:formula="of:=RAND()" table:style-name="ce1">
            <text:p>0,002495945</text:p>
          </table:table-cell>
          <table:table-cell office:value-type="float" office:value="0.42030576183431267" table:formula="of:=RAND()" table:style-name="ce1">
            <text:p>0,420305762</text:p>
          </table:table-cell>
          <table:table-cell office:value-type="float" office:value="1.6620505122295839" table:formula="of:=SQRT(-2*LN([.V38]))*SIN(RADIANS(360*[.W38]))" table:style-name="ce1">
            <text:p>1,662050512</text:p>
          </table:table-cell>
          <table:table-cell office:value-type="float" office:value="8" table:formula="of:=ROUND(SQRT([.$Z$2]*[.$Z$3]*(1-[.$Z$3]))*[.X38]+[.$Z$2]*[.$Z$3]-0.5;0)" table:style-name="ce1">
            <text:p>8</text:p>
          </table:table-cell>
          <table:table-cell office:value-type="float" office:value="8" table:formula="of:=IF([.Y38]&lt;0;0;[.Y38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59630081485099273" table:formula="of:=RAND()" table:style-name="ce1">
            <text:p>0,596300815</text:p>
          </table:table-cell>
          <table:table-cell office:value-type="float" office:value="1.5326499084532541E-3" table:formula="of:=RAND()" table:style-name="ce1">
            <text:p>0,00153265</text:p>
          </table:table-cell>
          <table:table-cell office:value-type="float" office:value="9.7922072323558661E-3" table:formula="of:=SQRT(-2*LN([.V39]))*SIN(RADIANS(360*[.W39]))" table:style-name="ce1">
            <text:p>0,009792207</text:p>
          </table:table-cell>
          <table:table-cell office:value-type="float" office:value="5" table:formula="of:=ROUND(SQRT([.$Z$2]*[.$Z$3]*(1-[.$Z$3]))*[.X39]+[.$Z$2]*[.$Z$3]-0.5;0)" table:style-name="ce1">
            <text:p>5</text:p>
          </table:table-cell>
          <table:table-cell office:value-type="float" office:value="5" table:formula="of:=IF([.Y39]&lt;0;0;[.Y39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2876179635952183" table:formula="of:=RAND()" table:style-name="ce1">
            <text:p>0,287617964</text:p>
          </table:table-cell>
          <table:table-cell office:value-type="float" office:value="0.8425471717275167" table:formula="of:=RAND()" table:style-name="ce1">
            <text:p>0,842547172</text:p>
          </table:table-cell>
          <table:table-cell office:value-type="float" office:value="-1.3192190827540948" table:formula="of:=SQRT(-2*LN([.V40]))*SIN(RADIANS(360*[.W40]))" table:style-name="ce1">
            <text:p>-1,319219083</text:p>
          </table:table-cell>
          <table:table-cell office:value-type="float" office:value="2" table:formula="of:=ROUND(SQRT([.$Z$2]*[.$Z$3]*(1-[.$Z$3]))*[.X40]+[.$Z$2]*[.$Z$3]-0.5;0)" table:style-name="ce1">
            <text:p>2</text:p>
          </table:table-cell>
          <table:table-cell office:value-type="float" office:value="2" table:formula="of:=IF([.Y40]&lt;0;0;[.Y40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5057597394265515" table:formula="of:=RAND()" table:style-name="ce1">
            <text:p>0,505759739</text:p>
          </table:table-cell>
          <table:table-cell office:value-type="float" office:value="4.3565289468949886E-2" table:formula="of:=RAND()" table:style-name="ce1">
            <text:p>0,043565289</text:p>
          </table:table-cell>
          <table:table-cell office:value-type="float" office:value="0.31564071714958858" table:formula="of:=SQRT(-2*LN([.V41]))*SIN(RADIANS(360*[.W41]))" table:style-name="ce1">
            <text:p>0,315640717</text:p>
          </table:table-cell>
          <table:table-cell office:value-type="float" office:value="5" table:formula="of:=ROUND(SQRT([.$Z$2]*[.$Z$3]*(1-[.$Z$3]))*[.X41]+[.$Z$2]*[.$Z$3]-0.5;0)" table:style-name="ce1">
            <text:p>5</text:p>
          </table:table-cell>
          <table:table-cell office:value-type="float" office:value="5" table:formula="of:=IF([.Y41]&lt;0;0;[.Y41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33970973008417582" table:formula="of:=RAND()" table:style-name="ce1">
            <text:p>0,33970973</text:p>
          </table:table-cell>
          <table:table-cell office:value-type="float" office:value="0.41522056937203844" table:formula="of:=RAND()" table:style-name="ce1">
            <text:p>0,415220569</text:p>
          </table:table-cell>
          <table:table-cell office:value-type="float" office:value="0.74626494893163198" table:formula="of:=SQRT(-2*LN([.V42]))*SIN(RADIANS(360*[.W42]))" table:style-name="ce1">
            <text:p>0,746264949</text:p>
          </table:table-cell>
          <table:table-cell office:value-type="float" office:value="6" table:formula="of:=ROUND(SQRT([.$Z$2]*[.$Z$3]*(1-[.$Z$3]))*[.X42]+[.$Z$2]*[.$Z$3]-0.5;0)" table:style-name="ce1">
            <text:p>6</text:p>
          </table:table-cell>
          <table:table-cell office:value-type="float" office:value="6" table:formula="of:=IF([.Y42]&lt;0;0;[.Y42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90800929807671704" table:formula="of:=RAND()" table:style-name="ce1">
            <text:p>0,908009298</text:p>
          </table:table-cell>
          <table:table-cell office:value-type="float" office:value="0.21646882033210169" table:formula="of:=RAND()" table:style-name="ce1">
            <text:p>0,21646882</text:p>
          </table:table-cell>
          <table:table-cell office:value-type="float" office:value="0.42960510134470187" table:formula="of:=SQRT(-2*LN([.V43]))*SIN(RADIANS(360*[.W43]))" table:style-name="ce1">
            <text:p>0,429605101</text:p>
          </table:table-cell>
          <table:table-cell office:value-type="float" office:value="5" table:formula="of:=ROUND(SQRT([.$Z$2]*[.$Z$3]*(1-[.$Z$3]))*[.X43]+[.$Z$2]*[.$Z$3]-0.5;0)" table:style-name="ce1">
            <text:p>5</text:p>
          </table:table-cell>
          <table:table-cell office:value-type="float" office:value="5" table:formula="of:=IF([.Y43]&lt;0;0;[.Y43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93829119907108238" table:formula="of:=RAND()" table:style-name="ce1">
            <text:p>0,938291199</text:p>
          </table:table-cell>
          <table:table-cell office:value-type="float" office:value="0.19179900341083866" table:formula="of:=RAND()" table:style-name="ce1">
            <text:p>0,191799003</text:p>
          </table:table-cell>
          <table:table-cell office:value-type="float" office:value="0.33331711880390336" table:formula="of:=SQRT(-2*LN([.V44]))*SIN(RADIANS(360*[.W44]))" table:style-name="ce1">
            <text:p>0,333317119</text:p>
          </table:table-cell>
          <table:table-cell office:value-type="float" office:value="5" table:formula="of:=ROUND(SQRT([.$Z$2]*[.$Z$3]*(1-[.$Z$3]))*[.X44]+[.$Z$2]*[.$Z$3]-0.5;0)" table:style-name="ce1">
            <text:p>5</text:p>
          </table:table-cell>
          <table:table-cell office:value-type="float" office:value="5" table:formula="of:=IF([.Y44]&lt;0;0;[.Y44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76187800613661349" table:formula="of:=RAND()" table:style-name="ce1">
            <text:p>0,761878006</text:p>
          </table:table-cell>
          <table:table-cell office:value-type="float" office:value="0.60840389311055276" table:formula="of:=RAND()" table:style-name="ce1">
            <text:p>0,608403893</text:p>
          </table:table-cell>
          <table:table-cell office:value-type="float" office:value="-0.46439125210441606" table:formula="of:=SQRT(-2*LN([.V45]))*SIN(RADIANS(360*[.W45]))" table:style-name="ce1">
            <text:p>-0,464391252</text:p>
          </table:table-cell>
          <table:table-cell office:value-type="float" office:value="3" table:formula="of:=ROUND(SQRT([.$Z$2]*[.$Z$3]*(1-[.$Z$3]))*[.X45]+[.$Z$2]*[.$Z$3]-0.5;0)" table:style-name="ce1">
            <text:p>3</text:p>
          </table:table-cell>
          <table:table-cell office:value-type="float" office:value="3" table:formula="of:=IF([.Y45]&lt;0;0;[.Y45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15003294068547701" table:formula="of:=RAND()" table:style-name="ce1">
            <text:p>0,150032941</text:p>
          </table:table-cell>
          <table:table-cell office:value-type="float" office:value="5.2061559542416758E-3" table:formula="of:=RAND()" table:style-name="ce1">
            <text:p>0,005206156</text:p>
          </table:table-cell>
          <table:table-cell office:value-type="float" office:value="6.3702554862047123E-2" table:formula="of:=SQRT(-2*LN([.V46]))*SIN(RADIANS(360*[.W46]))" table:style-name="ce1">
            <text:p>0,063702555</text:p>
          </table:table-cell>
          <table:table-cell office:value-type="float" office:value="5" table:formula="of:=ROUND(SQRT([.$Z$2]*[.$Z$3]*(1-[.$Z$3]))*[.X46]+[.$Z$2]*[.$Z$3]-0.5;0)" table:style-name="ce1">
            <text:p>5</text:p>
          </table:table-cell>
          <table:table-cell office:value-type="float" office:value="5" table:formula="of:=IF([.Y46]&lt;0;0;[.Y46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89637157917742238" table:formula="of:=RAND()" table:style-name="ce1">
            <text:p>0,896371579</text:p>
          </table:table-cell>
          <table:table-cell office:value-type="float" office:value="0.21993535327542857" table:formula="of:=RAND()" table:style-name="ce1">
            <text:p>0,219935353</text:p>
          </table:table-cell>
          <table:table-cell office:value-type="float" office:value="0.4594401662587706" table:formula="of:=SQRT(-2*LN([.V47]))*SIN(RADIANS(360*[.W47]))" table:style-name="ce1">
            <text:p>0,459440166</text:p>
          </table:table-cell>
          <table:table-cell office:value-type="float" office:value="6" table:formula="of:=ROUND(SQRT([.$Z$2]*[.$Z$3]*(1-[.$Z$3]))*[.X47]+[.$Z$2]*[.$Z$3]-0.5;0)" table:style-name="ce1">
            <text:p>6</text:p>
          </table:table-cell>
          <table:table-cell office:value-type="float" office:value="6" table:formula="of:=IF([.Y47]&lt;0;0;[.Y47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16458085989219318" table:formula="of:=RAND()" table:style-name="ce1">
            <text:p>0,16458086</text:p>
          </table:table-cell>
          <table:table-cell office:value-type="float" office:value="0.83786826446278317" table:formula="of:=RAND()" table:style-name="ce1">
            <text:p>0,837868264</text:p>
          </table:table-cell>
          <table:table-cell office:value-type="float" office:value="-1.6174250511554045" table:formula="of:=SQRT(-2*LN([.V48]))*SIN(RADIANS(360*[.W48]))" table:style-name="ce1">
            <text:p>-1,617425051</text:p>
          </table:table-cell>
          <table:table-cell office:value-type="float" office:value="1" table:formula="of:=ROUND(SQRT([.$Z$2]*[.$Z$3]*(1-[.$Z$3]))*[.X48]+[.$Z$2]*[.$Z$3]-0.5;0)" table:style-name="ce1">
            <text:p>1</text:p>
          </table:table-cell>
          <table:table-cell office:value-type="float" office:value="1" table:formula="of:=IF([.Y48]&lt;0;0;[.Y48])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66805503676135125" table:formula="of:=RAND()" table:style-name="ce1">
            <text:p>0,668055037</text:p>
          </table:table-cell>
          <table:table-cell office:value-type="float" office:value="0.21025175862938539" table:formula="of:=RAND()" table:style-name="ce1">
            <text:p>0,210251759</text:p>
          </table:table-cell>
          <table:table-cell office:value-type="float" office:value="0.87033699147032251" table:formula="of:=SQRT(-2*LN([.V49]))*SIN(RADIANS(360*[.W49]))" table:style-name="ce1">
            <text:p>0,870336991</text:p>
          </table:table-cell>
          <table:table-cell office:value-type="float" office:value="6" table:formula="of:=ROUND(SQRT([.$Z$2]*[.$Z$3]*(1-[.$Z$3]))*[.X49]+[.$Z$2]*[.$Z$3]-0.5;0)" table:style-name="ce1">
            <text:p>6</text:p>
          </table:table-cell>
          <table:table-cell office:value-type="float" office:value="6" table:formula="of:=IF([.Y49]&lt;0;0;[.Y49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6501111800976469" table:formula="of:=RAND()" table:style-name="ce1">
            <text:p>0,65011118</text:p>
          </table:table-cell>
          <table:table-cell office:value-type="float" office:value="0.37229458913471791" table:formula="of:=RAND()" table:style-name="ce1">
            <text:p>0,372294589</text:p>
          </table:table-cell>
          <table:table-cell office:value-type="float" office:value="0.66726955643284636" table:formula="of:=SQRT(-2*LN([.V50]))*SIN(RADIANS(360*[.W50]))" table:style-name="ce1">
            <text:p>0,667269556</text:p>
          </table:table-cell>
          <table:table-cell office:value-type="float" office:value="6" table:formula="of:=ROUND(SQRT([.$Z$2]*[.$Z$3]*(1-[.$Z$3]))*[.X50]+[.$Z$2]*[.$Z$3]-0.5;0)" table:style-name="ce1">
            <text:p>6</text:p>
          </table:table-cell>
          <table:table-cell office:value-type="float" office:value="6" table:formula="of:=IF([.Y50]&lt;0;0;[.Y50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6183700751668032" table:formula="of:=RAND()" table:style-name="ce1">
            <text:p>0,618370075</text:p>
          </table:table-cell>
          <table:table-cell office:value-type="float" office:value="0.66926795973902831" table:formula="of:=RAND()" table:style-name="ce1">
            <text:p>0,66926796</text:p>
          </table:table-cell>
          <table:table-cell office:value-type="float" office:value="-0.85701741112188734" table:formula="of:=SQRT(-2*LN([.V51]))*SIN(RADIANS(360*[.W51]))" table:style-name="ce1">
            <text:p>-0,857017411</text:p>
          </table:table-cell>
          <table:table-cell office:value-type="float" office:value="3" table:formula="of:=ROUND(SQRT([.$Z$2]*[.$Z$3]*(1-[.$Z$3]))*[.X51]+[.$Z$2]*[.$Z$3]-0.5;0)" table:style-name="ce1">
            <text:p>3</text:p>
          </table:table-cell>
          <table:table-cell office:value-type="float" office:value="3" table:formula="of:=IF([.Y51]&lt;0;0;[.Y51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7410634969386477" table:formula="of:=RAND()" table:style-name="ce1">
            <text:p>0,741063497</text:p>
          </table:table-cell>
          <table:table-cell office:value-type="float" office:value="0.19474816789675542" table:formula="of:=RAND()" table:style-name="ce1">
            <text:p>0,194748168</text:p>
          </table:table-cell>
          <table:table-cell office:value-type="float" office:value="0.72798504491159022" table:formula="of:=SQRT(-2*LN([.V52]))*SIN(RADIANS(360*[.W52]))" table:style-name="ce1">
            <text:p>0,727985045</text:p>
          </table:table-cell>
          <table:table-cell office:value-type="float" office:value="6" table:formula="of:=ROUND(SQRT([.$Z$2]*[.$Z$3]*(1-[.$Z$3]))*[.X52]+[.$Z$2]*[.$Z$3]-0.5;0)" table:style-name="ce1">
            <text:p>6</text:p>
          </table:table-cell>
          <table:table-cell office:value-type="float" office:value="6" table:formula="of:=IF([.Y52]&lt;0;0;[.Y52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36549313348334611" table:formula="of:=RAND()" table:style-name="ce1">
            <text:p>0,365493133</text:p>
          </table:table-cell>
          <table:table-cell office:value-type="float" office:value="0.74825081324438603" table:formula="of:=RAND()" table:style-name="ce1">
            <text:p>0,748250813</text:p>
          </table:table-cell>
          <table:table-cell office:value-type="float" office:value="-1.4187221117012796" table:formula="of:=SQRT(-2*LN([.V53]))*SIN(RADIANS(360*[.W53]))" table:style-name="ce1">
            <text:p>-1,418722112</text:p>
          </table:table-cell>
          <table:table-cell office:value-type="float" office:value="1" table:formula="of:=ROUND(SQRT([.$Z$2]*[.$Z$3]*(1-[.$Z$3]))*[.X53]+[.$Z$2]*[.$Z$3]-0.5;0)" table:style-name="ce1">
            <text:p>1</text:p>
          </table:table-cell>
          <table:table-cell office:value-type="float" office:value="1" table:formula="of:=IF([.Y53]&lt;0;0;[.Y53])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62303269764433655" table:formula="of:=RAND()" table:style-name="ce1">
            <text:p>0,623032698</text:p>
          </table:table-cell>
          <table:table-cell office:value-type="float" office:value="0.81702384724719168" table:formula="of:=RAND()" table:style-name="ce1">
            <text:p>0,817023847</text:p>
          </table:table-cell>
          <table:table-cell office:value-type="float" office:value="-0.88779400223690985" table:formula="of:=SQRT(-2*LN([.V54]))*SIN(RADIANS(360*[.W54]))" table:style-name="ce1">
            <text:p>-0,887794002</text:p>
          </table:table-cell>
          <table:table-cell office:value-type="float" office:value="3" table:formula="of:=ROUND(SQRT([.$Z$2]*[.$Z$3]*(1-[.$Z$3]))*[.X54]+[.$Z$2]*[.$Z$3]-0.5;0)" table:style-name="ce1">
            <text:p>3</text:p>
          </table:table-cell>
          <table:table-cell office:value-type="float" office:value="3" table:formula="of:=IF([.Y54]&lt;0;0;[.Y54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26172700260295367" table:formula="of:=RAND()" table:style-name="ce1">
            <text:p>0,261727003</text:p>
          </table:table-cell>
          <table:table-cell office:value-type="float" office:value="0.98128336105822944" table:formula="of:=RAND()" table:style-name="ce1">
            <text:p>0,981283361</text:p>
          </table:table-cell>
          <table:table-cell office:value-type="float" office:value="-0.19210871922095568" table:formula="of:=SQRT(-2*LN([.V55]))*SIN(RADIANS(360*[.W55]))" table:style-name="ce1">
            <text:p>-0,192108719</text:p>
          </table:table-cell>
          <table:table-cell office:value-type="float" office:value="4" table:formula="of:=ROUND(SQRT([.$Z$2]*[.$Z$3]*(1-[.$Z$3]))*[.X55]+[.$Z$2]*[.$Z$3]-0.5;0)" table:style-name="ce1">
            <text:p>4</text:p>
          </table:table-cell>
          <table:table-cell office:value-type="float" office:value="4" table:formula="of:=IF([.Y55]&lt;0;0;[.Y55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23793636390044626" table:formula="of:=RAND()" table:style-name="ce1">
            <text:p>0,237936364</text:p>
          </table:table-cell>
          <table:table-cell office:value-type="float" office:value="0.68375529779082822" table:formula="of:=RAND()" table:style-name="ce1">
            <text:p>0,683755298</text:p>
          </table:table-cell>
          <table:table-cell office:value-type="float" office:value="-1.5498715397479881" table:formula="of:=SQRT(-2*LN([.V56]))*SIN(RADIANS(360*[.W56]))" table:style-name="ce1">
            <text:p>-1,54987154</text:p>
          </table:table-cell>
          <table:table-cell office:value-type="float" office:value="1" table:formula="of:=ROUND(SQRT([.$Z$2]*[.$Z$3]*(1-[.$Z$3]))*[.X56]+[.$Z$2]*[.$Z$3]-0.5;0)" table:style-name="ce1">
            <text:p>1</text:p>
          </table:table-cell>
          <table:table-cell office:value-type="float" office:value="1" table:formula="of:=IF([.Y56]&lt;0;0;[.Y56])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91546682699331317" table:formula="of:=RAND()" table:style-name="ce1">
            <text:p>0,915466827</text:p>
          </table:table-cell>
          <table:table-cell office:value-type="float" office:value="0.3759229205744673" table:formula="of:=RAND()" table:style-name="ce1">
            <text:p>0,375922921</text:p>
          </table:table-cell>
          <table:table-cell office:value-type="float" office:value="0.29546039609148722" table:formula="of:=SQRT(-2*LN([.V57]))*SIN(RADIANS(360*[.W57]))" table:style-name="ce1">
            <text:p>0,295460396</text:p>
          </table:table-cell>
          <table:table-cell office:value-type="float" office:value="5" table:formula="of:=ROUND(SQRT([.$Z$2]*[.$Z$3]*(1-[.$Z$3]))*[.X57]+[.$Z$2]*[.$Z$3]-0.5;0)" table:style-name="ce1">
            <text:p>5</text:p>
          </table:table-cell>
          <table:table-cell office:value-type="float" office:value="5" table:formula="of:=IF([.Y57]&lt;0;0;[.Y57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34094729296865534" table:formula="of:=RAND()" table:style-name="ce1">
            <text:p>0,340947293</text:p>
          </table:table-cell>
          <table:table-cell office:value-type="float" office:value="0.94055584289635419" table:formula="of:=RAND()" table:style-name="ce1">
            <text:p>0,940555843</text:p>
          </table:table-cell>
          <table:table-cell office:value-type="float" office:value="-0.53526751847312459" table:formula="of:=SQRT(-2*LN([.V58]))*SIN(RADIANS(360*[.W58]))" table:style-name="ce1">
            <text:p>-0,535267518</text:p>
          </table:table-cell>
          <table:table-cell office:value-type="float" office:value="3" table:formula="of:=ROUND(SQRT([.$Z$2]*[.$Z$3]*(1-[.$Z$3]))*[.X58]+[.$Z$2]*[.$Z$3]-0.5;0)" table:style-name="ce1">
            <text:p>3</text:p>
          </table:table-cell>
          <table:table-cell office:value-type="float" office:value="3" table:formula="of:=IF([.Y58]&lt;0;0;[.Y58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11544273218550227" table:formula="of:=RAND()" table:style-name="ce1">
            <text:p>0,115442732</text:p>
          </table:table-cell>
          <table:table-cell office:value-type="float" office:value="0.31921658582517076" table:formula="of:=RAND()" table:style-name="ce1">
            <text:p>0,319216586</text:p>
          </table:table-cell>
          <table:table-cell office:value-type="float" office:value="1.8845361966814747" table:formula="of:=SQRT(-2*LN([.V59]))*SIN(RADIANS(360*[.W59]))" table:style-name="ce1">
            <text:p>1,884536197</text:p>
          </table:table-cell>
          <table:table-cell office:value-type="float" office:value="9" table:formula="of:=ROUND(SQRT([.$Z$2]*[.$Z$3]*(1-[.$Z$3]))*[.X59]+[.$Z$2]*[.$Z$3]-0.5;0)" table:style-name="ce1">
            <text:p>9</text:p>
          </table:table-cell>
          <table:table-cell office:value-type="float" office:value="9" table:formula="of:=IF([.Y59]&lt;0;0;[.Y59])" table:style-name="ce1">
            <text:p>9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84791419098570742" table:formula="of:=RAND()" table:style-name="ce1">
            <text:p>0,847914191</text:p>
          </table:table-cell>
          <table:table-cell office:value-type="float" office:value="0.39777536660014445" table:formula="of:=RAND()" table:style-name="ce1">
            <text:p>0,397775367</text:p>
          </table:table-cell>
          <table:table-cell office:value-type="float" office:value="0.34409463096423004" table:formula="of:=SQRT(-2*LN([.V60]))*SIN(RADIANS(360*[.W60]))" table:style-name="ce1">
            <text:p>0,344094631</text:p>
          </table:table-cell>
          <table:table-cell office:value-type="float" office:value="5" table:formula="of:=ROUND(SQRT([.$Z$2]*[.$Z$3]*(1-[.$Z$3]))*[.X60]+[.$Z$2]*[.$Z$3]-0.5;0)" table:style-name="ce1">
            <text:p>5</text:p>
          </table:table-cell>
          <table:table-cell office:value-type="float" office:value="5" table:formula="of:=IF([.Y60]&lt;0;0;[.Y60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95066968553796261" table:formula="of:=RAND()" table:style-name="ce1">
            <text:p>0,950669686</text:p>
          </table:table-cell>
          <table:table-cell office:value-type="float" office:value="0.78816874778538426" table:formula="of:=RAND()" table:style-name="ce1">
            <text:p>0,788168748</text:p>
          </table:table-cell>
          <table:table-cell office:value-type="float" office:value="-0.30898025324127387" table:formula="of:=SQRT(-2*LN([.V61]))*SIN(RADIANS(360*[.W61]))" table:style-name="ce1">
            <text:p>-0,308980253</text:p>
          </table:table-cell>
          <table:table-cell office:value-type="float" office:value="4" table:formula="of:=ROUND(SQRT([.$Z$2]*[.$Z$3]*(1-[.$Z$3]))*[.X61]+[.$Z$2]*[.$Z$3]-0.5;0)" table:style-name="ce1">
            <text:p>4</text:p>
          </table:table-cell>
          <table:table-cell office:value-type="float" office:value="4" table:formula="of:=IF([.Y61]&lt;0;0;[.Y61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72983056386870104" table:formula="of:=RAND()" table:style-name="ce1">
            <text:p>0,729830564</text:p>
          </table:table-cell>
          <table:table-cell office:value-type="float" office:value="8.4908464084209601E-2" table:formula="of:=RAND()" table:style-name="ce1">
            <text:p>0,084908464</text:p>
          </table:table-cell>
          <table:table-cell office:value-type="float" office:value="0.40360950016265984" table:formula="of:=SQRT(-2*LN([.V62]))*SIN(RADIANS(360*[.W62]))" table:style-name="ce1">
            <text:p>0,4036095</text:p>
          </table:table-cell>
          <table:table-cell office:value-type="float" office:value="5" table:formula="of:=ROUND(SQRT([.$Z$2]*[.$Z$3]*(1-[.$Z$3]))*[.X62]+[.$Z$2]*[.$Z$3]-0.5;0)" table:style-name="ce1">
            <text:p>5</text:p>
          </table:table-cell>
          <table:table-cell office:value-type="float" office:value="5" table:formula="of:=IF([.Y62]&lt;0;0;[.Y62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56021171057825148" table:formula="of:=RAND()" table:style-name="ce1">
            <text:p>0,560211711</text:p>
          </table:table-cell>
          <table:table-cell office:value-type="float" office:value="0.23006157970945551" table:formula="of:=RAND()" table:style-name="ce1">
            <text:p>0,23006158</text:p>
          </table:table-cell>
          <table:table-cell office:value-type="float" office:value="1.0680768591742296" table:formula="of:=SQRT(-2*LN([.V63]))*SIN(RADIANS(360*[.W63]))" table:style-name="ce1">
            <text:p>1,068076859</text:p>
          </table:table-cell>
          <table:table-cell office:value-type="float" office:value="7" table:formula="of:=ROUND(SQRT([.$Z$2]*[.$Z$3]*(1-[.$Z$3]))*[.X63]+[.$Z$2]*[.$Z$3]-0.5;0)" table:style-name="ce1">
            <text:p>7</text:p>
          </table:table-cell>
          <table:table-cell office:value-type="float" office:value="7" table:formula="of:=IF([.Y63]&lt;0;0;[.Y63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30242214898834752" table:formula="of:=RAND()" table:style-name="ce1">
            <text:p>0,302422149</text:p>
          </table:table-cell>
          <table:table-cell office:value-type="float" office:value="0.31347798782357172" table:formula="of:=RAND()" table:style-name="ce1">
            <text:p>0,313477988</text:p>
          </table:table-cell>
          <table:table-cell office:value-type="float" office:value="1.4251758287811815" table:formula="of:=SQRT(-2*LN([.V64]))*SIN(RADIANS(360*[.W64]))" table:style-name="ce1">
            <text:p>1,425175829</text:p>
          </table:table-cell>
          <table:table-cell office:value-type="float" office:value="8" table:formula="of:=ROUND(SQRT([.$Z$2]*[.$Z$3]*(1-[.$Z$3]))*[.X64]+[.$Z$2]*[.$Z$3]-0.5;0)" table:style-name="ce1">
            <text:p>8</text:p>
          </table:table-cell>
          <table:table-cell office:value-type="float" office:value="8" table:formula="of:=IF([.Y64]&lt;0;0;[.Y64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39758562210349957" table:formula="of:=RAND()" table:style-name="ce1">
            <text:p>0,397585622</text:p>
          </table:table-cell>
          <table:table-cell office:value-type="float" office:value="0.56652200475669634" table:formula="of:=RAND()" table:style-name="ce1">
            <text:p>0,566522005</text:p>
          </table:table-cell>
          <table:table-cell office:value-type="float" office:value="-0.55129910519161174" table:formula="of:=SQRT(-2*LN([.V65]))*SIN(RADIANS(360*[.W65]))" table:style-name="ce1">
            <text:p>-0,551299105</text:p>
          </table:table-cell>
          <table:table-cell office:value-type="float" office:value="3" table:formula="of:=ROUND(SQRT([.$Z$2]*[.$Z$3]*(1-[.$Z$3]))*[.X65]+[.$Z$2]*[.$Z$3]-0.5;0)" table:style-name="ce1">
            <text:p>3</text:p>
          </table:table-cell>
          <table:table-cell office:value-type="float" office:value="3" table:formula="of:=IF([.Y65]&lt;0;0;[.Y65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64806686253213486" table:formula="of:=RAND()" table:style-name="ce1">
            <text:p>0,648066863</text:p>
          </table:table-cell>
          <table:table-cell office:value-type="float" office:value="0.42323771136259225" table:formula="of:=RAND()" table:style-name="ce1">
            <text:p>0,423237711</text:p>
          </table:table-cell>
          <table:table-cell office:value-type="float" office:value="0.43201395981851204" table:formula="of:=SQRT(-2*LN([.V66]))*SIN(RADIANS(360*[.W66]))" table:style-name="ce1">
            <text:p>0,43201396</text:p>
          </table:table-cell>
          <table:table-cell office:value-type="float" office:value="5" table:formula="of:=ROUND(SQRT([.$Z$2]*[.$Z$3]*(1-[.$Z$3]))*[.X66]+[.$Z$2]*[.$Z$3]-0.5;0)" table:style-name="ce1">
            <text:p>5</text:p>
          </table:table-cell>
          <table:table-cell office:value-type="float" office:value="5" table:formula="of:=IF([.Y66]&lt;0;0;[.Y66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94752991476791193" table:formula="of:=RAND()" table:style-name="ce1">
            <text:p>0,947529915</text:p>
          </table:table-cell>
          <table:table-cell office:value-type="float" office:value="0.97248334664160618" table:formula="of:=RAND()" table:style-name="ce1">
            <text:p>0,972483347</text:p>
          </table:table-cell>
          <table:table-cell office:value-type="float" office:value="-5.6481478201204527E-2" table:formula="of:=SQRT(-2*LN([.V67]))*SIN(RADIANS(360*[.W67]))" table:style-name="ce1">
            <text:p>-0,056481478</text:p>
          </table:table-cell>
          <table:table-cell office:value-type="float" office:value="4" table:formula="of:=ROUND(SQRT([.$Z$2]*[.$Z$3]*(1-[.$Z$3]))*[.X67]+[.$Z$2]*[.$Z$3]-0.5;0)" table:style-name="ce1">
            <text:p>4</text:p>
          </table:table-cell>
          <table:table-cell office:value-type="float" office:value="4" table:formula="of:=IF([.Y67]&lt;0;0;[.Y67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8127457513840991" table:formula="of:=RAND()" table:style-name="ce1">
            <text:p>0,812745751</text:p>
          </table:table-cell>
          <table:table-cell office:value-type="float" office:value="0.20067173699967367" table:formula="of:=RAND()" table:style-name="ce1">
            <text:p>0,200671737</text:p>
          </table:table-cell>
          <table:table-cell office:value-type="float" office:value="0.61326895421304395" table:formula="of:=SQRT(-2*LN([.V68]))*SIN(RADIANS(360*[.W68]))" table:style-name="ce1">
            <text:p>0,613268954</text:p>
          </table:table-cell>
          <table:table-cell office:value-type="float" office:value="6" table:formula="of:=ROUND(SQRT([.$Z$2]*[.$Z$3]*(1-[.$Z$3]))*[.X68]+[.$Z$2]*[.$Z$3]-0.5;0)" table:style-name="ce1">
            <text:p>6</text:p>
          </table:table-cell>
          <table:table-cell office:value-type="float" office:value="6" table:formula="of:=IF([.Y68]&lt;0;0;[.Y68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6407389489263281" table:formula="of:=RAND()" table:style-name="ce1">
            <text:p>0,640738949</text:p>
          </table:table-cell>
          <table:table-cell office:value-type="float" office:value="0.60005989087099254" table:formula="of:=RAND()" table:style-name="ce1">
            <text:p>0,600059891</text:p>
          </table:table-cell>
          <table:table-cell office:value-type="float" office:value="-0.5548856673278233" table:formula="of:=SQRT(-2*LN([.V69]))*SIN(RADIANS(360*[.W69]))" table:style-name="ce1">
            <text:p>-0,554885667</text:p>
          </table:table-cell>
          <table:table-cell office:value-type="float" office:value="3" table:formula="of:=ROUND(SQRT([.$Z$2]*[.$Z$3]*(1-[.$Z$3]))*[.X69]+[.$Z$2]*[.$Z$3]-0.5;0)" table:style-name="ce1">
            <text:p>3</text:p>
          </table:table-cell>
          <table:table-cell office:value-type="float" office:value="3" table:formula="of:=IF([.Y69]&lt;0;0;[.Y69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8.9194802586871846E-2" table:formula="of:=RAND()" table:style-name="ce1">
            <text:p>0,089194803</text:p>
          </table:table-cell>
          <table:table-cell office:value-type="float" office:value="0.613222714289405" table:formula="of:=RAND()" table:style-name="ce1">
            <text:p>0,613222714</text:p>
          </table:table-cell>
          <table:table-cell office:value-type="float" office:value="-1.4354568410076538" table:formula="of:=SQRT(-2*LN([.V70]))*SIN(RADIANS(360*[.W70]))" table:style-name="ce1">
            <text:p>-1,435456841</text:p>
          </table:table-cell>
          <table:table-cell office:value-type="float" office:value="1" table:formula="of:=ROUND(SQRT([.$Z$2]*[.$Z$3]*(1-[.$Z$3]))*[.X70]+[.$Z$2]*[.$Z$3]-0.5;0)" table:style-name="ce1">
            <text:p>1</text:p>
          </table:table-cell>
          <table:table-cell office:value-type="float" office:value="1" table:formula="of:=IF([.Y70]&lt;0;0;[.Y70])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" table:style-name="ce1"/>
          <table:table-cell office:value-type="float" office:value="0.65694342878117296" table:formula="of:=RAND()" table:style-name="ce1">
            <text:p>0,656943429</text:p>
          </table:table-cell>
          <table:table-cell office:value-type="float" office:value="0.49089118749220795" table:formula="of:=RAND()" table:style-name="ce1">
            <text:p>0,490891187</text:p>
          </table:table-cell>
          <table:table-cell office:value-type="float" office:value="5.2435510936800753E-2" table:formula="of:=SQRT(-2*LN([.V71]))*SIN(RADIANS(360*[.W71]))" table:style-name="ce1">
            <text:p>0,052435511</text:p>
          </table:table-cell>
          <table:table-cell office:value-type="float" office:value="5" table:formula="of:=ROUND(SQRT([.$Z$2]*[.$Z$3]*(1-[.$Z$3]))*[.X71]+[.$Z$2]*[.$Z$3]-0.5;0)" table:style-name="ce1">
            <text:p>5</text:p>
          </table:table-cell>
          <table:table-cell office:value-type="float" office:value="5" table:formula="of:=IF([.Y71]&lt;0;0;[.Y71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86343585451383253" table:formula="of:=RAND()" table:style-name="ce1">
            <text:p>0,863435855</text:p>
          </table:table-cell>
          <table:table-cell office:value-type="float" office:value="0.85504483154756672" table:formula="of:=RAND()" table:style-name="ce1">
            <text:p>0,855044832</text:p>
          </table:table-cell>
          <table:table-cell office:value-type="float" office:value="-0.42810289186182632" table:formula="of:=SQRT(-2*LN([.V72]))*SIN(RADIANS(360*[.W72]))" table:style-name="ce1">
            <text:p>-0,428102892</text:p>
          </table:table-cell>
          <table:table-cell office:value-type="float" office:value="4" table:formula="of:=ROUND(SQRT([.$Z$2]*[.$Z$3]*(1-[.$Z$3]))*[.X72]+[.$Z$2]*[.$Z$3]-0.5;0)" table:style-name="ce1">
            <text:p>4</text:p>
          </table:table-cell>
          <table:table-cell office:value-type="float" office:value="4" table:formula="of:=IF([.Y72]&lt;0;0;[.Y72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48512346624381775" table:formula="of:=RAND()" table:style-name="ce1">
            <text:p>0,485123466</text:p>
          </table:table-cell>
          <table:table-cell office:value-type="float" office:value="0.10072533341303136" table:formula="of:=RAND()" table:style-name="ce1">
            <text:p>0,100725333</text:p>
          </table:table-cell>
          <table:table-cell office:value-type="float" office:value="0.71140955378652038" table:formula="of:=SQRT(-2*LN([.V73]))*SIN(RADIANS(360*[.W73]))" table:style-name="ce1">
            <text:p>0,711409554</text:p>
          </table:table-cell>
          <table:table-cell office:value-type="float" office:value="6" table:formula="of:=ROUND(SQRT([.$Z$2]*[.$Z$3]*(1-[.$Z$3]))*[.X73]+[.$Z$2]*[.$Z$3]-0.5;0)" table:style-name="ce1">
            <text:p>6</text:p>
          </table:table-cell>
          <table:table-cell office:value-type="float" office:value="6" table:formula="of:=IF([.Y73]&lt;0;0;[.Y73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72756334780182152" table:formula="of:=RAND()" table:style-name="ce1">
            <text:p>0,727563348</text:p>
          </table:table-cell>
          <table:table-cell office:value-type="float" office:value="0.81586912261390832" table:formula="of:=RAND()" table:style-name="ce1">
            <text:p>0,815869123</text:p>
          </table:table-cell>
          <table:table-cell office:value-type="float" office:value="-0.7302274599745685" table:formula="of:=SQRT(-2*LN([.V74]))*SIN(RADIANS(360*[.W74]))" table:style-name="ce1">
            <text:p>-0,73022746</text:p>
          </table:table-cell>
          <table:table-cell office:value-type="float" office:value="3" table:formula="of:=ROUND(SQRT([.$Z$2]*[.$Z$3]*(1-[.$Z$3]))*[.X74]+[.$Z$2]*[.$Z$3]-0.5;0)" table:style-name="ce1">
            <text:p>3</text:p>
          </table:table-cell>
          <table:table-cell office:value-type="float" office:value="3" table:formula="of:=IF([.Y74]&lt;0;0;[.Y74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" table:style-name="ce1"/>
          <table:table-cell office:value-type="float" office:value="0.8685820477785946" table:formula="of:=RAND()" table:style-name="ce1">
            <text:p>0,868582048</text:p>
          </table:table-cell>
          <table:table-cell office:value-type="float" office:value="0.10755080355917201" table:formula="of:=RAND()" table:style-name="ce1">
            <text:p>0,107550804</text:p>
          </table:table-cell>
          <table:table-cell office:value-type="float" office:value="0.33203329710762852" table:formula="of:=SQRT(-2*LN([.V75]))*SIN(RADIANS(360*[.W75]))" table:style-name="ce1">
            <text:p>0,332033297</text:p>
          </table:table-cell>
          <table:table-cell office:value-type="float" office:value="5" table:formula="of:=ROUND(SQRT([.$Z$2]*[.$Z$3]*(1-[.$Z$3]))*[.X75]+[.$Z$2]*[.$Z$3]-0.5;0)" table:style-name="ce1">
            <text:p>5</text:p>
          </table:table-cell>
          <table:table-cell office:value-type="float" office:value="5" table:formula="of:=IF([.Y75]&lt;0;0;[.Y75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99696603939894823" table:formula="of:=RAND()" table:style-name="ce1">
            <text:p>0,996966039</text:p>
          </table:table-cell>
          <table:table-cell office:value-type="float" office:value="0.58053808323551692" table:formula="of:=RAND()" table:style-name="ce1">
            <text:p>0,580538083</text:p>
          </table:table-cell>
          <table:table-cell office:value-type="float" office:value="-3.7786354676306845E-2" table:formula="of:=SQRT(-2*LN([.V76]))*SIN(RADIANS(360*[.W76]))" table:style-name="ce1">
            <text:p>-0,037786355</text:p>
          </table:table-cell>
          <table:table-cell office:value-type="float" office:value="4" table:formula="of:=ROUND(SQRT([.$Z$2]*[.$Z$3]*(1-[.$Z$3]))*[.X76]+[.$Z$2]*[.$Z$3]-0.5;0)" table:style-name="ce1">
            <text:p>4</text:p>
          </table:table-cell>
          <table:table-cell office:value-type="float" office:value="4" table:formula="of:=IF([.Y76]&lt;0;0;[.Y76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" table:style-name="ce1"/>
          <table:table-cell office:value-type="float" office:value="0.84374766583273531" table:formula="of:=RAND()" table:style-name="ce1">
            <text:p>0,843747666</text:p>
          </table:table-cell>
          <table:table-cell office:value-type="float" office:value="0.70973956180156095" table:formula="of:=RAND()" table:style-name="ce1">
            <text:p>0,709739562</text:p>
          </table:table-cell>
          <table:table-cell office:value-type="float" office:value="-0.56437506423615302" table:formula="of:=SQRT(-2*LN([.V77]))*SIN(RADIANS(360*[.W77]))" table:style-name="ce1">
            <text:p>-0,564375064</text:p>
          </table:table-cell>
          <table:table-cell office:value-type="float" office:value="3" table:formula="of:=ROUND(SQRT([.$Z$2]*[.$Z$3]*(1-[.$Z$3]))*[.X77]+[.$Z$2]*[.$Z$3]-0.5;0)" table:style-name="ce1">
            <text:p>3</text:p>
          </table:table-cell>
          <table:table-cell office:value-type="float" office:value="3" table:formula="of:=IF([.Y77]&lt;0;0;[.Y77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50718017542843263" table:formula="of:=RAND()" table:style-name="ce1">
            <text:p>0,507180175</text:p>
          </table:table-cell>
          <table:table-cell office:value-type="float" office:value="0.70071049819667131" table:formula="of:=RAND()" table:style-name="ce1">
            <text:p>0,700710498</text:p>
          </table:table-cell>
          <table:table-cell office:value-type="float" office:value="-1.1098029208551299" table:formula="of:=SQRT(-2*LN([.V78]))*SIN(RADIANS(360*[.W78]))" table:style-name="ce1">
            <text:p>-1,109802921</text:p>
          </table:table-cell>
          <table:table-cell office:value-type="float" office:value="2" table:formula="of:=ROUND(SQRT([.$Z$2]*[.$Z$3]*(1-[.$Z$3]))*[.X78]+[.$Z$2]*[.$Z$3]-0.5;0)" table:style-name="ce1">
            <text:p>2</text:p>
          </table:table-cell>
          <table:table-cell office:value-type="float" office:value="2" table:formula="of:=IF([.Y78]&lt;0;0;[.Y78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11800616606704639" table:formula="of:=RAND()" table:style-name="ce1">
            <text:p>0,118006166</text:p>
          </table:table-cell>
          <table:table-cell office:value-type="float" office:value="0.34684771007198389" table:formula="of:=RAND()" table:style-name="ce1">
            <text:p>0,34684771</text:p>
          </table:table-cell>
          <table:table-cell office:value-type="float" office:value="1.6962795876792087" table:formula="of:=SQRT(-2*LN([.V79]))*SIN(RADIANS(360*[.W79]))" table:style-name="ce1">
            <text:p>1,696279588</text:p>
          </table:table-cell>
          <table:table-cell office:value-type="float" office:value="8" table:formula="of:=ROUND(SQRT([.$Z$2]*[.$Z$3]*(1-[.$Z$3]))*[.X79]+[.$Z$2]*[.$Z$3]-0.5;0)" table:style-name="ce1">
            <text:p>8</text:p>
          </table:table-cell>
          <table:table-cell office:value-type="float" office:value="8" table:formula="of:=IF([.Y79]&lt;0;0;[.Y79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63720267048646639" table:formula="of:=RAND()" table:style-name="ce1">
            <text:p>0,63720267</text:p>
          </table:table-cell>
          <table:table-cell office:value-type="float" office:value="0.67777502999914752" table:formula="of:=RAND()" table:style-name="ce1">
            <text:p>0,67777503</text:p>
          </table:table-cell>
          <table:table-cell office:value-type="float" office:value="-0.85329588735076634" table:formula="of:=SQRT(-2*LN([.V80]))*SIN(RADIANS(360*[.W80]))" table:style-name="ce1">
            <text:p>-0,853295887</text:p>
          </table:table-cell>
          <table:table-cell office:value-type="float" office:value="3" table:formula="of:=ROUND(SQRT([.$Z$2]*[.$Z$3]*(1-[.$Z$3]))*[.X80]+[.$Z$2]*[.$Z$3]-0.5;0)" table:style-name="ce1">
            <text:p>3</text:p>
          </table:table-cell>
          <table:table-cell office:value-type="float" office:value="3" table:formula="of:=IF([.Y80]&lt;0;0;[.Y80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42461343166170784" table:formula="of:=RAND()" table:style-name="ce1">
            <text:p>0,424613432</text:p>
          </table:table-cell>
          <table:table-cell office:value-type="float" office:value="0.1748765281766903" table:formula="of:=RAND()" table:style-name="ce1">
            <text:p>0,174876528</text:p>
          </table:table-cell>
          <table:table-cell office:value-type="float" office:value="1.1657542871660358" table:formula="of:=SQRT(-2*LN([.V81]))*SIN(RADIANS(360*[.W81]))" table:style-name="ce1">
            <text:p>1,165754287</text:p>
          </table:table-cell>
          <table:table-cell office:value-type="float" office:value="7" table:formula="of:=ROUND(SQRT([.$Z$2]*[.$Z$3]*(1-[.$Z$3]))*[.X81]+[.$Z$2]*[.$Z$3]-0.5;0)" table:style-name="ce1">
            <text:p>7</text:p>
          </table:table-cell>
          <table:table-cell office:value-type="float" office:value="7" table:formula="of:=IF([.Y81]&lt;0;0;[.Y81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72114434287727025" table:formula="of:=RAND()" table:style-name="ce1">
            <text:p>0,721144343</text:p>
          </table:table-cell>
          <table:table-cell office:value-type="float" office:value="0.64127429647077261" table:formula="of:=RAND()" table:style-name="ce1">
            <text:p>0,641274296</text:p>
          </table:table-cell>
          <table:table-cell office:value-type="float" office:value="-0.62714281002979599" table:formula="of:=SQRT(-2*LN([.V82]))*SIN(RADIANS(360*[.W82]))" table:style-name="ce1">
            <text:p>-0,62714281</text:p>
          </table:table-cell>
          <table:table-cell office:value-type="float" office:value="3" table:formula="of:=ROUND(SQRT([.$Z$2]*[.$Z$3]*(1-[.$Z$3]))*[.X82]+[.$Z$2]*[.$Z$3]-0.5;0)" table:style-name="ce1">
            <text:p>3</text:p>
          </table:table-cell>
          <table:table-cell office:value-type="float" office:value="3" table:formula="of:=IF([.Y82]&lt;0;0;[.Y82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66493960277805131" table:formula="of:=RAND()" table:style-name="ce1">
            <text:p>0,664939603</text:p>
          </table:table-cell>
          <table:table-cell office:value-type="float" office:value="0.89713872600768907" table:formula="of:=RAND()" table:style-name="ce1">
            <text:p>0,897138726</text:p>
          </table:table-cell>
          <table:table-cell office:value-type="float" office:value="-0.54405364912240173" table:formula="of:=SQRT(-2*LN([.V83]))*SIN(RADIANS(360*[.W83]))" table:style-name="ce1">
            <text:p>-0,544053649</text:p>
          </table:table-cell>
          <table:table-cell office:value-type="float" office:value="3" table:formula="of:=ROUND(SQRT([.$Z$2]*[.$Z$3]*(1-[.$Z$3]))*[.X83]+[.$Z$2]*[.$Z$3]-0.5;0)" table:style-name="ce1">
            <text:p>3</text:p>
          </table:table-cell>
          <table:table-cell office:value-type="float" office:value="3" table:formula="of:=IF([.Y83]&lt;0;0;[.Y83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6295935378395856" table:formula="of:=RAND()" table:style-name="ce1">
            <text:p>0,629593538</text:p>
          </table:table-cell>
          <table:table-cell office:value-type="float" office:value="0.68947468592097583" table:formula="of:=RAND()" table:style-name="ce1">
            <text:p>0,689474686</text:p>
          </table:table-cell>
          <table:table-cell office:value-type="float" office:value="-0.8932315081944745" table:formula="of:=SQRT(-2*LN([.V84]))*SIN(RADIANS(360*[.W84]))" table:style-name="ce1">
            <text:p>-0,893231508</text:p>
          </table:table-cell>
          <table:table-cell office:value-type="float" office:value="3" table:formula="of:=ROUND(SQRT([.$Z$2]*[.$Z$3]*(1-[.$Z$3]))*[.X84]+[.$Z$2]*[.$Z$3]-0.5;0)" table:style-name="ce1">
            <text:p>3</text:p>
          </table:table-cell>
          <table:table-cell office:value-type="float" office:value="3" table:formula="of:=IF([.Y84]&lt;0;0;[.Y84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86156342404675468" table:formula="of:=RAND()" table:style-name="ce1">
            <text:p>0,861563424</text:p>
          </table:table-cell>
          <table:table-cell office:value-type="float" office:value="0.80117180622185369" table:formula="of:=RAND()" table:style-name="ce1">
            <text:p>0,801171806</text:p>
          </table:table-cell>
          <table:table-cell office:value-type="float" office:value="-0.51793122599336583" table:formula="of:=SQRT(-2*LN([.V85]))*SIN(RADIANS(360*[.W85]))" table:style-name="ce1">
            <text:p>-0,517931226</text:p>
          </table:table-cell>
          <table:table-cell office:value-type="float" office:value="3" table:formula="of:=ROUND(SQRT([.$Z$2]*[.$Z$3]*(1-[.$Z$3]))*[.X85]+[.$Z$2]*[.$Z$3]-0.5;0)" table:style-name="ce1">
            <text:p>3</text:p>
          </table:table-cell>
          <table:table-cell office:value-type="float" office:value="3" table:formula="of:=IF([.Y85]&lt;0;0;[.Y85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5.0164437244715199E-3" table:formula="of:=RAND()" table:style-name="ce1">
            <text:p>0,005016444</text:p>
          </table:table-cell>
          <table:table-cell office:value-type="float" office:value="0.67519632738885083" table:formula="of:=RAND()" table:style-name="ce1">
            <text:p>0,675196327</text:p>
          </table:table-cell>
          <table:table-cell office:value-type="float" office:value="-2.9013679590203614" table:formula="of:=SQRT(-2*LN([.V86]))*SIN(RADIANS(360*[.W86]))" table:style-name="ce1">
            <text:p>-2,901367959</text:p>
          </table:table-cell>
          <table:table-cell office:value-type="float" office:value="-2" table:formula="of:=ROUND(SQRT([.$Z$2]*[.$Z$3]*(1-[.$Z$3]))*[.X86]+[.$Z$2]*[.$Z$3]-0.5;0)" table:style-name="ce1">
            <text:p>-2</text:p>
          </table:table-cell>
          <table:table-cell office:value-type="float" office:value="0" table:formula="of:=IF([.Y86]&lt;0;0;[.Y86])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0" table:style-name="ce10">
            <text:p>0</text:p>
          </table:table-cell>
          <table:table-cell table:number-columns-repeated="16" table:style-name="ce1"/>
          <table:table-cell office:value-type="float" office:value="0.48549103011103112" table:formula="of:=RAND()" table:style-name="ce1">
            <text:p>0,48549103</text:p>
          </table:table-cell>
          <table:table-cell office:value-type="float" office:value="0.83617847376946908" table:formula="of:=RAND()" table:style-name="ce1">
            <text:p>0,836178474</text:p>
          </table:table-cell>
          <table:table-cell office:value-type="float" office:value="-1.0301901856028017" table:formula="of:=SQRT(-2*LN([.V87]))*SIN(RADIANS(360*[.W87]))" table:style-name="ce1">
            <text:p>-1,030190186</text:p>
          </table:table-cell>
          <table:table-cell office:value-type="float" office:value="2" table:formula="of:=ROUND(SQRT([.$Z$2]*[.$Z$3]*(1-[.$Z$3]))*[.X87]+[.$Z$2]*[.$Z$3]-0.5;0)" table:style-name="ce1">
            <text:p>2</text:p>
          </table:table-cell>
          <table:table-cell office:value-type="float" office:value="2" table:formula="of:=IF([.Y87]&lt;0;0;[.Y87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51626130670781445" table:formula="of:=RAND()" table:style-name="ce1">
            <text:p>0,516261307</text:p>
          </table:table-cell>
          <table:table-cell office:value-type="float" office:value="0.84846215838928141" table:formula="of:=RAND()" table:style-name="ce1">
            <text:p>0,848462158</text:p>
          </table:table-cell>
          <table:table-cell office:value-type="float" office:value="-0.9367810913503507" table:formula="of:=SQRT(-2*LN([.V88]))*SIN(RADIANS(360*[.W88]))" table:style-name="ce1">
            <text:p>-0,936781091</text:p>
          </table:table-cell>
          <table:table-cell office:value-type="float" office:value="2" table:formula="of:=ROUND(SQRT([.$Z$2]*[.$Z$3]*(1-[.$Z$3]))*[.X88]+[.$Z$2]*[.$Z$3]-0.5;0)" table:style-name="ce1">
            <text:p>2</text:p>
          </table:table-cell>
          <table:table-cell office:value-type="float" office:value="2" table:formula="of:=IF([.Y88]&lt;0;0;[.Y88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41481303328058683" table:formula="of:=RAND()" table:style-name="ce1">
            <text:p>0,414813033</text:p>
          </table:table-cell>
          <table:table-cell office:value-type="float" office:value="3.4399404918771914E-2" table:formula="of:=RAND()" table:style-name="ce1">
            <text:p>0,034399405</text:p>
          </table:table-cell>
          <table:table-cell office:value-type="float" office:value="0.28450018023707119" table:formula="of:=SQRT(-2*LN([.V89]))*SIN(RADIANS(360*[.W89]))" table:style-name="ce1">
            <text:p>0,28450018</text:p>
          </table:table-cell>
          <table:table-cell office:value-type="float" office:value="5" table:formula="of:=ROUND(SQRT([.$Z$2]*[.$Z$3]*(1-[.$Z$3]))*[.X89]+[.$Z$2]*[.$Z$3]-0.5;0)" table:style-name="ce1">
            <text:p>5</text:p>
          </table:table-cell>
          <table:table-cell office:value-type="float" office:value="5" table:formula="of:=IF([.Y89]&lt;0;0;[.Y89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98105761541074643" table:formula="of:=RAND()" table:style-name="ce1">
            <text:p>0,981057615</text:p>
          </table:table-cell>
          <table:table-cell office:value-type="float" office:value="0.12782318190187913" table:formula="of:=RAND()" table:style-name="ce1">
            <text:p>0,127823182</text:p>
          </table:table-cell>
          <table:table-cell office:value-type="float" office:value="0.14072105644518515" table:formula="of:=SQRT(-2*LN([.V90]))*SIN(RADIANS(360*[.W90]))" table:style-name="ce1">
            <text:p>0,140721056</text:p>
          </table:table-cell>
          <table:table-cell office:value-type="float" office:value="5" table:formula="of:=ROUND(SQRT([.$Z$2]*[.$Z$3]*(1-[.$Z$3]))*[.X90]+[.$Z$2]*[.$Z$3]-0.5;0)" table:style-name="ce1">
            <text:p>5</text:p>
          </table:table-cell>
          <table:table-cell office:value-type="float" office:value="5" table:formula="of:=IF([.Y90]&lt;0;0;[.Y90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92022799539772415" table:formula="of:=RAND()" table:style-name="ce1">
            <text:p>0,920227995</text:p>
          </table:table-cell>
          <table:table-cell office:value-type="float" office:value="0.1724244791204147" table:formula="of:=RAND()" table:style-name="ce1">
            <text:p>0,172424479</text:p>
          </table:table-cell>
          <table:table-cell office:value-type="float" office:value="0.36027306557179856" table:formula="of:=SQRT(-2*LN([.V91]))*SIN(RADIANS(360*[.W91]))" table:style-name="ce1">
            <text:p>0,360273066</text:p>
          </table:table-cell>
          <table:table-cell office:value-type="float" office:value="5" table:formula="of:=ROUND(SQRT([.$Z$2]*[.$Z$3]*(1-[.$Z$3]))*[.X91]+[.$Z$2]*[.$Z$3]-0.5;0)" table:style-name="ce1">
            <text:p>5</text:p>
          </table:table-cell>
          <table:table-cell office:value-type="float" office:value="5" table:formula="of:=IF([.Y91]&lt;0;0;[.Y91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6.8376358563519868E-2" table:formula="of:=RAND()" table:style-name="ce1">
            <text:p>0,068376359</text:p>
          </table:table-cell>
          <table:table-cell office:value-type="float" office:value="0.70956032223135812" table:formula="of:=RAND()" table:style-name="ce1">
            <text:p>0,709560322</text:p>
          </table:table-cell>
          <table:table-cell office:value-type="float" office:value="-2.2419732632788438" table:formula="of:=SQRT(-2*LN([.V92]))*SIN(RADIANS(360*[.W92]))" table:style-name="ce1">
            <text:p>-2,241973263</text:p>
          </table:table-cell>
          <table:table-cell office:value-type="float" office:value="0" table:formula="of:=ROUND(SQRT([.$Z$2]*[.$Z$3]*(1-[.$Z$3]))*[.X92]+[.$Z$2]*[.$Z$3]-0.5;0)" table:style-name="ce1">
            <text:p>0</text:p>
          </table:table-cell>
          <table:table-cell office:value-type="float" office:value="0" table:formula="of:=IF([.Y92]&lt;0;0;[.Y92])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6130239947825501" table:formula="of:=RAND()" table:style-name="ce1">
            <text:p>0,613023995</text:p>
          </table:table-cell>
          <table:table-cell office:value-type="float" office:value="0.85783197309932102" table:formula="of:=RAND()" table:style-name="ce1">
            <text:p>0,857831973</text:p>
          </table:table-cell>
          <table:table-cell office:value-type="float" office:value="-0.77078315613636694" table:formula="of:=SQRT(-2*LN([.V93]))*SIN(RADIANS(360*[.W93]))" table:style-name="ce1">
            <text:p>-0,770783156</text:p>
          </table:table-cell>
          <table:table-cell office:value-type="float" office:value="3" table:formula="of:=ROUND(SQRT([.$Z$2]*[.$Z$3]*(1-[.$Z$3]))*[.X93]+[.$Z$2]*[.$Z$3]-0.5;0)" table:style-name="ce1">
            <text:p>3</text:p>
          </table:table-cell>
          <table:table-cell office:value-type="float" office:value="3" table:formula="of:=IF([.Y93]&lt;0;0;[.Y93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32861644366614928" table:formula="of:=RAND()" table:style-name="ce1">
            <text:p>0,328616444</text:p>
          </table:table-cell>
          <table:table-cell office:value-type="float" office:value="0.33395835274287089" table:formula="of:=RAND()" table:style-name="ce1">
            <text:p>0,333958353</text:p>
          </table:table-cell>
          <table:table-cell office:value-type="float" office:value="1.2890730426536332" table:formula="of:=SQRT(-2*LN([.V94]))*SIN(RADIANS(360*[.W94]))" table:style-name="ce1">
            <text:p>1,289073043</text:p>
          </table:table-cell>
          <table:table-cell office:value-type="float" office:value="7" table:formula="of:=ROUND(SQRT([.$Z$2]*[.$Z$3]*(1-[.$Z$3]))*[.X94]+[.$Z$2]*[.$Z$3]-0.5;0)" table:style-name="ce1">
            <text:p>7</text:p>
          </table:table-cell>
          <table:table-cell office:value-type="float" office:value="7" table:formula="of:=IF([.Y94]&lt;0;0;[.Y94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20019135941987043" table:formula="of:=RAND()" table:style-name="ce1">
            <text:p>0,200191359</text:p>
          </table:table-cell>
          <table:table-cell office:value-type="float" office:value="0.88322697041856502" table:formula="of:=RAND()" table:style-name="ce1">
            <text:p>0,88322697</text:p>
          </table:table-cell>
          <table:table-cell office:value-type="float" office:value="-1.2010361059217523" table:formula="of:=SQRT(-2*LN([.V95]))*SIN(RADIANS(360*[.W95]))" table:style-name="ce1">
            <text:p>-1,201036106</text:p>
          </table:table-cell>
          <table:table-cell office:value-type="float" office:value="2" table:formula="of:=ROUND(SQRT([.$Z$2]*[.$Z$3]*(1-[.$Z$3]))*[.X95]+[.$Z$2]*[.$Z$3]-0.5;0)" table:style-name="ce1">
            <text:p>2</text:p>
          </table:table-cell>
          <table:table-cell office:value-type="float" office:value="2" table:formula="of:=IF([.Y95]&lt;0;0;[.Y95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66394235958566516" table:formula="of:=RAND()" table:style-name="ce1">
            <text:p>0,66394236</text:p>
          </table:table-cell>
          <table:table-cell office:value-type="float" office:value="0.96320794223908723" table:formula="of:=RAND()" table:style-name="ce1">
            <text:p>0,963207942</text:p>
          </table:table-cell>
          <table:table-cell office:value-type="float" office:value="-0.20736365423439262" table:formula="of:=SQRT(-2*LN([.V96]))*SIN(RADIANS(360*[.W96]))" table:style-name="ce1">
            <text:p>-0,207363654</text:p>
          </table:table-cell>
          <table:table-cell office:value-type="float" office:value="4" table:formula="of:=ROUND(SQRT([.$Z$2]*[.$Z$3]*(1-[.$Z$3]))*[.X96]+[.$Z$2]*[.$Z$3]-0.5;0)" table:style-name="ce1">
            <text:p>4</text:p>
          </table:table-cell>
          <table:table-cell office:value-type="float" office:value="4" table:formula="of:=IF([.Y96]&lt;0;0;[.Y96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7.4036469040106079E-2" table:formula="of:=RAND()" table:style-name="ce1">
            <text:p>0,074036469</text:p>
          </table:table-cell>
          <table:table-cell office:value-type="float" office:value="0.49709293320600556" table:formula="of:=RAND()" table:style-name="ce1">
            <text:p>0,497092933</text:p>
          </table:table-cell>
          <table:table-cell office:value-type="float" office:value="4.1675352791424321E-2" table:formula="of:=SQRT(-2*LN([.V97]))*SIN(RADIANS(360*[.W97]))" table:style-name="ce1">
            <text:p>0,041675353</text:p>
          </table:table-cell>
          <table:table-cell office:value-type="float" office:value="5" table:formula="of:=ROUND(SQRT([.$Z$2]*[.$Z$3]*(1-[.$Z$3]))*[.X97]+[.$Z$2]*[.$Z$3]-0.5;0)" table:style-name="ce1">
            <text:p>5</text:p>
          </table:table-cell>
          <table:table-cell office:value-type="float" office:value="5" table:formula="of:=IF([.Y97]&lt;0;0;[.Y97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25684096393938993" table:formula="of:=RAND()" table:style-name="ce1">
            <text:p>0,256840964</text:p>
          </table:table-cell>
          <table:table-cell office:value-type="float" office:value="0.23104980712717305" table:formula="of:=RAND()" table:style-name="ce1">
            <text:p>0,231049807</text:p>
          </table:table-cell>
          <table:table-cell office:value-type="float" office:value="1.6371427612989014" table:formula="of:=SQRT(-2*LN([.V98]))*SIN(RADIANS(360*[.W98]))" table:style-name="ce1">
            <text:p>1,637142761</text:p>
          </table:table-cell>
          <table:table-cell office:value-type="float" office:value="8" table:formula="of:=ROUND(SQRT([.$Z$2]*[.$Z$3]*(1-[.$Z$3]))*[.X98]+[.$Z$2]*[.$Z$3]-0.5;0)" table:style-name="ce1">
            <text:p>8</text:p>
          </table:table-cell>
          <table:table-cell office:value-type="float" office:value="8" table:formula="of:=IF([.Y98]&lt;0;0;[.Y98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90910102987156827" table:formula="of:=RAND()" table:style-name="ce1">
            <text:p>0,90910103</text:p>
          </table:table-cell>
          <table:table-cell office:value-type="float" office:value="0.22995417408646124" table:formula="of:=RAND()" table:style-name="ce1">
            <text:p>0,229954174</text:p>
          </table:table-cell>
          <table:table-cell office:value-type="float" office:value="0.4331171157415547" table:formula="of:=SQRT(-2*LN([.V99]))*SIN(RADIANS(360*[.W99]))" table:style-name="ce1">
            <text:p>0,433117116</text:p>
          </table:table-cell>
          <table:table-cell office:value-type="float" office:value="5" table:formula="of:=ROUND(SQRT([.$Z$2]*[.$Z$3]*(1-[.$Z$3]))*[.X99]+[.$Z$2]*[.$Z$3]-0.5;0)" table:style-name="ce1">
            <text:p>5</text:p>
          </table:table-cell>
          <table:table-cell office:value-type="float" office:value="5" table:formula="of:=IF([.Y99]&lt;0;0;[.Y99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57393823485638096" table:formula="of:=RAND()" table:style-name="ce1">
            <text:p>0,573938235</text:p>
          </table:table-cell>
          <table:table-cell office:value-type="float" office:value="0.65502435354207589" table:formula="of:=RAND()" table:style-name="ce1">
            <text:p>0,655024354</text:p>
          </table:table-cell>
          <table:table-cell office:value-type="float" office:value="-0.87165736029618157" table:formula="of:=SQRT(-2*LN([.V100]))*SIN(RADIANS(360*[.W100]))" table:style-name="ce1">
            <text:p>-0,87165736</text:p>
          </table:table-cell>
          <table:table-cell office:value-type="float" office:value="3" table:formula="of:=ROUND(SQRT([.$Z$2]*[.$Z$3]*(1-[.$Z$3]))*[.X100]+[.$Z$2]*[.$Z$3]-0.5;0)" table:style-name="ce1">
            <text:p>3</text:p>
          </table:table-cell>
          <table:table-cell office:value-type="float" office:value="3" table:formula="of:=IF([.Y100]&lt;0;0;[.Y100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86927754869523211" table:formula="of:=RAND()" table:style-name="ce1">
            <text:p>0,869277549</text:p>
          </table:table-cell>
          <table:table-cell office:value-type="float" office:value="0.64025594028678268" table:formula="of:=RAND()" table:style-name="ce1">
            <text:p>0,64025594</text:p>
          </table:table-cell>
          <table:table-cell office:value-type="float" office:value="-0.40839447466471368" table:formula="of:=SQRT(-2*LN([.V101]))*SIN(RADIANS(360*[.W101]))" table:style-name="ce1">
            <text:p>-0,408394475</text:p>
          </table:table-cell>
          <table:table-cell office:value-type="float" office:value="4" table:formula="of:=ROUND(SQRT([.$Z$2]*[.$Z$3]*(1-[.$Z$3]))*[.X101]+[.$Z$2]*[.$Z$3]-0.5;0)" table:style-name="ce1">
            <text:p>4</text:p>
          </table:table-cell>
          <table:table-cell office:value-type="float" office:value="4" table:formula="of:=IF([.Y101]&lt;0;0;[.Y101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92715005769108005" table:formula="of:=RAND()" table:style-name="ce1">
            <text:p>0,927150058</text:p>
          </table:table-cell>
          <table:table-cell office:value-type="float" office:value="0.95824072263232207" table:formula="of:=RAND()" table:style-name="ce1">
            <text:p>0,958240723</text:p>
          </table:table-cell>
          <table:table-cell office:value-type="float" office:value="-0.10088546508780388" table:formula="of:=SQRT(-2*LN([.V102]))*SIN(RADIANS(360*[.W102]))" table:style-name="ce1">
            <text:p>-0,100885465</text:p>
          </table:table-cell>
          <table:table-cell office:value-type="float" office:value="4" table:formula="of:=ROUND(SQRT([.$Z$2]*[.$Z$3]*(1-[.$Z$3]))*[.X102]+[.$Z$2]*[.$Z$3]-0.5;0)" table:style-name="ce1">
            <text:p>4</text:p>
          </table:table-cell>
          <table:table-cell office:value-type="float" office:value="4" table:formula="of:=IF([.Y102]&lt;0;0;[.Y102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98391293786348699" table:formula="of:=RAND()" table:style-name="ce1">
            <text:p>0,983912938</text:p>
          </table:table-cell>
          <table:table-cell office:value-type="float" office:value="0.54414075954257624" table:formula="of:=RAND()" table:style-name="ce1">
            <text:p>0,54414076</text:p>
          </table:table-cell>
          <table:table-cell office:value-type="float" office:value="-4.9311644770773953E-2" table:formula="of:=SQRT(-2*LN([.V103]))*SIN(RADIANS(360*[.W103]))" table:style-name="ce1">
            <text:p>-0,049311645</text:p>
          </table:table-cell>
          <table:table-cell office:value-type="float" office:value="4" table:formula="of:=ROUND(SQRT([.$Z$2]*[.$Z$3]*(1-[.$Z$3]))*[.X103]+[.$Z$2]*[.$Z$3]-0.5;0)" table:style-name="ce1">
            <text:p>4</text:p>
          </table:table-cell>
          <table:table-cell office:value-type="float" office:value="4" table:formula="of:=IF([.Y103]&lt;0;0;[.Y103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48277799072467431" table:formula="of:=RAND()" table:style-name="ce1">
            <text:p>0,482777991</text:p>
          </table:table-cell>
          <table:table-cell office:value-type="float" office:value="0.24521442302970431" table:formula="of:=RAND()" table:style-name="ce1">
            <text:p>0,245214423</text:p>
          </table:table-cell>
          <table:table-cell office:value-type="float" office:value="1.2062671294261549" table:formula="of:=SQRT(-2*LN([.V104]))*SIN(RADIANS(360*[.W104]))" table:style-name="ce1">
            <text:p>1,206267129</text:p>
          </table:table-cell>
          <table:table-cell office:value-type="float" office:value="7" table:formula="of:=ROUND(SQRT([.$Z$2]*[.$Z$3]*(1-[.$Z$3]))*[.X104]+[.$Z$2]*[.$Z$3]-0.5;0)" table:style-name="ce1">
            <text:p>7</text:p>
          </table:table-cell>
          <table:table-cell office:value-type="float" office:value="7" table:formula="of:=IF([.Y104]&lt;0;0;[.Y104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4.7789092117285659E-2" table:formula="of:=RAND()" table:style-name="ce1">
            <text:p>0,047789092</text:p>
          </table:table-cell>
          <table:table-cell office:value-type="float" office:value="0.39013962330334295" table:formula="of:=RAND()" table:style-name="ce1">
            <text:p>0,390139623</text:p>
          </table:table-cell>
          <table:table-cell office:value-type="float" office:value="1.5703181305388414" table:formula="of:=SQRT(-2*LN([.V105]))*SIN(RADIANS(360*[.W105]))" table:style-name="ce1">
            <text:p>1,570318131</text:p>
          </table:table-cell>
          <table:table-cell office:value-type="float" office:value="8" table:formula="of:=ROUND(SQRT([.$Z$2]*[.$Z$3]*(1-[.$Z$3]))*[.X105]+[.$Z$2]*[.$Z$3]-0.5;0)" table:style-name="ce1">
            <text:p>8</text:p>
          </table:table-cell>
          <table:table-cell office:value-type="float" office:value="8" table:formula="of:=IF([.Y105]&lt;0;0;[.Y105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71115592625864588" table:formula="of:=RAND()" table:style-name="ce1">
            <text:p>0,711155926</text:p>
          </table:table-cell>
          <table:table-cell office:value-type="float" office:value="0.52214090644515032" table:formula="of:=RAND()" table:style-name="ce1">
            <text:p>0,522140906</text:p>
          </table:table-cell>
          <table:table-cell office:value-type="float" office:value="-0.11449297145058777" table:formula="of:=SQRT(-2*LN([.V106]))*SIN(RADIANS(360*[.W106]))" table:style-name="ce1">
            <text:p>-0,114492971</text:p>
          </table:table-cell>
          <table:table-cell office:value-type="float" office:value="4" table:formula="of:=ROUND(SQRT([.$Z$2]*[.$Z$3]*(1-[.$Z$3]))*[.X106]+[.$Z$2]*[.$Z$3]-0.5;0)" table:style-name="ce1">
            <text:p>4</text:p>
          </table:table-cell>
          <table:table-cell office:value-type="float" office:value="4" table:formula="of:=IF([.Y106]&lt;0;0;[.Y106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4605627573676575" table:formula="of:=RAND()" table:style-name="ce1">
            <text:p>0,460562757</text:p>
          </table:table-cell>
          <table:table-cell office:value-type="float" office:value="9.5928386946664168E-2" table:formula="of:=RAND()" table:style-name="ce1">
            <text:p>0,095928387</text:p>
          </table:table-cell>
          <table:table-cell office:value-type="float" office:value="0.70592212770653362" table:formula="of:=SQRT(-2*LN([.V107]))*SIN(RADIANS(360*[.W107]))" table:style-name="ce1">
            <text:p>0,705922128</text:p>
          </table:table-cell>
          <table:table-cell office:value-type="float" office:value="6" table:formula="of:=ROUND(SQRT([.$Z$2]*[.$Z$3]*(1-[.$Z$3]))*[.X107]+[.$Z$2]*[.$Z$3]-0.5;0)" table:style-name="ce1">
            <text:p>6</text:p>
          </table:table-cell>
          <table:table-cell office:value-type="float" office:value="6" table:formula="of:=IF([.Y107]&lt;0;0;[.Y107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29968675876137163" table:formula="of:=RAND()" table:style-name="ce1">
            <text:p>0,299686759</text:p>
          </table:table-cell>
          <table:table-cell office:value-type="float" office:value="0.92541437112163349" table:formula="of:=RAND()" table:style-name="ce1">
            <text:p>0,925414371</text:p>
          </table:table-cell>
          <table:table-cell office:value-type="float" office:value="-0.70118419055753745" table:formula="of:=SQRT(-2*LN([.V108]))*SIN(RADIANS(360*[.W108]))" table:style-name="ce1">
            <text:p>-0,701184191</text:p>
          </table:table-cell>
          <table:table-cell office:value-type="float" office:value="3" table:formula="of:=ROUND(SQRT([.$Z$2]*[.$Z$3]*(1-[.$Z$3]))*[.X108]+[.$Z$2]*[.$Z$3]-0.5;0)" table:style-name="ce1">
            <text:p>3</text:p>
          </table:table-cell>
          <table:table-cell office:value-type="float" office:value="3" table:formula="of:=IF([.Y108]&lt;0;0;[.Y108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99071033759542115" table:formula="of:=RAND()" table:style-name="ce1">
            <text:p>0,990710338</text:p>
          </table:table-cell>
          <table:table-cell office:value-type="float" office:value="8.6527734704581194E-2" table:formula="of:=RAND()" table:style-name="ce1">
            <text:p>0,086527735</text:p>
          </table:table-cell>
          <table:table-cell office:value-type="float" office:value="7.0672963372775635E-2" table:formula="of:=SQRT(-2*LN([.V109]))*SIN(RADIANS(360*[.W109]))" table:style-name="ce1">
            <text:p>0,070672963</text:p>
          </table:table-cell>
          <table:table-cell office:value-type="float" office:value="5" table:formula="of:=ROUND(SQRT([.$Z$2]*[.$Z$3]*(1-[.$Z$3]))*[.X109]+[.$Z$2]*[.$Z$3]-0.5;0)" table:style-name="ce1">
            <text:p>5</text:p>
          </table:table-cell>
          <table:table-cell office:value-type="float" office:value="5" table:formula="of:=IF([.Y109]&lt;0;0;[.Y109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3.4970670786117708E-2" table:formula="of:=RAND()" table:style-name="ce1">
            <text:p>0,034970671</text:p>
          </table:table-cell>
          <table:table-cell office:value-type="float" office:value="0.75181515710518465" table:formula="of:=RAND()" table:style-name="ce1">
            <text:p>0,751815157</text:p>
          </table:table-cell>
          <table:table-cell office:value-type="float" office:value="-2.5895209585985124" table:formula="of:=SQRT(-2*LN([.V110]))*SIN(RADIANS(360*[.W110]))" table:style-name="ce1">
            <text:p>-2,589520959</text:p>
          </table:table-cell>
          <table:table-cell office:value-type="float" office:value="-1" table:formula="of:=ROUND(SQRT([.$Z$2]*[.$Z$3]*(1-[.$Z$3]))*[.X110]+[.$Z$2]*[.$Z$3]-0.5;0)" table:style-name="ce1">
            <text:p>-1</text:p>
          </table:table-cell>
          <table:table-cell office:value-type="float" office:value="0" table:formula="of:=IF([.Y110]&lt;0;0;[.Y110])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40478732759127878" table:formula="of:=RAND()" table:style-name="ce1">
            <text:p>0,404787328</text:p>
          </table:table-cell>
          <table:table-cell office:value-type="float" office:value="8.8299209751208974E-2" table:formula="of:=RAND()" table:style-name="ce1">
            <text:p>0,08829921</text:p>
          </table:table-cell>
          <table:table-cell office:value-type="float" office:value="0.70846382007678788" table:formula="of:=SQRT(-2*LN([.V111]))*SIN(RADIANS(360*[.W111]))" table:style-name="ce1">
            <text:p>0,70846382</text:p>
          </table:table-cell>
          <table:table-cell office:value-type="float" office:value="6" table:formula="of:=ROUND(SQRT([.$Z$2]*[.$Z$3]*(1-[.$Z$3]))*[.X111]+[.$Z$2]*[.$Z$3]-0.5;0)" table:style-name="ce1">
            <text:p>6</text:p>
          </table:table-cell>
          <table:table-cell office:value-type="float" office:value="6" table:formula="of:=IF([.Y111]&lt;0;0;[.Y111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56216706367902625" table:formula="of:=RAND()" table:style-name="ce1">
            <text:p>0,562167064</text:p>
          </table:table-cell>
          <table:table-cell office:value-type="float" office:value="0.64321964395320086" table:formula="of:=RAND()" table:style-name="ce1">
            <text:p>0,643219644</text:p>
          </table:table-cell>
          <table:table-cell office:value-type="float" office:value="-0.84063967741870071" table:formula="of:=SQRT(-2*LN([.V112]))*SIN(RADIANS(360*[.W112]))" table:style-name="ce1">
            <text:p>-0,840639677</text:p>
          </table:table-cell>
          <table:table-cell office:value-type="float" office:value="3" table:formula="of:=ROUND(SQRT([.$Z$2]*[.$Z$3]*(1-[.$Z$3]))*[.X112]+[.$Z$2]*[.$Z$3]-0.5;0)" table:style-name="ce1">
            <text:p>3</text:p>
          </table:table-cell>
          <table:table-cell office:value-type="float" office:value="3" table:formula="of:=IF([.Y112]&lt;0;0;[.Y112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39610297423845831" table:formula="of:=RAND()" table:style-name="ce1">
            <text:p>0,396102974</text:p>
          </table:table-cell>
          <table:table-cell office:value-type="float" office:value="0.62994594848059726" table:formula="of:=RAND()" table:style-name="ce1">
            <text:p>0,629945948</text:p>
          </table:table-cell>
          <table:table-cell office:value-type="float" office:value="-0.99176730199969798" table:formula="of:=SQRT(-2*LN([.V113]))*SIN(RADIANS(360*[.W113]))" table:style-name="ce1">
            <text:p>-0,991767302</text:p>
          </table:table-cell>
          <table:table-cell office:value-type="float" office:value="2" table:formula="of:=ROUND(SQRT([.$Z$2]*[.$Z$3]*(1-[.$Z$3]))*[.X113]+[.$Z$2]*[.$Z$3]-0.5;0)" table:style-name="ce1">
            <text:p>2</text:p>
          </table:table-cell>
          <table:table-cell office:value-type="float" office:value="2" table:formula="of:=IF([.Y113]&lt;0;0;[.Y113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48001600123286159" table:formula="of:=RAND()" table:style-name="ce1">
            <text:p>0,480016001</text:p>
          </table:table-cell>
          <table:table-cell office:value-type="float" office:value="0.96925386001817282" table:formula="of:=RAND()" table:style-name="ce1">
            <text:p>0,96925386</text:p>
          </table:table-cell>
          <table:table-cell office:value-type="float" office:value="-0.23260006859180912" table:formula="of:=SQRT(-2*LN([.V114]))*SIN(RADIANS(360*[.W114]))" table:style-name="ce1">
            <text:p>-0,232600069</text:p>
          </table:table-cell>
          <table:table-cell office:value-type="float" office:value="4" table:formula="of:=ROUND(SQRT([.$Z$2]*[.$Z$3]*(1-[.$Z$3]))*[.X114]+[.$Z$2]*[.$Z$3]-0.5;0)" table:style-name="ce1">
            <text:p>4</text:p>
          </table:table-cell>
          <table:table-cell office:value-type="float" office:value="4" table:formula="of:=IF([.Y114]&lt;0;0;[.Y114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24217527590567789" table:formula="of:=RAND()" table:style-name="ce1">
            <text:p>0,242175276</text:p>
          </table:table-cell>
          <table:table-cell office:value-type="float" office:value="0.95759138111348108" table:formula="of:=RAND()" table:style-name="ce1">
            <text:p>0,957591381</text:p>
          </table:table-cell>
          <table:table-cell office:value-type="float" office:value="-0.44345540224515917" table:formula="of:=SQRT(-2*LN([.V115]))*SIN(RADIANS(360*[.W115]))" table:style-name="ce1">
            <text:p>-0,443455402</text:p>
          </table:table-cell>
          <table:table-cell office:value-type="float" office:value="4" table:formula="of:=ROUND(SQRT([.$Z$2]*[.$Z$3]*(1-[.$Z$3]))*[.X115]+[.$Z$2]*[.$Z$3]-0.5;0)" table:style-name="ce1">
            <text:p>4</text:p>
          </table:table-cell>
          <table:table-cell office:value-type="float" office:value="4" table:formula="of:=IF([.Y115]&lt;0;0;[.Y115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38641408540655675" table:formula="of:=RAND()" table:style-name="ce1">
            <text:p>0,386414085</text:p>
          </table:table-cell>
          <table:table-cell office:value-type="float" office:value="0.8839555910100948" table:formula="of:=RAND()" table:style-name="ce1">
            <text:p>0,883955591</text:p>
          </table:table-cell>
          <table:table-cell office:value-type="float" office:value="-0.9187295406289232" table:formula="of:=SQRT(-2*LN([.V116]))*SIN(RADIANS(360*[.W116]))" table:style-name="ce1">
            <text:p>-0,918729541</text:p>
          </table:table-cell>
          <table:table-cell office:value-type="float" office:value="2" table:formula="of:=ROUND(SQRT([.$Z$2]*[.$Z$3]*(1-[.$Z$3]))*[.X116]+[.$Z$2]*[.$Z$3]-0.5;0)" table:style-name="ce1">
            <text:p>2</text:p>
          </table:table-cell>
          <table:table-cell office:value-type="float" office:value="2" table:formula="of:=IF([.Y116]&lt;0;0;[.Y116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28063646626852778" table:formula="of:=RAND()" table:style-name="ce1">
            <text:p>0,280636466</text:p>
          </table:table-cell>
          <table:table-cell office:value-type="float" office:value="0.96442321161367484" table:formula="of:=RAND()" table:style-name="ce1">
            <text:p>0,964423212</text:p>
          </table:table-cell>
          <table:table-cell office:value-type="float" office:value="-0.35339421561237577" table:formula="of:=SQRT(-2*LN([.V117]))*SIN(RADIANS(360*[.W117]))" table:style-name="ce1">
            <text:p>-0,353394216</text:p>
          </table:table-cell>
          <table:table-cell office:value-type="float" office:value="4" table:formula="of:=ROUND(SQRT([.$Z$2]*[.$Z$3]*(1-[.$Z$3]))*[.X117]+[.$Z$2]*[.$Z$3]-0.5;0)" table:style-name="ce1">
            <text:p>4</text:p>
          </table:table-cell>
          <table:table-cell office:value-type="float" office:value="4" table:formula="of:=IF([.Y117]&lt;0;0;[.Y117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3.1637278816965431E-2" table:formula="of:=RAND()" table:style-name="ce1">
            <text:p>0,031637279</text:p>
          </table:table-cell>
          <table:table-cell office:value-type="float" office:value="0.69304965404318919" table:formula="of:=RAND()" table:style-name="ce1">
            <text:p>0,693049654</text:p>
          </table:table-cell>
          <table:table-cell office:value-type="float" office:value="-2.4616213413432697" table:formula="of:=SQRT(-2*LN([.V118]))*SIN(RADIANS(360*[.W118]))" table:style-name="ce1">
            <text:p>-2,461621341</text:p>
          </table:table-cell>
          <table:table-cell office:value-type="float" office:value="-1" table:formula="of:=ROUND(SQRT([.$Z$2]*[.$Z$3]*(1-[.$Z$3]))*[.X118]+[.$Z$2]*[.$Z$3]-0.5;0)" table:style-name="ce1">
            <text:p>-1</text:p>
          </table:table-cell>
          <table:table-cell office:value-type="float" office:value="0" table:formula="of:=IF([.Y118]&lt;0;0;[.Y118])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" table:style-name="ce1"/>
          <table:table-cell office:value-type="float" office:value="0.31223593792687621" table:formula="of:=RAND()" table:style-name="ce1">
            <text:p>0,312235938</text:p>
          </table:table-cell>
          <table:table-cell office:value-type="float" office:value="0.31374015991451354" table:formula="of:=RAND()" table:style-name="ce1">
            <text:p>0,31374016</text:p>
          </table:table-cell>
          <table:table-cell office:value-type="float" office:value="1.4050406927812937" table:formula="of:=SQRT(-2*LN([.V119]))*SIN(RADIANS(360*[.W119]))" table:style-name="ce1">
            <text:p>1,405040693</text:p>
          </table:table-cell>
          <table:table-cell office:value-type="float" office:value="8" table:formula="of:=ROUND(SQRT([.$Z$2]*[.$Z$3]*(1-[.$Z$3]))*[.X119]+[.$Z$2]*[.$Z$3]-0.5;0)" table:style-name="ce1">
            <text:p>8</text:p>
          </table:table-cell>
          <table:table-cell office:value-type="float" office:value="8" table:formula="of:=IF([.Y119]&lt;0;0;[.Y119])" table:style-name="ce1">
            <text:p>8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" table:style-name="ce1"/>
          <table:table-cell office:value-type="float" office:value="0.40359242805957662" table:formula="of:=RAND()" table:style-name="ce1">
            <text:p>0,403592428</text:p>
          </table:table-cell>
          <table:table-cell office:value-type="float" office:value="0.61241099207730854" table:formula="of:=RAND()" table:style-name="ce1">
            <text:p>0,612410992</text:p>
          </table:table-cell>
          <table:table-cell office:value-type="float" office:value="-0.87430354331291538" table:formula="of:=SQRT(-2*LN([.V120]))*SIN(RADIANS(360*[.W120]))" table:style-name="ce1">
            <text:p>-0,874303543</text:p>
          </table:table-cell>
          <table:table-cell office:value-type="float" office:value="3" table:formula="of:=ROUND(SQRT([.$Z$2]*[.$Z$3]*(1-[.$Z$3]))*[.X120]+[.$Z$2]*[.$Z$3]-0.5;0)" table:style-name="ce1">
            <text:p>3</text:p>
          </table:table-cell>
          <table:table-cell office:value-type="float" office:value="3" table:formula="of:=IF([.Y120]&lt;0;0;[.Y120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86752369347915037" table:formula="of:=RAND()" table:style-name="ce1">
            <text:p>0,867523693</text:p>
          </table:table-cell>
          <table:table-cell office:value-type="float" office:value="0.98775963828862401" table:formula="of:=RAND()" table:style-name="ce1">
            <text:p>0,987759638</text:p>
          </table:table-cell>
          <table:table-cell office:value-type="float" office:value="-4.0961605363849407E-2" table:formula="of:=SQRT(-2*LN([.V121]))*SIN(RADIANS(360*[.W121]))" table:style-name="ce1">
            <text:p>-0,040961605</text:p>
          </table:table-cell>
          <table:table-cell office:value-type="float" office:value="4" table:formula="of:=ROUND(SQRT([.$Z$2]*[.$Z$3]*(1-[.$Z$3]))*[.X121]+[.$Z$2]*[.$Z$3]-0.5;0)" table:style-name="ce1">
            <text:p>4</text:p>
          </table:table-cell>
          <table:table-cell office:value-type="float" office:value="4" table:formula="of:=IF([.Y121]&lt;0;0;[.Y121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0.11341644101769477" table:formula="of:=RAND()" table:style-name="ce1">
            <text:p>0,113416441</text:p>
          </table:table-cell>
          <table:table-cell office:value-type="float" office:value="0.9910193875895299" table:formula="of:=RAND()" table:style-name="ce1">
            <text:p>0,991019388</text:p>
          </table:table-cell>
          <table:table-cell office:value-type="float" office:value="-0.1176707476979139" table:formula="of:=SQRT(-2*LN([.V122]))*SIN(RADIANS(360*[.W122]))" table:style-name="ce1">
            <text:p>-0,117670748</text:p>
          </table:table-cell>
          <table:table-cell office:value-type="float" office:value="4" table:formula="of:=ROUND(SQRT([.$Z$2]*[.$Z$3]*(1-[.$Z$3]))*[.X122]+[.$Z$2]*[.$Z$3]-0.5;0)" table:style-name="ce1">
            <text:p>4</text:p>
          </table:table-cell>
          <table:table-cell office:value-type="float" office:value="4" table:formula="of:=IF([.Y122]&lt;0;0;[.Y122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94440747301292882" table:formula="of:=RAND()" table:style-name="ce1">
            <text:p>0,944407473</text:p>
          </table:table-cell>
          <table:table-cell office:value-type="float" office:value="0.74017785554233884" table:formula="of:=RAND()" table:style-name="ce1">
            <text:p>0,740177856</text:p>
          </table:table-cell>
          <table:table-cell office:value-type="float" office:value="-0.3375795939015977" table:formula="of:=SQRT(-2*LN([.V123]))*SIN(RADIANS(360*[.W123]))" table:style-name="ce1">
            <text:p>-0,337579594</text:p>
          </table:table-cell>
          <table:table-cell office:value-type="float" office:value="4" table:formula="of:=ROUND(SQRT([.$Z$2]*[.$Z$3]*(1-[.$Z$3]))*[.X123]+[.$Z$2]*[.$Z$3]-0.5;0)" table:style-name="ce1">
            <text:p>4</text:p>
          </table:table-cell>
          <table:table-cell office:value-type="float" office:value="4" table:formula="of:=IF([.Y123]&lt;0;0;[.Y123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69489544471096965" table:formula="of:=RAND()" table:style-name="ce1">
            <text:p>0,694895445</text:p>
          </table:table-cell>
          <table:table-cell office:value-type="float" office:value="0.1549507075815425" table:formula="of:=RAND()" table:style-name="ce1">
            <text:p>0,154950708</text:p>
          </table:table-cell>
          <table:table-cell office:value-type="float" office:value="0.70553476852106023" table:formula="of:=SQRT(-2*LN([.V124]))*SIN(RADIANS(360*[.W124]))" table:style-name="ce1">
            <text:p>0,705534769</text:p>
          </table:table-cell>
          <table:table-cell office:value-type="float" office:value="6" table:formula="of:=ROUND(SQRT([.$Z$2]*[.$Z$3]*(1-[.$Z$3]))*[.X124]+[.$Z$2]*[.$Z$3]-0.5;0)" table:style-name="ce1">
            <text:p>6</text:p>
          </table:table-cell>
          <table:table-cell office:value-type="float" office:value="6" table:formula="of:=IF([.Y124]&lt;0;0;[.Y124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66482456541669799" table:formula="of:=RAND()" table:style-name="ce1">
            <text:p>0,664824565</text:p>
          </table:table-cell>
          <table:table-cell office:value-type="float" office:value="0.62084278533609893" table:formula="of:=RAND()" table:style-name="ce1">
            <text:p>0,620842785</text:p>
          </table:table-cell>
          <table:table-cell office:value-type="float" office:value="-0.62202515258845814" table:formula="of:=SQRT(-2*LN([.V125]))*SIN(RADIANS(360*[.W125]))" table:style-name="ce1">
            <text:p>-0,622025153</text:p>
          </table:table-cell>
          <table:table-cell office:value-type="float" office:value="3" table:formula="of:=ROUND(SQRT([.$Z$2]*[.$Z$3]*(1-[.$Z$3]))*[.X125]+[.$Z$2]*[.$Z$3]-0.5;0)" table:style-name="ce1">
            <text:p>3</text:p>
          </table:table-cell>
          <table:table-cell office:value-type="float" office:value="3" table:formula="of:=IF([.Y125]&lt;0;0;[.Y125])" table:style-name="ce1">
            <text:p>3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" table:style-name="ce1"/>
          <table:table-cell office:value-type="float" office:value="0.29936032114732869" table:formula="of:=RAND()" table:style-name="ce1">
            <text:p>0,299360321</text:p>
          </table:table-cell>
          <table:table-cell office:value-type="float" office:value="9.2500483514963205E-2" table:formula="of:=RAND()" table:style-name="ce1">
            <text:p>0,092500484</text:p>
          </table:table-cell>
          <table:table-cell office:value-type="float" office:value="0.85270808714680224" table:formula="of:=SQRT(-2*LN([.V126]))*SIN(RADIANS(360*[.W126]))" table:style-name="ce1">
            <text:p>0,852708087</text:p>
          </table:table-cell>
          <table:table-cell office:value-type="float" office:value="6" table:formula="of:=ROUND(SQRT([.$Z$2]*[.$Z$3]*(1-[.$Z$3]))*[.X126]+[.$Z$2]*[.$Z$3]-0.5;0)" table:style-name="ce1">
            <text:p>6</text:p>
          </table:table-cell>
          <table:table-cell office:value-type="float" office:value="6" table:formula="of:=IF([.Y126]&lt;0;0;[.Y126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" table:style-name="ce1"/>
          <table:table-cell office:value-type="float" office:value="0.83650917662330271" table:formula="of:=RAND()" table:style-name="ce1">
            <text:p>0,836509177</text:p>
          </table:table-cell>
          <table:table-cell office:value-type="float" office:value="0.54380739167840786" table:formula="of:=RAND()" table:style-name="ce1">
            <text:p>0,543807392</text:p>
          </table:table-cell>
          <table:table-cell office:value-type="float" office:value="-0.16239969872195337" table:formula="of:=SQRT(-2*LN([.V127]))*SIN(RADIANS(360*[.W127]))" table:style-name="ce1">
            <text:p>-0,162399699</text:p>
          </table:table-cell>
          <table:table-cell office:value-type="float" office:value="4" table:formula="of:=ROUND(SQRT([.$Z$2]*[.$Z$3]*(1-[.$Z$3]))*[.X127]+[.$Z$2]*[.$Z$3]-0.5;0)" table:style-name="ce1">
            <text:p>4</text:p>
          </table:table-cell>
          <table:table-cell office:value-type="float" office:value="4" table:formula="of:=IF([.Y127]&lt;0;0;[.Y127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" table:style-name="ce1"/>
          <table:table-cell office:value-type="float" office:value="0.81541941892837289" table:formula="of:=RAND()" table:style-name="ce1">
            <text:p>0,815419419</text:p>
          </table:table-cell>
          <table:table-cell office:value-type="float" office:value="0.20494909614071399" table:formula="of:=RAND()" table:style-name="ce1">
            <text:p>0,204949096</text:p>
          </table:table-cell>
          <table:table-cell office:value-type="float" office:value="0.61340856596418525" table:formula="of:=SQRT(-2*LN([.V128]))*SIN(RADIANS(360*[.W128]))" table:style-name="ce1">
            <text:p>0,613408566</text:p>
          </table:table-cell>
          <table:table-cell office:value-type="float" office:value="6" table:formula="of:=ROUND(SQRT([.$Z$2]*[.$Z$3]*(1-[.$Z$3]))*[.X128]+[.$Z$2]*[.$Z$3]-0.5;0)" table:style-name="ce1">
            <text:p>6</text:p>
          </table:table-cell>
          <table:table-cell office:value-type="float" office:value="6" table:formula="of:=IF([.Y128]&lt;0;0;[.Y128])" table:style-name="ce1">
            <text:p>6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69680908535092778" table:formula="of:=RAND()" table:style-name="ce1">
            <text:p>0,696809085</text:p>
          </table:table-cell>
          <table:table-cell office:value-type="float" office:value="7.3846675071316592E-2" table:formula="of:=RAND()" table:style-name="ce1">
            <text:p>0,073846675</text:p>
          </table:table-cell>
          <table:table-cell office:value-type="float" office:value="0.38039036625482237" table:formula="of:=SQRT(-2*LN([.V129]))*SIN(RADIANS(360*[.W129]))" table:style-name="ce1">
            <text:p>0,380390366</text:p>
          </table:table-cell>
          <table:table-cell office:value-type="float" office:value="5" table:formula="of:=ROUND(SQRT([.$Z$2]*[.$Z$3]*(1-[.$Z$3]))*[.X129]+[.$Z$2]*[.$Z$3]-0.5;0)" table:style-name="ce1">
            <text:p>5</text:p>
          </table:table-cell>
          <table:table-cell office:value-type="float" office:value="5" table:formula="of:=IF([.Y129]&lt;0;0;[.Y129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3" table:style-name="ce17">
            <text:p>3</text:p>
          </table:table-cell>
          <table:table-cell table:number-columns-repeated="16" table:style-name="ce1"/>
          <table:table-cell office:value-type="float" office:value="5.9394637979429787E-2" table:formula="of:=RAND()" table:style-name="ce1">
            <text:p>0,059394638</text:p>
          </table:table-cell>
          <table:table-cell office:value-type="float" office:value="0.25108588510311747" table:formula="of:=RAND()" table:style-name="ce1">
            <text:p>0,251085885</text:p>
          </table:table-cell>
          <table:table-cell office:value-type="float" office:value="2.3763080144454038" table:formula="of:=SQRT(-2*LN([.V130]))*SIN(RADIANS(360*[.W130]))" table:style-name="ce1">
            <text:p>2,376308014</text:p>
          </table:table-cell>
          <table:table-cell office:value-type="float" office:value="10" table:formula="of:=ROUND(SQRT([.$Z$2]*[.$Z$3]*(1-[.$Z$3]))*[.X130]+[.$Z$2]*[.$Z$3]-0.5;0)" table:style-name="ce1">
            <text:p>10</text:p>
          </table:table-cell>
          <table:table-cell office:value-type="float" office:value="10" table:formula="of:=IF([.Y130]&lt;0;0;[.Y130])" table:style-name="ce1">
            <text:p>10</text:p>
          </table:table-cell>
          <table:table-cell table:number-columns-repeated="16358"/>
        </table:table-row>
        <table:table-row table:style-name="ro1">
          <table:table-cell table:number-columns-repeated="4" table:style-name="ce18"/>
          <table:table-cell office:value-type="float" office:value="1" table:style-name="ce19">
            <text:p>1</text:p>
          </table:table-cell>
          <table:table-cell table:number-columns-repeated="16" table:style-name="ce18"/>
          <table:table-cell office:value-type="float" office:value="2.3830592173541443E-2" table:formula="of:=RAND()" table:style-name="ce1">
            <text:p>0,023830592</text:p>
          </table:table-cell>
          <table:table-cell office:value-type="float" office:value="0.89529265734293084" table:formula="of:=RAND()" table:style-name="ce1">
            <text:p>0,895292657</text:p>
          </table:table-cell>
          <table:table-cell office:value-type="float" office:value="-1.6715800827313378" table:formula="of:=SQRT(-2*LN([.V131]))*SIN(RADIANS(360*[.W131]))" table:style-name="ce1">
            <text:p>-1,671580083</text:p>
          </table:table-cell>
          <table:table-cell office:value-type="float" office:value="1" table:formula="of:=ROUND(SQRT([.$Z$2]*[.$Z$3]*(1-[.$Z$3]))*[.X131]+[.$Z$2]*[.$Z$3]-0.5;0)" table:style-name="ce1">
            <text:p>1</text:p>
          </table:table-cell>
          <table:table-cell office:value-type="float" office:value="1" table:formula="of:=IF([.Y131]&lt;0;0;[.Y131])" table:style-name="ce1">
            <text:p>1</text:p>
          </table:table-cell>
          <table:table-cell table:number-columns-repeated="16358" table:style-name="ce18"/>
        </table:table-row>
        <table:table-row table:number-rows-repeated="1048445" table:style-name="ro1">
          <table:table-cell table:number-columns-repeated="16384"/>
        </table:table-row>
      </table:table>
      <table:table table:name="POISSON" table:style-name="ta1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1" table:style-name="ce1"/>
          <table:table-cell office:value-type="string" table:style-name="ce2">
            <text:p>varianza</text:p>
          </table:table-cell>
          <table:table-cell table:style-name="ce2"/>
          <table:table-cell table:number-columns-repeated="7" table:style-name="ce1"/>
          <table:table-cell office:value-type="string" table:style-name="ce1">
            <text:p>GENERADOR BINOMIAL</text:p>
          </table:table-cell>
          <table:table-cell table:number-columns-repeated="3" table:style-name="ce1"/>
          <table:table-cell office:value-type="float" office:value="10" table:style-name="ce16">
            <text:p>10</text:p>
          </table:table-cell>
          <table:table-cell office:value-type="string" table:style-name="ce1">
            <text:p>VER QUE VALORES MISMO SON</text:p>
          </table:table-cell>
          <table:table-cell table:number-columns-repeated="16357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ant clientes</text:p>
          </table:table-cell>
          <table:table-cell office:value-type="string" table:style-name="ce1">
            <text:p>frecuencia</text:p>
          </table:table-cell>
          <table:table-cell table:number-columns-repeated="4" table:style-name="ce1"/>
          <table:table-cell office:value-type="string" table:style-name="ce1">
            <text:p>POISSON</text:p>
          </table:table-cell>
          <table:table-cell office:value-type="float" office:value="4.9133858267716537" table:formula="of:=[.H17]" table:style-name="ce15">
            <text:p>4,91</text:p>
          </table:table-cell>
          <table:table-cell table:style-name="ce4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f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CHI</text:p>
          </table:table-cell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z</text:p>
          </table:table-cell>
          <table:table-cell table:style-name="ce1"/>
          <table:table-cell office:value-type="float" office:value="0.4" table:style-name="ce16">
            <text:p>0,4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5">
            <text:p>CLIENT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fo</text:p>
          </table:table-cell>
          <table:table-cell office:value-type="string" table:style-name="ce6">
            <text:p>f*X</text:p>
          </table:table-cell>
          <table:table-cell office:value-type="string" table:style-name="ce6">
            <text:p>x^2</text:p>
          </table:table-cell>
          <table:table-cell office:value-type="string" table:style-name="ce6">
            <text:p>f*x^2</text:p>
          </table:table-cell>
          <table:table-cell table:style-name="ce1"/>
          <table:table-cell office:value-type="string" table:style-name="ce6">
            <text:p>p(x)</text:p>
          </table:table-cell>
          <table:table-cell office:value-type="string" table:style-name="ce6">
            <text:p>FE</text:p>
          </table:table-cell>
          <table:table-cell office:value-type="string" table:style-name="ce6">
            <text:p>CHI</text:p>
          </table:table-cell>
          <table:table-cell table:style-name="ce1"/>
          <table:table-cell office:value-type="string" table:style-name="ce1">
            <text:p>0,1,2</text:p>
          </table:table-cell>
          <table:table-cell office:value-type="float" office:value="20" table:formula="of:=SUM([.G4:.G6])" table:style-name="ce1">
            <text:p>20</text:p>
          </table:table-cell>
          <table:table-cell office:value-type="float" office:value="16" table:formula="of:=SUM([.M4:.M6])" table:style-name="ce1">
            <text:p>16</text:p>
          </table:table-cell>
          <table:table-cell office:value-type="float" office:value="1" table:formula="of:=([.R3]-[.Q3])^2/[.R3]" table:style-name="ce1">
            <text:p>1</text:p>
          </table:table-cell>
          <table:table-cell table:number-columns-repeated="2" table:style-name="ce1"/>
          <table:table-cell office:value-type="float" office:value="0.58187801654716087" table:formula="of:=RAND()" table:style-name="ce1">
            <text:p>0,581878017</text:p>
          </table:table-cell>
          <table:table-cell office:value-type="float" office:value="0.78397109734515114" table:formula="of:=RAND()" table:style-name="ce1">
            <text:p>0,783971097</text:p>
          </table:table-cell>
          <table:table-cell office:value-type="float" office:value="-1.0170512471261945" table:formula="of:=SQRT(-2*LN([.V3]))*SIN(RADIANS(360*[.W3]))" table:style-name="ce1">
            <text:p>-1,017051247</text:p>
          </table:table-cell>
          <table:table-cell office:value-type="float" office:value="2" table:formula="of:=ROUND(SQRT([.$Z$1]*[.$Z$2]*(1-[.$Z$2]))*[.X3]+[.$Z$1]*[.$Z$2]-0.5;0)" table:style-name="ce1">
            <text:p>2</text:p>
          </table:table-cell>
          <table:table-cell office:value-type="float" office:value="2" table:formula="of:=IF([.Y3]&lt;0;0;[.Y3])" table:style-name="ce1">
            <text:p>2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0" table:formula="of:=MIN([.E4:.E131])" table:style-name="ce1">
            <text:p>0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FREQUENCY([.E4:.E131];[.F4:.F13])" table:number-matrix-columns-spanned="1" table:number-matrix-rows-spanned="10" table:style-name="ce6">
            <text:p>2</text:p>
          </table:table-cell>
          <table:table-cell office:value-type="float" office:value="0" table:formula="of:=[.F4]*[.G4]" table:style-name="ce6">
            <text:p>0</text:p>
          </table:table-cell>
          <table:table-cell office:value-type="float" office:value="0" table:formula="of:=[.F4]^2" table:style-name="ce6">
            <text:p>0</text:p>
          </table:table-cell>
          <table:table-cell office:value-type="float" office:value="0" table:formula="of:=[.G4]*[.I4]" table:style-name="ce6">
            <text:p>0</text:p>
          </table:table-cell>
          <table:table-cell table:style-name="ce1"/>
          <table:table-cell office:value-type="float" office:value="7.0000000000000001E-3" table:style-name="ce6">
            <text:p>0,007</text:p>
          </table:table-cell>
          <table:table-cell office:value-type="float" office:value="0.89600000000000002" table:formula="of:=[.L4]*[.$G$14]" table:style-name="ce6">
            <text:p>0,896</text:p>
          </table:table-cell>
          <table:table-cell office:value-type="float" office:value="1.3602857142857143" table:formula="of:=([.M4]-[.G4])^2/[.M4]" table:style-name="ce8">
            <text:p>1,3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formula="of:=[.G7]" table:style-name="ce1">
            <text:p>12</text:p>
          </table:table-cell>
          <table:table-cell office:value-type="float" office:value="17.920000000000002" table:formula="of:=[.M7]" table:style-name="ce1">
            <text:p>17,92</text:p>
          </table:table-cell>
          <table:table-cell office:value-type="float" office:value="1.9557142857142866" table:formula="of:=([.R4]-[.Q4])^2/[.R4]" table:style-name="ce1">
            <text:p>1,955714286</text:p>
          </table:table-cell>
          <table:table-cell table:number-columns-repeated="2" table:style-name="ce1"/>
          <table:table-cell office:value-type="float" office:value="0.20465685642916043" table:formula="of:=RAND()" table:style-name="ce1">
            <text:p>0,204656856</text:p>
          </table:table-cell>
          <table:table-cell office:value-type="float" office:value="0.56375505157350903" table:formula="of:=RAND()" table:style-name="ce1">
            <text:p>0,563755052</text:p>
          </table:table-cell>
          <table:table-cell office:value-type="float" office:value="-0.69460961508529084" table:formula="of:=SQRT(-2*LN([.V4]))*SIN(RADIANS(360*[.W4]))" table:style-name="ce1">
            <text:p>-0,694609615</text:p>
          </table:table-cell>
          <table:table-cell office:value-type="float" office:value="2" table:formula="of:=ROUND(SQRT([.$Z$1]*[.$Z$2]*(1-[.$Z$2]))*[.X4]+[.$Z$1]*[.$Z$2]-0.5;0)" table:style-name="ce1">
            <text:p>2</text:p>
          </table:table-cell>
          <table:table-cell office:value-type="float" office:value="2" table:formula="of:=IF([.Y4]&lt;0;0;[.Y4])" table:style-name="ce1">
            <text:p>2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9" table:formula="of:=MAX([.E4:.E131])" table:style-name="ce1">
            <text:p>9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8" table:formula="of:=[.F5]*[.G5]" table:style-name="ce6">
            <text:p>8</text:p>
          </table:table-cell>
          <table:table-cell office:value-type="float" office:value="1" table:formula="of:=[.F5]^2" table:style-name="ce6">
            <text:p>1</text:p>
          </table:table-cell>
          <table:table-cell office:value-type="float" office:value="8" table:formula="of:=[.G5]*[.I5]" table:style-name="ce6">
            <text:p>8</text:p>
          </table:table-cell>
          <table:table-cell table:style-name="ce1"/>
          <table:table-cell office:value-type="float" office:value="3.4000000000000002E-2" table:style-name="ce6">
            <text:p>0,034</text:p>
          </table:table-cell>
          <table:table-cell office:value-type="float" office:value="4.3520000000000003" table:formula="of:=[.L5]*[.$G$14]" table:style-name="ce6">
            <text:p>4,352</text:p>
          </table:table-cell>
          <table:table-cell office:value-type="float" office:value="3.0578823529411756" table:formula="of:=([.M5]-[.G5])^2/[.M5]" table:style-name="ce8">
            <text:p>3,0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formula="of:=[.G8]" table:style-name="ce1">
            <text:p>18</text:p>
          </table:table-cell>
          <table:table-cell office:value-type="float" office:value="22.4" table:formula="of:=[.M8]" table:style-name="ce1">
            <text:p>22,4</text:p>
          </table:table-cell>
          <table:table-cell office:value-type="float" office:value="0.86428571428571388" table:formula="of:=([.R5]-[.Q5])^2/[.R5]" table:style-name="ce1">
            <text:p>0,864285714</text:p>
          </table:table-cell>
          <table:table-cell table:number-columns-repeated="2" table:style-name="ce1"/>
          <table:table-cell office:value-type="float" office:value="0.59569355342197461" table:formula="of:=RAND()" table:style-name="ce1">
            <text:p>0,595693553</text:p>
          </table:table-cell>
          <table:table-cell office:value-type="float" office:value="0.44095387550175902" table:formula="of:=RAND()" table:style-name="ce1">
            <text:p>0,440953876</text:p>
          </table:table-cell>
          <table:table-cell office:value-type="float" office:value="0.36902389357179333" table:formula="of:=SQRT(-2*LN([.V5]))*SIN(RADIANS(360*[.W5]))" table:style-name="ce1">
            <text:p>0,369023894</text:p>
          </table:table-cell>
          <table:table-cell office:value-type="float" office:value="4" table:formula="of:=ROUND(SQRT([.$Z$1]*[.$Z$2]*(1-[.$Z$2]))*[.X5]+[.$Z$1]*[.$Z$2]-0.5;0)" table:style-name="ce1">
            <text:p>4</text:p>
          </table:table-cell>
          <table:table-cell office:value-type="float" office:value="4" table:formula="of:=IF([.Y5]&lt;0;0;[.Y5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float" office:value="128" table:formula="of:=COUNT([.E4:.E131])" table:style-name="ce1">
            <text:p>128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20" table:formula="of:=[.F6]*[.G6]" table:style-name="ce6">
            <text:p>20</text:p>
          </table:table-cell>
          <table:table-cell office:value-type="float" office:value="4" table:formula="of:=[.F6]^2" table:style-name="ce6">
            <text:p>4</text:p>
          </table:table-cell>
          <table:table-cell office:value-type="float" office:value="40" table:formula="of:=[.G6]*[.I6]" table:style-name="ce6">
            <text:p>40</text:p>
          </table:table-cell>
          <table:table-cell table:style-name="ce1"/>
          <table:table-cell office:value-type="float" office:value="8.4000000000000005E-2" table:style-name="ce6">
            <text:p>0,084</text:p>
          </table:table-cell>
          <table:table-cell office:value-type="float" office:value="10.752000000000001" table:formula="of:=[.L6]*[.$G$14]" table:style-name="ce6">
            <text:p>10,752</text:p>
          </table:table-cell>
          <table:table-cell office:value-type="float" office:value="5.2595238095238188E-2" table:formula="of:=([.M6]-[.G6])^2/[.M6]" table:style-name="ce8">
            <text:p>0,0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2" table:formula="of:=[.G9]" table:style-name="ce1">
            <text:p>22</text:p>
          </table:table-cell>
          <table:table-cell office:value-type="float" office:value="22.4" table:formula="of:=[.M9]" table:style-name="ce1">
            <text:p>22,4</text:p>
          </table:table-cell>
          <table:table-cell office:value-type="float" office:value="7.1428571428570923E-3" table:formula="of:=([.R6]-[.Q6])^2/[.R6]" table:style-name="ce1">
            <text:p>0,007142857</text:p>
          </table:table-cell>
          <table:table-cell table:number-columns-repeated="2" table:style-name="ce1"/>
          <table:table-cell office:value-type="float" office:value="0.93700938226688113" table:formula="of:=RAND()" table:style-name="ce1">
            <text:p>0,937009382</text:p>
          </table:table-cell>
          <table:table-cell office:value-type="float" office:value="0.86407892939268671" table:formula="of:=RAND()" table:style-name="ce1">
            <text:p>0,864078929</text:p>
          </table:table-cell>
          <table:table-cell office:value-type="float" office:value="-0.27196134353106299" table:formula="of:=SQRT(-2*LN([.V6]))*SIN(RADIANS(360*[.W6]))" table:style-name="ce1">
            <text:p>-0,271961344</text:p>
          </table:table-cell>
          <table:table-cell office:value-type="float" office:value="3" table:formula="of:=ROUND(SQRT([.$Z$1]*[.$Z$2]*(1-[.$Z$2]))*[.X6]+[.$Z$1]*[.$Z$2]-0.5;0)" table:style-name="ce1">
            <text:p>3</text:p>
          </table:table-cell>
          <table:table-cell office:value-type="float" office:value="3" table:formula="of:=IF([.Y6]&lt;0;0;[.Y6])" table:style-name="ce1">
            <text:p>3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7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36" table:formula="of:=[.F7]*[.G7]" table:style-name="ce6">
            <text:p>36</text:p>
          </table:table-cell>
          <table:table-cell office:value-type="float" office:value="9" table:formula="of:=[.F7]^2" table:style-name="ce6">
            <text:p>9</text:p>
          </table:table-cell>
          <table:table-cell office:value-type="float" office:value="108" table:formula="of:=[.G7]*[.I7]" table:style-name="ce6">
            <text:p>108</text:p>
          </table:table-cell>
          <table:table-cell table:style-name="ce1"/>
          <table:table-cell office:value-type="float" office:value="0.14000000000000001" table:style-name="ce6">
            <text:p>0,14</text:p>
          </table:table-cell>
          <table:table-cell office:value-type="float" office:value="17.920000000000002" table:formula="of:=[.L7]*[.$G$14]" table:style-name="ce6">
            <text:p>17,92</text:p>
          </table:table-cell>
          <table:table-cell office:value-type="float" office:value="1.9557142857142866" table:formula="of:=([.M7]-[.G7])^2/[.M7]" table:style-name="ce8">
            <text:p>1,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2" table:formula="of:=[.G10]" table:style-name="ce1">
            <text:p>22</text:p>
          </table:table-cell>
          <table:table-cell office:value-type="float" office:value="18.687999999999999" table:formula="of:=[.M10]" table:style-name="ce1">
            <text:p>18,688</text:p>
          </table:table-cell>
          <table:table-cell office:value-type="float" office:value="0.58697260273972651" table:formula="of:=([.R7]-[.Q7])^2/[.R7]" table:style-name="ce1">
            <text:p>0,586972603</text:p>
          </table:table-cell>
          <table:table-cell table:number-columns-repeated="2" table:style-name="ce1"/>
          <table:table-cell office:value-type="float" office:value="0.50265871402571738" table:formula="of:=RAND()" table:style-name="ce1">
            <text:p>0,502658714</text:p>
          </table:table-cell>
          <table:table-cell office:value-type="float" office:value="0.74361764257864083" table:formula="of:=RAND()" table:style-name="ce1">
            <text:p>0,743617643</text:p>
          </table:table-cell>
          <table:table-cell office:value-type="float" office:value="-1.1719541701856058" table:formula="of:=SQRT(-2*LN([.V7]))*SIN(RADIANS(360*[.W7]))" table:style-name="ce1">
            <text:p>-1,17195417</text:p>
          </table:table-cell>
          <table:table-cell office:value-type="float" office:value="2" table:formula="of:=ROUND(SQRT([.$Z$1]*[.$Z$2]*(1-[.$Z$2]))*[.X7]+[.$Z$1]*[.$Z$2]-0.5;0)" table:style-name="ce1">
            <text:p>2</text:p>
          </table:table-cell>
          <table:table-cell office:value-type="float" office:value="2" table:formula="of:=IF([.Y7]&lt;0;0;[.Y7])" table:style-name="ce1">
            <text:p>2</text:p>
          </table:table-cell>
          <table:table-cell table:number-columns-repeated="16358" table:style-name="ce1"/>
        </table:table-row>
        <table:table-row table:style-name="ro1">
          <table:table-cell table:style-name="ce1">
            <draw:frame draw:z-index="1" draw:id="id5" draw:style-name="a5" draw:name="Gráfico 1" svg:x="0.28125in" svg:y="0.13542in" svg:width="2.59375in" svg:height="2.031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float" office:value="6" table:style-name="ce7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72" table:formula="of:=[.F8]*[.G8]" table:style-name="ce6">
            <text:p>72</text:p>
          </table:table-cell>
          <table:table-cell office:value-type="float" office:value="16" table:formula="of:=[.F8]^2" table:style-name="ce6">
            <text:p>16</text:p>
          </table:table-cell>
          <table:table-cell office:value-type="float" office:value="288" table:formula="of:=[.G8]*[.I8]" table:style-name="ce6">
            <text:p>288</text:p>
          </table:table-cell>
          <table:table-cell table:style-name="ce1"/>
          <table:table-cell office:value-type="float" office:value="0.17499999999999999" table:style-name="ce6">
            <text:p>0,175</text:p>
          </table:table-cell>
          <table:table-cell office:value-type="float" office:value="22.4" table:formula="of:=[.L8]*[.$G$14]" table:style-name="ce6">
            <text:p>22,4</text:p>
          </table:table-cell>
          <table:table-cell office:value-type="float" office:value="0.86428571428571388" table:formula="of:=([.M8]-[.G8])^2/[.M8]" table:style-name="ce8">
            <text:p>0,8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formula="of:=[.G11]" table:style-name="ce1">
            <text:p>16</text:p>
          </table:table-cell>
          <table:table-cell office:value-type="float" office:value="13.311999999999999" table:formula="of:=[.M11]" table:style-name="ce1">
            <text:p>13,312</text:p>
          </table:table-cell>
          <table:table-cell office:value-type="float" office:value="0.542769230769231" table:formula="of:=([.R8]-[.Q8])^2/[.R8]" table:style-name="ce1">
            <text:p>0,542769231</text:p>
          </table:table-cell>
          <table:table-cell table:number-columns-repeated="2" table:style-name="ce1"/>
          <table:table-cell office:value-type="float" office:value="0.9456070780428405" table:formula="of:=RAND()" table:style-name="ce1">
            <text:p>0,945607078</text:p>
          </table:table-cell>
          <table:table-cell office:value-type="float" office:value="0.86358655288993558" table:formula="of:=RAND()" table:style-name="ce1">
            <text:p>0,863586553</text:p>
          </table:table-cell>
          <table:table-cell office:value-type="float" office:value="-0.25282840450090688" table:formula="of:=SQRT(-2*LN([.V8]))*SIN(RADIANS(360*[.W8]))" table:style-name="ce1">
            <text:p>-0,252828405</text:p>
          </table:table-cell>
          <table:table-cell office:value-type="float" office:value="3" table:formula="of:=ROUND(SQRT([.$Z$1]*[.$Z$2]*(1-[.$Z$2]))*[.X8]+[.$Z$1]*[.$Z$2]-0.5;0)" table:style-name="ce1">
            <text:p>3</text:p>
          </table:table-cell>
          <table:table-cell office:value-type="float" office:value="3" table:formula="of:=IF([.Y8]&lt;0;0;[.Y8])" table:style-name="ce1">
            <text:p>3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22" table:style-name="ce6">
            <text:p>22</text:p>
          </table:table-cell>
          <table:table-cell office:value-type="float" office:value="110" table:formula="of:=[.F9]*[.G9]" table:style-name="ce6">
            <text:p>110</text:p>
          </table:table-cell>
          <table:table-cell office:value-type="float" office:value="25" table:formula="of:=[.F9]^2" table:style-name="ce6">
            <text:p>25</text:p>
          </table:table-cell>
          <table:table-cell office:value-type="float" office:value="550" table:formula="of:=[.G9]*[.I9]" table:style-name="ce6">
            <text:p>550</text:p>
          </table:table-cell>
          <table:table-cell table:style-name="ce1"/>
          <table:table-cell office:value-type="float" office:value="0.17499999999999999" table:style-name="ce6">
            <text:p>0,175</text:p>
          </table:table-cell>
          <table:table-cell office:value-type="float" office:value="22.4" table:formula="of:=[.L9]*[.$G$14]" table:style-name="ce6">
            <text:p>22,4</text:p>
          </table:table-cell>
          <table:table-cell office:value-type="float" office:value="7.1428571428570923E-3" table:formula="of:=([.M9]-[.G9])^2/[.M9]" table:style-name="ce8">
            <text:p>0,01</text:p>
          </table:table-cell>
          <table:table-cell table:style-name="ce1"/>
          <table:table-cell office:value-type="float" office:value="8.9" table:style-name="ce1">
            <text:p>8,9</text:p>
          </table:table-cell>
          <table:table-cell office:value-type="float" office:value="18" table:formula="of:=SUM([.G12:.G13])" table:style-name="ce1">
            <text:p>18</text:p>
          </table:table-cell>
          <table:table-cell office:value-type="float" office:value="12.928000000000001" table:formula="of:=SUM([.M12:.M13])" table:style-name="ce1">
            <text:p>12,928</text:p>
          </table:table-cell>
          <table:table-cell office:value-type="float" office:value="1.9898811881188112" table:formula="of:=([.R9]-[.Q9])^2/[.R9]" table:style-name="ce1">
            <text:p>1,989881188</text:p>
          </table:table-cell>
          <table:table-cell table:number-columns-repeated="2" table:style-name="ce1"/>
          <table:table-cell office:value-type="float" office:value="1.5977069169761937E-2" table:formula="of:=RAND()" table:style-name="ce1">
            <text:p>0,015977069</text:p>
          </table:table-cell>
          <table:table-cell office:value-type="float" office:value="0.11918798742601833" table:formula="of:=RAND()" table:style-name="ce1">
            <text:p>0,119187987</text:p>
          </table:table-cell>
          <table:table-cell office:value-type="float" office:value="1.9582514933107089" table:formula="of:=SQRT(-2*LN([.V9]))*SIN(RADIANS(360*[.W9]))" table:style-name="ce1">
            <text:p>1,958251493</text:p>
          </table:table-cell>
          <table:table-cell office:value-type="float" office:value="7" table:formula="of:=ROUND(SQRT([.$Z$1]*[.$Z$2]*(1-[.$Z$2]))*[.X9]+[.$Z$1]*[.$Z$2]-0.5;0)" table:style-name="ce1">
            <text:p>7</text:p>
          </table:table-cell>
          <table:table-cell office:value-type="float" office:value="7" table:formula="of:=IF([.Y9]&lt;0;0;[.Y9])" table:style-name="ce1">
            <text:p>7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7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22" table:style-name="ce6">
            <text:p>22</text:p>
          </table:table-cell>
          <table:table-cell office:value-type="float" office:value="132" table:formula="of:=[.F10]*[.G10]" table:style-name="ce6">
            <text:p>132</text:p>
          </table:table-cell>
          <table:table-cell office:value-type="float" office:value="36" table:formula="of:=[.F10]^2" table:style-name="ce6">
            <text:p>36</text:p>
          </table:table-cell>
          <table:table-cell office:value-type="float" office:value="792" table:formula="of:=[.G10]*[.I10]" table:style-name="ce6">
            <text:p>792</text:p>
          </table:table-cell>
          <table:table-cell table:style-name="ce1"/>
          <table:table-cell office:value-type="float" office:value="0.14599999999999999" table:style-name="ce6">
            <text:p>0,146</text:p>
          </table:table-cell>
          <table:table-cell office:value-type="float" office:value="18.687999999999999" table:formula="of:=[.L10]*[.$G$14]" table:style-name="ce6">
            <text:p>18,688</text:p>
          </table:table-cell>
          <table:table-cell office:value-type="float" office:value="0.58697260273972651" table:formula="of:=([.M10]-[.G10])^2/[.M10]" table:style-name="ce8">
            <text:p>0,59</text:p>
          </table:table-cell>
          <table:table-cell table:number-columns-repeated="4" table:style-name="ce1"/>
          <table:table-cell office:value-type="float" office:value="6.946765878770627" table:formula="of:=SUM([.S3:.S9])" table:style-name="ce9">
            <text:p>6,946765879</text:p>
          </table:table-cell>
          <table:table-cell table:number-columns-repeated="2" table:style-name="ce1"/>
          <table:table-cell office:value-type="float" office:value="0.21291417140567026" table:formula="of:=RAND()" table:style-name="ce1">
            <text:p>0,212914171</text:p>
          </table:table-cell>
          <table:table-cell office:value-type="float" office:value="0.93095677198890936" table:formula="of:=RAND()" table:style-name="ce1">
            <text:p>0,930956772</text:p>
          </table:table-cell>
          <table:table-cell office:value-type="float" office:value="-0.73932266489844067" table:formula="of:=SQRT(-2*LN([.V10]))*SIN(RADIANS(360*[.W10]))" table:style-name="ce1">
            <text:p>-0,739322665</text:p>
          </table:table-cell>
          <table:table-cell office:value-type="float" office:value="2" table:formula="of:=ROUND(SQRT([.$Z$1]*[.$Z$2]*(1-[.$Z$2]))*[.X10]+[.$Z$1]*[.$Z$2]-0.5;0)" table:style-name="ce1">
            <text:p>2</text:p>
          </table:table-cell>
          <table:table-cell office:value-type="float" office:value="2" table:formula="of:=IF([.Y10]&lt;0;0;[.Y10])" table:style-name="ce1">
            <text:p>2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5" table:style-name="ce7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12" table:formula="of:=[.F11]*[.G11]" table:style-name="ce6">
            <text:p>112</text:p>
          </table:table-cell>
          <table:table-cell office:value-type="float" office:value="49" table:formula="of:=[.F11]^2" table:style-name="ce6">
            <text:p>49</text:p>
          </table:table-cell>
          <table:table-cell office:value-type="float" office:value="784" table:formula="of:=[.G11]*[.I11]" table:style-name="ce6">
            <text:p>784</text:p>
          </table:table-cell>
          <table:table-cell table:style-name="ce1"/>
          <table:table-cell office:value-type="float" office:value="0.104" table:style-name="ce6">
            <text:p>0,104</text:p>
          </table:table-cell>
          <table:table-cell office:value-type="float" office:value="13.311999999999999" table:formula="of:=[.L11]*[.$G$14]" table:style-name="ce6">
            <text:p>13,312</text:p>
          </table:table-cell>
          <table:table-cell office:value-type="float" office:value="0.542769230769231" table:formula="of:=([.M11]-[.G11])^2/[.M11]" table:style-name="ce8">
            <text:p>0,54</text:p>
          </table:table-cell>
          <table:table-cell table:number-columns-repeated="7" table:style-name="ce1"/>
          <table:table-cell office:value-type="float" office:value="0.17834025034152368" table:formula="of:=RAND()" table:style-name="ce1">
            <text:p>0,17834025</text:p>
          </table:table-cell>
          <table:table-cell office:value-type="float" office:value="4.7102361967264916E-2" table:formula="of:=RAND()" table:style-name="ce1">
            <text:p>0,047102362</text:p>
          </table:table-cell>
          <table:table-cell office:value-type="float" office:value="0.54157117913672503" table:formula="of:=SQRT(-2*LN([.V11]))*SIN(RADIANS(360*[.W11]))" table:style-name="ce1">
            <text:p>0,541571179</text:p>
          </table:table-cell>
          <table:table-cell office:value-type="float" office:value="4" table:formula="of:=ROUND(SQRT([.$Z$1]*[.$Z$2]*(1-[.$Z$2]))*[.X11]+[.$Z$1]*[.$Z$2]-0.5;0)" table:style-name="ce1">
            <text:p>4</text:p>
          </table:table-cell>
          <table:table-cell office:value-type="float" office:value="4" table:formula="of:=IF([.Y11]&lt;0;0;[.Y11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96" table:formula="of:=[.F12]*[.G12]" table:style-name="ce6">
            <text:p>96</text:p>
          </table:table-cell>
          <table:table-cell office:value-type="float" office:value="64" table:formula="of:=[.F12]^2" table:style-name="ce6">
            <text:p>64</text:p>
          </table:table-cell>
          <table:table-cell office:value-type="float" office:value="768" table:formula="of:=[.G12]*[.I12]" table:style-name="ce6">
            <text:p>768</text:p>
          </table:table-cell>
          <table:table-cell table:style-name="ce1"/>
          <table:table-cell office:value-type="float" office:value="6.5000000000000002E-2" table:style-name="ce6">
            <text:p>0,065</text:p>
          </table:table-cell>
          <table:table-cell office:value-type="float" office:value="8.32" table:formula="of:=[.L12]*[.$G$14]" table:style-name="ce6">
            <text:p>8,32</text:p>
          </table:table-cell>
          <table:table-cell office:value-type="float" office:value="1.6276923076923073" table:formula="of:=([.M12]-[.G12])^2/[.M12]" table:style-name="ce8">
            <text:p>1,63</text:p>
          </table:table-cell>
          <table:table-cell table:style-name="ce1">
            <draw:frame draw:z-index="2" draw:id="id6" draw:style-name="a6" draw:name="Gráfico 2" svg:x="0.34375in" svg:y="0.0833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float" office:value="9.1111420414258903E-2" table:formula="of:=RAND()" table:style-name="ce1">
            <text:p>0,09111142</text:p>
          </table:table-cell>
          <table:table-cell office:value-type="float" office:value="2.0040773463185668E-2" table:formula="of:=RAND()" table:style-name="ce1">
            <text:p>0,020040773</text:p>
          </table:table-cell>
          <table:table-cell office:value-type="float" office:value="0.27490000318692215" table:formula="of:=SQRT(-2*LN([.V12]))*SIN(RADIANS(360*[.W12]))" table:style-name="ce1">
            <text:p>0,274900003</text:p>
          </table:table-cell>
          <table:table-cell office:value-type="float" office:value="4" table:formula="of:=ROUND(SQRT([.$Z$1]*[.$Z$2]*(1-[.$Z$2]))*[.X12]+[.$Z$1]*[.$Z$2]-0.5;0)" table:style-name="ce1">
            <text:p>4</text:p>
          </table:table-cell>
          <table:table-cell office:value-type="float" office:value="4" table:formula="of:=IF([.Y12]&lt;0;0;[.Y12])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7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float" office:value="54" table:formula="of:=[.F13]*[.G13]" table:style-name="ce6">
            <text:p>54</text:p>
          </table:table-cell>
          <table:table-cell office:value-type="float" office:value="81" table:formula="of:=[.F13]^2" table:style-name="ce6">
            <text:p>81</text:p>
          </table:table-cell>
          <table:table-cell office:value-type="float" office:value="486" table:formula="of:=[.G13]*[.I13]" table:style-name="ce6">
            <text:p>486</text:p>
          </table:table-cell>
          <table:table-cell table:style-name="ce1"/>
          <table:table-cell office:value-type="float" office:value="3.5999999999999997E-2" table:style-name="ce6">
            <text:p>0,036</text:p>
          </table:table-cell>
          <table:table-cell office:value-type="float" office:value="4.6079999999999997" table:formula="of:=[.L13]*[.$G$14]" table:style-name="ce6">
            <text:p>4,608</text:p>
          </table:table-cell>
          <table:table-cell office:value-type="float" office:value="0.42050000000000026" table:formula="of:=([.M13]-[.G13])^2/[.M13]" table:style-name="ce8">
            <text:p>0,42</text:p>
          </table:table-cell>
          <table:table-cell table:number-columns-repeated="7" table:style-name="ce1"/>
          <table:table-cell office:value-type="float" office:value="0.42869322730716175" table:formula="of:=RAND()" table:style-name="ce1">
            <text:p>0,428693227</text:p>
          </table:table-cell>
          <table:table-cell office:value-type="float" office:value="0.27033249371343904" table:formula="of:=RAND()" table:style-name="ce1">
            <text:p>0,270332494</text:p>
          </table:table-cell>
          <table:table-cell office:value-type="float" office:value="1.2909413758297132" table:formula="of:=SQRT(-2*LN([.V13]))*SIN(RADIANS(360*[.W13]))" table:style-name="ce1">
            <text:p>1,290941376</text:p>
          </table:table-cell>
          <table:table-cell office:value-type="float" office:value="5" table:formula="of:=ROUND(SQRT([.$Z$1]*[.$Z$2]*(1-[.$Z$2]))*[.X13]+[.$Z$1]*[.$Z$2]-0.5;0)" table:style-name="ce1">
            <text:p>5</text:p>
          </table:table-cell>
          <table:table-cell office:value-type="float" office:value="5" table:formula="of:=IF([.Y13]&lt;0;0;[.Y13])" table:style-name="ce1">
            <text:p>5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128" table:formula="of:=SUM([.G4:.G13])" table:style-name="ce2">
            <text:p>128</text:p>
          </table:table-cell>
          <table:table-cell office:value-type="float" office:value="640" table:formula="of:=SUM([.H4:.H13])" table:style-name="ce1">
            <text:p>640</text:p>
          </table:table-cell>
          <table:table-cell table:style-name="ce1"/>
          <table:table-cell office:value-type="float" office:value="3824" table:formula="of:=SUM([.J4:.J13])" table:style-name="ce1">
            <text:p>3824</text:p>
          </table:table-cell>
          <table:table-cell table:number-columns-repeated="3" table:style-name="ce1"/>
          <table:table-cell office:value-type="float" office:value="10.475840303666251" table:formula="of:=SUM([.N4:.N13])" table:style-name="ce11">
            <text:p>10,48</text:p>
          </table:table-cell>
          <table:table-cell table:number-columns-repeated="7" table:style-name="ce1"/>
          <table:table-cell office:value-type="float" office:value="0.14159909060858422" table:formula="of:=RAND()" table:style-name="ce1">
            <text:p>0,141599091</text:p>
          </table:table-cell>
          <table:table-cell office:value-type="float" office:value="0.65624514191581929" table:formula="of:=RAND()" table:style-name="ce1">
            <text:p>0,656245142</text:p>
          </table:table-cell>
          <table:table-cell office:value-type="float" office:value="-1.6439883878522317" table:formula="of:=SQRT(-2*LN([.V14]))*SIN(RADIANS(360*[.W14]))" table:style-name="ce1">
            <text:p>-1,643988388</text:p>
          </table:table-cell>
          <table:table-cell office:value-type="float" office:value="1" table:formula="of:=ROUND(SQRT([.$Z$1]*[.$Z$2]*(1-[.$Z$2]))*[.X14]+[.$Z$1]*[.$Z$2]-0.5;0)" table:style-name="ce1">
            <text:p>1</text:p>
          </table:table-cell>
          <table:table-cell office:value-type="float" office:value="1" table:formula="of:=IF([.Y14]&lt;0;0;[.Y14])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" table:style-name="ce10">
            <text:p>1</text:p>
          </table:table-cell>
          <table:table-cell table:number-columns-repeated="16" table:style-name="ce1"/>
          <table:table-cell office:value-type="float" office:value="0.55175296041249466" table:formula="of:=RAND()" table:style-name="ce1">
            <text:p>0,55175296</text:p>
          </table:table-cell>
          <table:table-cell office:value-type="float" office:value="0.84516424759674302" table:formula="of:=RAND()" table:style-name="ce1">
            <text:p>0,845164248</text:p>
          </table:table-cell>
          <table:table-cell office:value-type="float" office:value="-0.90134359977099943" table:formula="of:=SQRT(-2*LN([.V15]))*SIN(RADIANS(360*[.W15]))" table:style-name="ce1">
            <text:p>-0,9013436</text:p>
          </table:table-cell>
          <table:table-cell office:value-type="float" office:value="2" table:formula="of:=ROUND(SQRT([.$Z$1]*[.$Z$2]*(1-[.$Z$2]))*[.X15]+[.$Z$1]*[.$Z$2]-0.5;0)" table:style-name="ce1">
            <text:p>2</text:p>
          </table:table-cell>
          <table:table-cell office:value-type="float" office:value="2" table:formula="of:=IF([.Y15]&lt;0;0;[.Y15])" table:style-name="ce1">
            <text:p>2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10">
            <text:p>7</text:p>
          </table:table-cell>
          <table:table-cell table:style-name="ce1"/>
          <table:table-cell office:value-type="string" table:style-name="ce2">
            <text:p>media</text:p>
          </table:table-cell>
          <table:table-cell office:value-type="float" office:value="5" table:formula="of:=[.H14]/[.C6]" table:style-name="ce2">
            <text:p>5</text:p>
          </table:table-cell>
          <table:table-cell table:number-columns-repeated="4" table:style-name="ce1"/>
          <table:table-cell office:value-type="string" table:style-name="ce1">
            <text:p>alfa</text:p>
          </table:table-cell>
          <table:table-cell office:value-type="float" office:value="0.05" table:style-name="ce1">
            <text:p>0,05</text:p>
          </table:table-cell>
          <table:table-cell table:number-columns-repeated="7" table:style-name="ce1"/>
          <table:table-cell office:value-type="float" office:value="0.48525731435040231" table:formula="of:=RAND()" table:style-name="ce1">
            <text:p>0,485257314</text:p>
          </table:table-cell>
          <table:table-cell office:value-type="float" office:value="9.1946562815914401E-2" table:formula="of:=RAND()" table:style-name="ce1">
            <text:p>0,091946563</text:p>
          </table:table-cell>
          <table:table-cell office:value-type="float" office:value="0.65673410390098863" table:formula="of:=SQRT(-2*LN([.V16]))*SIN(RADIANS(360*[.W16]))" table:style-name="ce1">
            <text:p>0,656734104</text:p>
          </table:table-cell>
          <table:table-cell office:value-type="float" office:value="5" table:formula="of:=ROUND(SQRT([.$Z$1]*[.$Z$2]*(1-[.$Z$2]))*[.X16]+[.$Z$1]*[.$Z$2]-0.5;0)" table:style-name="ce1">
            <text:p>5</text:p>
          </table:table-cell>
          <table:table-cell office:value-type="float" office:value="5" table:formula="of:=IF([.Y16]&lt;0;0;[.Y16])" table:style-name="ce1">
            <text:p>5</text:p>
          </table:table-cell>
          <table:table-cell table:number-columns-repeated="16358" table:style-name="ce1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style-name="ce1"/>
          <table:table-cell office:value-type="string" table:style-name="ce2">
            <text:p>varianza</text:p>
          </table:table-cell>
          <table:table-cell office:value-type="float" office:value="4.9133858267716537" table:formula="of:=([.J14]-[.C6]*[.H16]^2)/([.C6]-1)" table:style-name="ce12">
            <text:p>4,91</text:p>
          </table:table-cell>
          <table:table-cell table:number-columns-repeated="4" table:style-name="ce1"/>
          <table:table-cell office:value-type="string" table:style-name="ce1">
            <text:p>gl</text:p>
          </table:table-cell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float" office:value="0.86377711459392414" table:formula="of:=RAND()" table:style-name="ce1">
            <text:p>0,863777115</text:p>
          </table:table-cell>
          <table:table-cell office:value-type="float" office:value="0.15938320572833165" table:formula="of:=RAND()" table:style-name="ce1">
            <text:p>0,159383206</text:p>
          </table:table-cell>
          <table:table-cell office:value-type="float" office:value="0.4558102371304581" table:formula="of:=SQRT(-2*LN([.V17]))*SIN(RADIANS(360*[.W17]))" table:style-name="ce1">
            <text:p>0,455810237</text:p>
          </table:table-cell>
          <table:table-cell office:value-type="float" office:value="4" table:formula="of:=ROUND(SQRT([.$Z$1]*[.$Z$2]*(1-[.$Z$2]))*[.X17]+[.$Z$1]*[.$Z$2]-0.5;0)" table:style-name="ce1">
            <text:p>4</text:p>
          </table:table-cell>
          <table:table-cell office:value-type="float" office:value="4" table:formula="of:=IF([.Y17]&lt;0;0;[.Y17])" table:style-name="ce1">
            <text:p>4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style-name="ce1"/>
          <table:table-cell office:value-type="string" table:style-name="ce1">
            <text:p>desv est</text:p>
          </table:table-cell>
          <table:table-cell office:value-type="float" office:value="2.2166158500677682" table:formula="of:=SQRT([.H17])" table:style-name="ce13">
            <text:p>2,22</text:p>
          </table:table-cell>
          <table:table-cell table:number-columns-repeated="5" table:style-name="ce1"/>
          <table:table-cell office:value-type="float" office:value="15.507313055865453" table:formula="of:=LEGACY.CHIINV([.N16];[.N17])" table:style-name="ce14">
            <text:p>15,507</text:p>
          </table:table-cell>
          <table:table-cell table:number-columns-repeated="7" table:style-name="ce1"/>
          <table:table-cell office:value-type="float" office:value="0.60339188059902504" table:formula="of:=RAND()" table:style-name="ce1">
            <text:p>0,603391881</text:p>
          </table:table-cell>
          <table:table-cell office:value-type="float" office:value="0.27886275742690492" table:formula="of:=RAND()" table:style-name="ce1">
            <text:p>0,278862757</text:p>
          </table:table-cell>
          <table:table-cell office:value-type="float" office:value="0.98869125018677406" table:formula="of:=SQRT(-2*LN([.V18]))*SIN(RADIANS(360*[.W18]))" table:style-name="ce1">
            <text:p>0,98869125</text:p>
          </table:table-cell>
          <table:table-cell office:value-type="float" office:value="5" table:formula="of:=ROUND(SQRT([.$Z$1]*[.$Z$2]*(1-[.$Z$2]))*[.X18]+[.$Z$1]*[.$Z$2]-0.5;0)" table:style-name="ce1">
            <text:p>5</text:p>
          </table:table-cell>
          <table:table-cell office:value-type="float" office:value="5" table:formula="of:=IF([.Y18]&lt;0;0;[.Y18])" table:style-name="ce1">
            <text:p>5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" table:style-name="ce1"/>
          <table:table-cell office:value-type="float" office:value="2.0006401470595181E-2" table:formula="of:=RAND()" table:style-name="ce1">
            <text:p>0,020006401</text:p>
          </table:table-cell>
          <table:table-cell office:value-type="float" office:value="0.90769858765469225" table:formula="of:=RAND()" table:style-name="ce1">
            <text:p>0,907698588</text:p>
          </table:table-cell>
          <table:table-cell office:value-type="float" office:value="-1.5327179596560978" table:formula="of:=SQRT(-2*LN([.V19]))*SIN(RADIANS(360*[.W19]))" table:style-name="ce1">
            <text:p>-1,53271796</text:p>
          </table:table-cell>
          <table:table-cell office:value-type="float" office:value="1" table:formula="of:=ROUND(SQRT([.$Z$1]*[.$Z$2]*(1-[.$Z$2]))*[.X19]+[.$Z$1]*[.$Z$2]-0.5;0)" table:style-name="ce1">
            <text:p>1</text:p>
          </table:table-cell>
          <table:table-cell office:value-type="float" office:value="1" table:formula="of:=IF([.Y19]&lt;0;0;[.Y19])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3" table:style-name="ce1"/>
          <table:table-cell office:value-type="string" table:style-name="ce1">
            <text:p>ho</text:p>
          </table:table-cell>
          <table:table-cell office:value-type="string" table:style-name="ce1">
            <text:p>los datos siguen la dist binomial</text:p>
          </table:table-cell>
          <table:table-cell table:number-columns-repeated="11" table:style-name="ce1"/>
          <table:table-cell office:value-type="float" office:value="0.79708075914907195" table:formula="of:=RAND()" table:style-name="ce1">
            <text:p>0,797080759</text:p>
          </table:table-cell>
          <table:table-cell office:value-type="float" office:value="0.71943039638990769" table:formula="of:=RAND()" table:style-name="ce1">
            <text:p>0,719430396</text:p>
          </table:table-cell>
          <table:table-cell office:value-type="float" office:value="-0.66111186806914535" table:formula="of:=SQRT(-2*LN([.V20]))*SIN(RADIANS(360*[.W20]))" table:style-name="ce1">
            <text:p>-0,661111868</text:p>
          </table:table-cell>
          <table:table-cell office:value-type="float" office:value="2" table:formula="of:=ROUND(SQRT([.$Z$1]*[.$Z$2]*(1-[.$Z$2]))*[.X20]+[.$Z$1]*[.$Z$2]-0.5;0)" table:style-name="ce1">
            <text:p>2</text:p>
          </table:table-cell>
          <table:table-cell office:value-type="float" office:value="2" table:formula="of:=IF([.Y20]&lt;0;0;[.Y20])" table:style-name="ce1">
            <text:p>2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" table:style-name="ce1"/>
          <table:table-cell office:value-type="float" office:value="0.13658965437583781" table:formula="of:=RAND()" table:style-name="ce1">
            <text:p>0,136589654</text:p>
          </table:table-cell>
          <table:table-cell office:value-type="float" office:value="0.23634464339765371" table:formula="of:=RAND()" table:style-name="ce1">
            <text:p>0,236344643</text:p>
          </table:table-cell>
          <table:table-cell office:value-type="float" office:value="1.9880417149807814" table:formula="of:=SQRT(-2*LN([.V21]))*SIN(RADIANS(360*[.W21]))" table:style-name="ce1">
            <text:p>1,988041715</text:p>
          </table:table-cell>
          <table:table-cell office:value-type="float" office:value="7" table:formula="of:=ROUND(SQRT([.$Z$1]*[.$Z$2]*(1-[.$Z$2]))*[.X21]+[.$Z$1]*[.$Z$2]-0.5;0)" table:style-name="ce1">
            <text:p>7</text:p>
          </table:table-cell>
          <table:table-cell office:value-type="float" office:value="7" table:formula="of:=IF([.Y21]&lt;0;0;[.Y21])" table:style-name="ce1">
            <text:p>7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USER-2</meta:initial-creator>
    <dc:creator>USER-6</dc:creator>
    <meta:creation-date>2017-06-27T14:09:41Z</meta:creation-date>
    <dc:date>2017-07-04T14:56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146.2499212598425pt" svg:width="186.75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22 -2.9808720977665768E-2 -8.8337657901281785E-2 3.6833428844505134E-2 0.99619477459360894 7.8989047291029929E-2 8.5646950730104698E-2 -8.1898786474913679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BINOMIAL.$G$4:.$G$13" chart:class="chart:bar" chart:attached-axis="primary-y" chart:style-name="G0S0">
            <chart:data-point chart:repeated="10"/>
          </chart:series>
          <chart:series chart:values-cell-range-address="BINOMIAL.$M$4:.$M$13" chart:class="chart:bar" chart:attached-axis="primary-y" chart:style-name="G0S1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BINOMIAL.$Q$3:.$Q$9" chart:class="chart:bar" chart:attached-axis="primary-y" chart:style-name="G0S0">
            <chart:data-point chart:repeated="7"/>
          </chart:series>
          <chart:series chart:values-cell-range-address="BINOMIAL.$R$3:.$R$9" chart:class="chart:bar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values-cell-range-address="BINOMIAL.$G$4:.$G$13" chart:class="chart:line" chart:attached-axis="primary-y" chart:style-name="G0S0">
            <chart:data-point chart:repeated="10"/>
          </chart:series>
          <chart:series chart:values-cell-range-address="BINOMIAL.$M$4:.$M$13" chart:class="chart:line" chart:attached-axis="primary-y" chart:style-name="G0S1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values-cell-range-address="BINOMIAL.$Q$3:.$Q$9" chart:class="chart:line" chart:attached-axis="primary-y" chart:style-name="G0S0">
            <chart:data-point chart:repeated="7"/>
          </chart:series>
          <chart:series chart:values-cell-range-address="BINOMIAL.$R$3:.$R$9" chart:class="chart:line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area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values-cell-range-address="BINOMIAL.$Q$3:.$Q$9" chart:class="chart:area" chart:attached-axis="primary-y" chart:style-name="G0S0">
            <chart:data-point chart:repeated="7"/>
          </chart:series>
          <chart:series chart:values-cell-range-address="BINOMIAL.$R$3:.$R$9" chart:class="chart:area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146.2499212598425pt" svg:width="186.75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418648640660412 -2.2710201581516244E-2 -0.10524959377887205 2.9480141496750906E-2 0.99756411150720581 6.3219970659356445E-2 0.10355747922686309 -6.5955213417631275E-2 0.99243425894071868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BINOMIAL.$G$4:.$G$13" chart:class="chart:bar" chart:attached-axis="primary-y" chart:style-name="G0S0">
            <chart:data-point chart:repeated="10"/>
          </chart:series>
          <chart:series chart:values-cell-range-address="BINOMIAL.$M$4:.$M$13" chart:class="chart:bar" chart:attached-axis="primary-y" chart:style-name="G0S1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BINOMIAL.$Q$3:.$Q$9" chart:class="chart:bar" chart:attached-axis="primary-y" chart:style-name="G0S0">
            <chart:data-point chart:repeated="7"/>
          </chart:series>
          <chart:series chart:values-cell-range-address="BINOMIAL.$R$3:.$R$9" chart:class="chart:bar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